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872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2.2126in"/>
    </style:style>
    <style:style style:name="co7" style:family="table-column">
      <style:table-column-properties fo:break-before="auto" style:column-width="2.9902in"/>
    </style:style>
    <style:style style:name="co8" style:family="table-column">
      <style:table-column-properties fo:break-before="auto" style:column-width="1.0693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2.272in"/>
    </style:style>
    <style:style style:name="co16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778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6807in"/>
    </style:style>
    <style:style style:name="co19" style:family="table-column">
      <style:table-column-properties fo:break-before="auto" style:column-width="2.3335in"/>
    </style:style>
    <style:style style:name="co20" style:family="table-column">
      <style:table-column-properties fo:break-before="auto" style:column-width="1.7752in"/>
    </style:style>
    <style:style style:name="co21" style:family="table-column">
      <style:table-column-properties fo:break-before="auto" style:column-width="1.6043in"/>
    </style:style>
    <style:style style:name="co22" style:family="table-column">
      <style:table-column-properties fo:break-before="auto" style:column-width="0.3528in"/>
    </style:style>
    <style:style style:name="co23" style:family="table-column">
      <style:table-column-properties fo:break-before="auto" style:column-width="0.3764in"/>
    </style:style>
    <style:style style:name="co24" style:family="table-column">
      <style:table-column-properties fo:break-before="auto" style:column-width="0.2555in"/>
    </style:style>
    <style:style style:name="co25" style:family="table-column">
      <style:table-column-properties fo:break-before="auto" style:column-width="0.7055in"/>
    </style:style>
    <style:style style:name="co26" style:family="table-column">
      <style:table-column-properties fo:break-before="auto" style:column-width="1.3244in"/>
    </style:style>
    <style:style style:name="co27" style:family="table-column">
      <style:table-column-properties fo:break-before="auto" style:column-width="1.851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4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118in" fo:break-before="auto" style:use-optimal-row-height="true"/>
    </style:style>
    <style:style style:name="ro9" style:family="table-row">
      <style:table-row-properties style:row-height="0.2618in" fo:break-before="auto" style:use-optimal-row-height="true"/>
    </style:style>
    <style:style style:name="ro10" style:family="table-row">
      <style:table-row-properties style:row-height="0.2811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2898in" fo:break-before="auto" style:use-optimal-row-height="true"/>
    </style:style>
    <style:style style:name="ro30" style:family="table-row">
      <style:table-row-properties style:row-height="5.302in" fo:break-before="auto" style:use-optimal-row-height="false"/>
    </style:style>
    <style:style style:name="ro15" style:family="table-row">
      <style:table-row-properties style:row-height="0.1799in" fo:break-before="auto" style:use-optimal-row-height="false"/>
    </style:style>
    <style:style style:name="ro19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3854in" fo:break-before="auto" style:use-optimal-row-height="false"/>
    </style:style>
    <style:style style:name="ro21" style:family="table-row">
      <style:table-row-properties style:row-height="1.3543in" fo:break-before="auto" style:use-optimal-row-height="false"/>
    </style:style>
    <style:style style:name="ro22" style:family="table-row">
      <style:table-row-properties style:row-height="0.4063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1.2083in" fo:break-before="auto" style:use-optimal-row-height="false"/>
    </style:style>
    <style:style style:name="ro25" style:family="table-row">
      <style:table-row-properties style:row-height="0.3646in" fo:break-before="auto" style:use-optimal-row-height="false"/>
    </style:style>
    <style:style style:name="ro26" style:family="table-row">
      <style:table-row-properties style:row-height="0.1772in" fo:break-before="auto" style:use-optimal-row-height="fals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0.1957in" fo:break-before="auto" style:use-optimal-row-height="false"/>
    </style:style>
    <style:style style:name="ro29" style:family="table-row">
      <style:table-row-properties style:row-height="0.2398in" fo:break-before="auto" style:use-optimal-row-height="false"/>
    </style:style>
    <style:style style:name="ro31" style:family="table-row">
      <style:table-row-properties style:row-height="0.5102in" fo:break-before="auto" style:use-optimal-row-height="false"/>
    </style:style>
    <style:style style:name="ro32" style:family="table-row">
      <style:table-row-properties style:row-height="1.1563in" fo:break-before="auto" style:use-optimal-row-height="false"/>
    </style:style>
    <style:style style:name="ro33" style:family="table-row">
      <style:table-row-properties style:row-height="0.178in" fo:break-before="auto" style:use-optimal-row-height="false"/>
    </style:style>
    <style:style style:name="ro34" style:family="table-row">
      <style:table-row-properties style:row-height="0.197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4" style:family="table" style:master-page-name="PageStyle_5f_PCL_20_Summary">
      <style:table-properties table:display="true" style:writing-mode="lr-tb"/>
    </style:style>
    <style:style style:name="ta11" style:family="table" style:master-page-name="PageStyle_5f_Guideline">
      <style:table-properties table:display="true" style:writing-mode="lr-tb"/>
    </style:style>
    <style:style style:name="ta6" style:family="table" style:master-page-name="PageStyle_5f_Req_26_PCLTraceability">
      <style:table-properties table:display="true" style:writing-mode="lr-tb"/>
    </style:style>
    <style:style style:name="ta7" style:family="table" style:master-page-name="PageStyle_5f__3c_Case_20_Common_3e_PCL">
      <style:table-properties table:display="true" style:writing-mode="lr-tb"/>
    </style:style>
    <style:style style:name="ta8" style:family="table" style:master-page-name="PageStyle_5f__3c_Case_20_Connect_20_from_20_Meta_20_Web_3e__20_PCL">
      <style:table-properties table:display="true" style:writing-mode="lr-tb"/>
    </style:style>
    <style:style style:name="ta9" style:family="table" style:master-page-name="PageStyle_5f__3c_Case_20_Create_20__26__20_Update_20_Account_3e__20_PCL">
      <style:table-properties table:display="true" style:writing-mode="lr-tb"/>
    </style:style>
    <style:style style:name="ta10" style:family="table" style:master-page-name="PageStyle_5f__3c_Case_20_Connect_20_from_20_DLL_3e__20_PCL">
      <style:table-properties table:display="true" style:writing-mode="lr-tb"/>
    </style:style>
    <style:style style:name="ta12" style:family="table" style:master-page-name="PageStyle_5f__3c_Case_20_Hook_20_Create_20__26__20_Update_20_Account_3e__20_PCL">
      <style:table-properties table:display="true" style:writing-mode="lr-tb"/>
    </style:style>
    <style:style style:name="ta13" style:family="table" style:master-page-name="PageStyle_5f__3c_Case_20_Database_3e_PCL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PecaPC_5f_IntegrationTest_20_Spec_5f_v1.1">
      <style:table-cell-properties fo:background-color="#ffffff" style:cell-protect="none" style:print-content="true" style:diagonal-bl-tr="none" style:diagonal-tl-br="none" fo:border="none" fo:padding="0.028in" style:rotation-align="none"/>
      <style:text-properties style:text-position=""/>
    </style:style>
    <style:style style:name="ce10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position="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PecaPC_5f_IntegrationTest_20_Spec_5f_v1.1">
      <style:table-cell-properties fo:padding="0.028in"/>
      <style:text-properties style:text-position=""/>
    </style:style>
    <style:style style:name="ce12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text-position="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Normal_5f_PecaPC_5f_IntegrationTest_20_Spec_5f_v1.1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5" style:family="table-cell" style:parent-style-name="Normal_5f_PecaPC_5f_IntegrationTest_20_Spec_5f_v1.1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6pt solid #000000" style:direction="ltr" fo:padding="0.028in" fo:border-right="0.06pt solid #000000" style:rotation-angle="0" style:rotation-align="none" style:shrink-to-fit="false" fo:border-top="0.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6pt solid #000000" style:direction="ltr" fo:padding="0.028in" fo:border-right="0.06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no-wrap" fo:border-left="0.6pt solid #000000" style:direction="ltr" fo:padding="0.028in" fo:border-right="0.06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6pt solid #000000" style:rotation-angle="0" style:rotation-align="none" style:shrink-to-fit="false" fo:border-top="0.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PecaPC_5f_IntegrationTest_20_Spec_5f_v1.1">
      <style:table-cell-properties fo:background-color="#c0c0c0" style:cell-protect="none" style:print-content="true" style:diagonal-bl-tr="none" style:diagonal-tl-br="none" fo:border="none" fo:padding="0.028in" style:rotation-align="none"/>
      <style:text-properties style:text-position=""/>
    </style:style>
    <style:style style:name="ce20" style:family="table-cell" style:parent-style-name="Default" style:data-style-name="N123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6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28in" fo:border-right="0.6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none" style:direction="ltr" fo:padding="0.028in" fo:border-right="0.6pt solid #000000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Normal_5f_PecaPC_5f_IntegrationTest_20_Spec_5f_v1.1">
      <style:table-cell-properties fo:padding="0.028in"/>
      <style:text-properties fo:color="#0000ff" style:text-outline="false" style:text-line-through-style="none" style:text-position="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4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5" style:family="table-cell" style:parent-style-name="Normal_5f_PecaPC_5f_IntegrationTest_20_Spec_5f_v1.1">
      <style:table-cell-properties fo:background-color="#ffffff" fo:padding="0.028in"/>
      <style:text-properties style:text-position=""/>
    </style:style>
    <style:style style:name="ce6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position="" style:font-name="Tahoma" fo:font-size="24pt" fo:font-style="normal" fo:text-shadow="none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ce7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position="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8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position="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9" style:family="table-cell" style:parent-style-name="Normal_5f_PecaPC_5f_IntegrationTest_20_Spec_5f_v1.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text-position="" style:font-name="Tahoma" fo:font-size="15pt" fo:font-style="normal" fo:text-shadow="none" style:text-underline-style="none" fo:font-weight="normal" style:font-size-asian="15pt" style:font-style-asian="normal" style:font-weight-asian="normal" style:font-name-complex="Tahoma" style:font-size-complex="15pt" style:font-style-complex="normal" style:font-weight-complex="normal"/>
    </style:style>
    <style:style style:name="ce26" style:family="table-cell" style:parent-style-name="Default">
      <style:table-cell-properties fo:padding="0.028in"/>
      <style:text-properties style:text-position="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" style:family="table-cell" style:parent-style-name="Default" style:data-style-name="N37">
      <style:table-cell-properties style:glyph-orientation-vertical="0" fo:border-bottom="0.06pt solid #000000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0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1" style:family="table-cell" style:parent-style-name="Default">
      <style:table-cell-properties style:glyph-orientation-vertical="0" fo:border-bottom="0.2pt solid #000000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0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48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text-position="" style:font-name="Tahoma" fo:font-size="15pt" fo:font-style="normal" fo:text-shadow="none" style:text-underline-style="none" fo:font-weight="normal" style:font-size-asian="15pt" style:font-style-asian="normal" style:font-weight-asian="normal" style:font-name-complex="Tahoma" style:font-size-complex="15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fo:background-color="#ffcc99" style:diagonal-bl-tr="none" style:diagonal-tl-br="none" fo:border="0.2pt solid #000000" fo:padding="0.028in" style:rotation-align="non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Excel_5f_BuiltIn_5f_Hyperlink" style:data-style-name="N0">
      <style:table-cell-properties style:glyph-orientation-vertical="0" fo:border-bottom="0.2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7" style:family="table-cell" style:parent-style-name="Default">
      <style:table-cell-properties fo:background-color="#ffcc99" style:diagonal-bl-tr="none" style:diagonal-tl-br="none" fo:border="0.2pt solid #000000" fo:padding="0.028in" style:rotation-align="none"/>
      <style:text-properties fo:color="#003300" style:text-outline="false" style:text-line-through-style="none" style:text-position="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2pt solid #000000" fo:background-color="#ffcc99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Default">
      <style:table-cell-properties fo:background-color="#ccffcc" fo:padding="0.028in"/>
      <style:text-properties style:use-window-font-color="true" style:text-outline="false" style:text-line-through-style="none" style:text-position="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>
      <style:table-cell-properties fo:background-color="#c0c0c0" fo:padding="0.028in"/>
      <style:text-properties style:use-window-font-color="true" style:text-outline="false" style:text-line-through-style="none" style:text-position="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text-position="" style:font-name="Tahoma" fo:font-size="15pt" fo:font-style="normal" fo:text-shadow="none" style:text-underline-style="none" fo:font-weight="normal" style:font-size-asian="15pt" style:font-style-asian="normal" style:font-weight-asian="normal" style:font-name-complex="Tahoma" style:font-size-complex="15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c0c0c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Normal_5f_Template_5f_TestDesign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3300" style:text-outline="false" style:text-line-through-style="none" style:font-name="Tahoma" fo:font-size="15pt" fo:font-style="normal" fo:text-shadow="none" style:text-underline-style="none" fo:font-weight="normal" style:font-size-asian="15pt" style:font-style-asian="normal" style:font-weight-asian="normal" style:font-name-complex="Tahoma" style:font-size-complex="15pt" style:font-style-complex="normal" style:font-weight-complex="normal"/>
    </style:style>
    <style:style style:name="ce69" style:family="table-cell" style:parent-style-name="Normal_5f_Template_5f_TestDesign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Normal_5f_Template_5f_TestDesign">
      <style:table-cell-properties style:glyph-orientation-vertical="0" fo:border-bottom="0.2pt solid #000000" fo:background-color="#ffcc99" style:diagonal-bl-tr="none" style:diagonal-tl-br="none" style:text-align-source="fix" style:repeat-content="false" fo:wrap-option="wrap" fo:border-left="0.6pt solid #000000" style:direction="ltr" fo:padding="0.028in" fo:border-right="0.6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Template_5f_TestDesign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wrap" fo:border-left="0.6pt solid #000000" style:direction="ltr" fo:padding="0.028in" fo:border-right="0.6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72" style:family="table-cell" style:parent-style-name="Normal_5f_Template_5f_TestDesign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6pt solid #000000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73" style:family="table-cell" style:parent-style-name="Normal_5f_Template_5f_TestDesign">
      <style:table-cell-properties fo:background-color="#ffffff" fo:padding="0.028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Normal_5f_Template_5f_TestDesign">
      <style:table-cell-properties style:glyph-orientation-vertical="0" fo:border-bottom="0.2pt solid #000000" fo:background-color="#ffcc99" style:diagonal-bl-tr="none" style:diagonal-tl-br="none" style:text-align-source="fix" style:repeat-content="false" fo:wrap-option="wrap" fo:border-left="0.6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Normal_5f_Template_5f_TestDesign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wrap" fo:border-left="0.6pt solid #000000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76" style:family="table-cell" style:parent-style-name="Normal_5f_Template_5f_TestDesign">
      <style:table-cell-properties style:glyph-orientation-vertical="0" fo:border-bottom="0.2pt solid #000000" fo:background-color="#ffcc99" style:diagonal-bl-tr="none" style:diagonal-tl-br="none" style:text-align-source="fix" style:repeat-content="false" fo:wrap-option="wrap" fo:border-left="0.2pt solid #000000" style:direction="ltr" fo:padding="0.028in" fo:border-right="0.6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Template_5f_TestDesign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90" style:rotation-align="bottom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78" style:family="table-cell" style:parent-style-name="Normal_5f_Template_5f_TestDesign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79" style:family="table-cell" style:parent-style-name="Normal_5f_Template_5f_TestDesign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Template_5f_TestDesign">
      <style:table-cell-properties style:glyph-orientation-vertical="0" fo:border-bottom="0.6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5f_Template_5f_TestDesign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6pt solid #000000" style:rotation-angle="90" style:rotation-align="bottom" style:shrink-to-fit="false" fo:border-top="0.2pt solid #000000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82" style:family="table-cell" style:parent-style-name="Normal_5f_Template_5f_TestDesign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4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0.2pt solid #000000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double #000000" style:border-line-width-top="0.0008in 0.0016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1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1" style:family="table-cell" style:parent-style-name="Default">
      <style:table-cell-properties fo:padding="0.028in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none" style:direction="ltr" fo:padding="0.028in" fo:border-right="0.2pt solid #000000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90" style:rotation-align="bottom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24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24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2pt solid #000000" style:diagonal-bl-tr="none" style:diagonal-tl-br="none" fo:background-color="transparent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0.2pt solid #000000" style:diagonal-bl-tr="none" style:diagonal-tl-br="none" fo:background-color="transparent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9" style:family="table-cell" style:parent-style-name="Default">
      <style:table-cell-properties fo:border-bottom="0.2pt double #000000" style:border-line-width-bottom="0.0008in 0.0016in 0.0008in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order-bottom="0.2pt solid #000000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2pt double #000000" style:border-line-width-bottom="0.0008in 0.0016in 0.0008in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2pt solid #000000" style:diagonal-bl-tr="none" style:diagonal-tl-br="none" fo:background-color="transparent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7" style:family="table-cell" style:parent-style-name="Default">
      <style:table-cell-properties fo:border-bottom="0.2pt solid #000000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0.2pt solid #000000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2pt solid #000000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double #000000" style:border-line-width-top="0.0008in 0.0016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fo:color="#3c3c3c" style:text-outline="false" style:text-line-through-style="none" style:font-name="Arial" fo:font-size="10pt" fo:language="none" fo:country="none" fo:font-style="normal" fo:text-shadow="none" style:text-underline-style="none" fo:font-weight="normal" style:font-name-asian="Ubuntu" style:font-size-asian="10pt" style:language-asian="none" style:country-asian="none" style:font-style-asian="normal" style:font-weight-asian="normal" style:font-name-complex="Ubuntu" style:font-size-complex="10pt" style:language-complex="none" style:country-complex="none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24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 style:data-style-name="N100">
      <style:table-cell-properties fo:border-bottom="0.06pt solid #000000" style:diagonal-bl-tr="none" style:diagonal-tl-br="none" fo:border-left="0.2pt solid #000000" fo:padding="0.028in" fo:border-right="0.2pt solid #000000" style:rotation-align="none" fo:border-top="0.06pt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/>
    </style:style>
    <style:style style:name="gr2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text-autospace="none" style:line-break="normal" style:writing-mode="lr-tb"/>
      <style:text-properties fo:hyphenate="false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ff" style:text-outline="false" style:text-line-through-style="none" style:text-position="0% 100%" style:font-name="Tahoma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normal" style:font-name-complex="Tahom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text-position="0% 100%" style:font-name="ＭＳ Ｐゴシック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normal" style:font-name-complex="ＭＳ Ｐゴシック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○&quot;;&quot;&quot;)" table:allow-empty-cell="true" table:display-list="unsorted" table:base-cell-address="'Req&amp;PCLTraceability'.C6">
          <table:error-message table:message-type="stop" table:display="true"/>
        </table:content-validation>
        <table:content-validation table:name="val2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Common&gt;PCL'.V8">
          <table:error-message table:message-type="stop" table:display="true"/>
        </table:content-validation>
        <table:content-validation table:name="val3" table:condition="of:cell-content-is-in-list(&quot;N&quot;;&quot;A&quot;;&quot;B&quot;;&quot;E&quot;)" table:allow-empty-cell="true" table:display-list="unsorted" table:base-cell-address="'&lt;Case Common&gt;PCL'.V50">
          <table:error-message table:message-type="stop" table:display="true"/>
        </table:content-validation>
        <table:content-validation table:name="val4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Connect from Meta Web&gt; PCL'.V8">
          <table:error-message table:message-type="stop" table:display="true"/>
        </table:content-validation>
        <table:content-validation table:name="val5" table:condition="of:cell-content-is-in-list(&quot;N&quot;;&quot;A&quot;;&quot;B&quot;;&quot;E&quot;)" table:allow-empty-cell="true" table:display-list="unsorted" table:base-cell-address="'&lt;Case Connect from Meta Web&gt; PCL'.V54">
          <table:error-message table:message-type="stop" table:display="true"/>
        </table:content-validation>
        <table:content-validation table:name="val6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Create &amp; Update Account&gt; PCL'.V8">
          <table:error-message table:message-type="stop" table:display="true"/>
        </table:content-validation>
        <table:content-validation table:name="val7" table:condition="of:cell-content-is-in-list(&quot;N&quot;;&quot;A&quot;;&quot;B&quot;;&quot;E&quot;)" table:allow-empty-cell="true" table:display-list="unsorted" table:base-cell-address="'&lt;Case Create &amp; Update Account&gt; PCL'.V71">
          <table:error-message table:message-type="stop" table:display="true"/>
        </table:content-validation>
        <table:content-validation table:name="val8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Connect from DLL&gt; PCL'.V8">
          <table:error-message table:message-type="stop" table:display="true"/>
        </table:content-validation>
        <table:content-validation table:name="val9" table:condition="of:cell-content-is-in-list(&quot;N&quot;;&quot;A&quot;;&quot;B&quot;;&quot;E&quot;)" table:allow-empty-cell="true" table:display-list="unsorted" table:base-cell-address="'&lt;Case Connect from DLL&gt; PCL'.V50">
          <table:error-message table:message-type="stop" table:display="true"/>
        </table:content-validation>
        <table:content-validation table:name="val10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Hook Create &amp; Update Account&gt; PCL'.V8">
          <table:error-message table:message-type="stop" table:display="true"/>
        </table:content-validation>
        <table:content-validation table:name="val11" table:condition="of:cell-content-is-in-list(&quot;N&quot;;&quot;A&quot;;&quot;B&quot;;&quot;E&quot;)" table:allow-empty-cell="true" table:display-list="unsorted" table:base-cell-address="'&lt;Case Hook Create &amp; Update Account&gt; PCL'.V71">
          <table:error-message table:message-type="stop" table:display="true"/>
        </table:content-validation>
        <table:content-validation table:name="val12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&lt;Case Database&gt;PCL'.V8">
          <table:error-message table:message-type="stop" table:display="true"/>
        </table:content-validation>
        <table:content-validation table:name="val13" table:condition="of:cell-content-is-in-list(&quot;N&quot;;&quot;A&quot;;&quot;B&quot;;&quot;E&quot;)" table:allow-empty-cell="true" table:display-list="unsorted" table:base-cell-address="'&lt;Case Database&gt;PCL'.V43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9" table:default-cell-style-name="ce11"/>
        <table:table-column table:style-name="co3" table:default-cell-style-name="ce11"/>
        <table:table-column table:style-name="co2" table:number-columns-repeated="244" table:default-cell-style-name="ce11"/>
        <table:table-column table:style-name="co4" table:number-columns-repeated="769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 table:number-rows-repeated="3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4"/>
          <table:table-cell/>
          <table:table-cell table:style-name="ce5" table:number-columns-repeated="3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3" office:value-type="string" table:number-columns-spanned="11" table:number-rows-spanned="1">
            <text:p>Planex Vietnam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5" table:number-columns-repeated="3"/>
          <table:table-cell/>
          <table:table-cell table:style-name="ce1"/>
          <table:table-cell table:number-columns-repeated="1014"/>
        </table:table-row>
        <table:table-row table:style-name="ro1" table:number-rows-repeated="2">
          <table:table-cell table:style-name="ce4"/>
          <table:table-cell table:style-name="ce15" table:number-columns-repeated="9"/>
          <table:table-cell table:number-columns-repeated="1014"/>
        </table:table-row>
        <table:table-row table:style-name="ro1">
          <table:table-cell table:style-name="ce5" table:number-columns-repeated="1024"/>
        </table:table-row>
        <table:table-row table:style-name="ro3">
          <table:table-cell table:style-name="ce6" office:value-type="string" table:number-columns-spanned="11" table:number-rows-spanned="1">
            <text:p>[MTBridge]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7" table:number-columns-spanned="11" table:number-rows-spanned="1"/>
          <table:covered-table-cell table:number-columns-repeated="10" table:style-name="ce7"/>
          <table:table-cell table:number-columns-repeated="1013"/>
        </table:table-row>
        <table:table-row table:style-name="ro4">
          <table:table-cell table:style-name="ce8" office:value-type="string" table:number-columns-spanned="11" table:number-rows-spanned="1">
            <text:p>[Unit Test Case]</text:p>
          </table:table-cell>
          <table:covered-table-cell table:number-columns-repeated="10" table:style-name="ce8"/>
          <table:table-cell table:number-columns-repeated="1013"/>
        </table:table-row>
        <table:table-row table:style-name="ro5">
          <table:table-cell table:style-name="ce9" office:value-type="string" table:number-columns-spanned="11" table:number-rows-spanned="1">
            <text:p>Project Code: MTBridge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9" office:value-type="string" table:number-columns-spanned="11" table:number-rows-spanned="1">
            <text:p>Document Code: Account_PCL– v1.0</text:p>
          </table:table-cell>
          <table:covered-table-cell table:number-columns-repeated="10" table:style-name="ce9"/>
          <table:table-cell table:number-columns-repeated="1013"/>
        </table:table-row>
        <table:table-row table:style-name="ro7">
          <table:table-cell table:style-name="ce10" table:number-columns-spanned="10" table:number-rows-spanned="1"/>
          <table:covered-table-cell table:number-columns-repeated="9" table:style-name="ce10"/>
          <table:table-cell table:number-columns-repeated="1014"/>
        </table:table-row>
        <table:table-row table:style-name="ro1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6" office:value-type="string" table:number-columns-spanned="3" table:number-rows-spanned="1">
            <text:p>Creator(s)</text:p>
          </table:table-cell>
          <table:covered-table-cell table:number-columns-repeated="2" table:style-name="ce16"/>
          <table:table-cell table:style-name="ce19" office:value-type="string" table:number-columns-spanned="6" table:number-rows-spanned="1">
            <text:p>chu.anh.tuan</text:p>
          </table:table-cell>
          <table:covered-table-cell table:number-columns-repeated="5" table:style-name="ce19"/>
          <table:table-cell table:number-columns-repeated="1014"/>
        </table:table-row>
        <table:table-row table:style-name="ro1">
          <table:table-cell table:style-name="ce1"/>
          <table:table-cell table:style-name="ce17" office:value-type="string" table:number-columns-spanned="3" table:number-rows-spanned="1">
            <text:p>Creation date</text:p>
          </table:table-cell>
          <table:covered-table-cell table:number-columns-repeated="2" table:style-name="ce17"/>
          <table:table-cell table:style-name="ce20" office:value-type="date" office:date-value="2011-01-25" table:number-columns-spanned="6" table:number-rows-spanned="1">
            <text:p>25-Jan-11</text:p>
          </table:table-cell>
          <table:covered-table-cell table:number-columns-repeated="5" table:style-name="ce20"/>
          <table:table-cell table:number-columns-repeated="1014"/>
        </table:table-row>
        <table:table-row table:style-name="ro1">
          <table:table-cell table:style-name="ce1"/>
          <table:table-cell table:style-name="ce17" office:value-type="string" table:number-columns-spanned="3" table:number-rows-spanned="1">
            <text:p>Reviewer(s)</text:p>
          </table:table-cell>
          <table:covered-table-cell table:number-columns-repeated="2" table:style-name="ce17"/>
          <table:table-cell table:style-name="ce21" table:number-columns-spanned="6" table:number-rows-spanned="1"/>
          <table:covered-table-cell table:number-columns-repeated="5" table:style-name="ce21"/>
          <table:table-cell table:number-columns-repeated="1014"/>
        </table:table-row>
        <table:table-row table:style-name="ro1">
          <table:table-cell/>
          <table:table-cell table:style-name="ce18" office:value-type="string" table:number-columns-spanned="3" table:number-rows-spanned="1">
            <text:p>Review date</text:p>
          </table:table-cell>
          <table:covered-table-cell table:number-columns-repeated="2" table:style-name="ce18"/>
          <table:table-cell table:style-name="ce22" table:number-columns-spanned="6" table:number-rows-spanned="1"/>
          <table:covered-table-cell table:number-columns-repeated="5" table:style-name="ce22"/>
          <table:table-cell table:number-columns-repeated="1014"/>
        </table:table-row>
        <table:table-row table:style-name="ro6">
          <table:table-cell table:style-name="ce4" table:number-columns-spanned="10" table:number-rows-spanned="1"/>
          <table:covered-table-cell table:number-columns-repeated="9" table:style-name="ce4"/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8">
          <table:table-cell table:style-name="ce12" table:number-columns-spanned="10" table:number-rows-spanned="1"/>
          <table:covered-table-cell table:number-columns-repeated="9" table:style-name="ce12"/>
          <table:table-cell table:style-name="ce23"/>
          <table:table-cell table:style-name="ce24" table:number-columns-repeated="1013"/>
        </table:table-row>
        <table:table-row table:style-name="ro1">
          <table:table-cell table:style-name="ce13" table:number-columns-repeated="11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 table:number-columns-spanned="11" table:number-rows-spanned="1">
            <text:p>Ha Noi, [2011.01.25] / [2011.01.25]</text:p>
          </table:table-cell>
          <table:covered-table-cell table:number-columns-repeated="10" table:style-name="ce12"/>
          <table:table-cell table:style-name="ce24" table:number-columns-repeated="1013"/>
        </table:table-row>
        <table:table-row table:style-name="ro1">
          <table:table-cell table:style-name="ce14" table:number-columns-repeated="11"/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rd of changes" table:style-name="ta2">
        <table:table-column table:style-name="co5" table:default-cell-style-name="ce26"/>
        <table:table-column table:style-name="co6" table:default-cell-style-name="ce26"/>
        <table:table-column table:style-name="co4" table:default-cell-style-name="Default"/>
        <table:table-column table:style-name="co7" table:default-cell-style-name="ce26"/>
        <table:table-column table:style-name="co8" table:default-cell-style-name="ce26"/>
        <table:table-column table:style-name="co4" table:number-columns-repeated="1019" table:default-cell-style-name="Default"/>
        <table:table-row table:style-name="ro9">
          <table:table-cell table:style-name="ce25" office:value-type="string" table:number-columns-spanned="5" table:number-rows-spanned="1">
            <text:p>RECORD OF CHANGE</text:p>
          </table:table-cell>
          <table:covered-table-cell table:number-columns-repeated="4" table:style-name="ce2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>
            <text:p>*A - Added M - Modified D - Deleted</text:p>
          </table:table-cell>
          <table:table-cell table:number-columns-repeated="1023"/>
        </table:table-row>
        <table:table-row table:style-name="ro10">
          <table:table-cell table:style-name="ce28" office:value-type="string">
            <text:p>Effective Date</text:p>
          </table:table-cell>
          <table:table-cell table:style-name="ce28" office:value-type="string">
            <text:p>Changed Items</text:p>
          </table:table-cell>
          <table:table-cell table:style-name="ce28" office:value-type="string">
            <text:p>A, M, D *</text:p>
          </table:table-cell>
          <table:table-cell table:style-name="ce28" office:value-type="string">
            <text:p>Change Description</text:p>
          </table:table-cell>
          <table:table-cell table:style-name="ce28" office:value-type="string">
            <text:p>New Version</text:p>
          </table:table-cell>
          <table:table-cell table:number-columns-repeated="1019"/>
        </table:table-row>
        <table:table-row table:style-name="ro1">
          <table:table-cell table:style-name="ce29" office:value-type="date" office:date-value="2011-01-25">
            <text:p>01/25/11</text:p>
          </table:table-cell>
          <table:table-cell table:style-name="ce32" office:value-type="string">
            <text:p>All sheet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Update affter review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1" table:number-rows-repeated="5">
          <table:table-cell table:style-name="ce30" table:number-columns-repeated="5"/>
          <table:table-cell table:number-columns-repeated="1019"/>
        </table:table-row>
        <table:table-row table:style-name="ro1">
          <table:table-cell table:style-name="ce31" table:number-columns-repeated="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&amp;PCLTraceability" table:style-name="ta6">
        <table:table-column table:style-name="co20" table:default-cell-style-name="ce73"/>
        <table:table-column table:style-name="co21" table:default-cell-style-name="ce73"/>
        <table:table-column table:style-name="co22" table:number-columns-repeated="13" table:default-cell-style-name="ce73"/>
        <table:table-column table:style-name="co23" table:default-cell-style-name="ce73"/>
        <table:table-column table:style-name="co13" table:number-columns-repeated="241" table:default-cell-style-name="ce73"/>
        <table:table-column table:style-name="co13" table:number-columns-repeated="767" table:default-cell-style-name="Default"/>
        <table:table-row table:style-name="ro15">
          <table:table-cell table:style-name="ce68" office:value-type="string" table:number-columns-spanned="16" table:number-rows-spanned="2">
            <text:p>REQUIREMENT AND PCL TRACEABILTIY CHECKLIST</text:p>
          </table:table-cell>
          <table:covered-table-cell table:number-columns-repeated="15" table:style-name="ce68"/>
          <table:table-cell table:style-name="ce69" table:number-columns-repeated="1008"/>
        </table:table-row>
        <table:table-row table:style-name="ro19">
          <table:covered-table-cell table:number-columns-repeated="16" table:style-name="ce68"/>
          <table:table-cell table:style-name="ce69" table:number-columns-repeated="1008"/>
        </table:table-row>
        <table:table-row table:style-name="ro19">
          <table:table-cell table:style-name="ce69" table:number-columns-repeated="1024"/>
        </table:table-row>
        <table:table-row table:style-name="ro20">
          <table:table-cell table:style-name="ce70" office:value-type="string" table:number-columns-spanned="1" table:number-rows-spanned="2">
            <text:p>Requirement Code</text:p>
          </table:table-cell>
          <table:table-cell table:style-name="ce74" office:value-type="string" table:number-columns-spanned="1" table:number-rows-spanned="2">
            <text:p>Title of Requirement</text:p>
          </table:table-cell>
          <table:table-cell table:style-name="ce76" office:value-type="string" table:number-columns-spanned="14" table:number-rows-spanned="1">
            <text:p>PCL sheet name</text:p>
          </table:table-cell>
          <table:covered-table-cell table:number-columns-repeated="13" table:style-name="ce76"/>
          <table:table-cell table:style-name="ce69" table:number-columns-repeated="1008"/>
        </table:table-row>
        <table:table-row table:style-name="ro21">
          <table:covered-table-cell table:style-name="ce70"/>
          <table:covered-table-cell table:style-name="ce74"/>
          <table:table-cell table:style-name="ce77" office:value-type="string">
            <text:p>PCL Sheet 1</text:p>
          </table:table-cell>
          <table:table-cell table:style-name="ce77" office:value-type="string">
            <text:p>PCL Sheet 2</text:p>
          </table:table-cell>
          <table:table-cell table:style-name="ce77" office:value-type="string">
            <text:p>PCL Sheet 3</text:p>
          </table:table-cell>
          <table:table-cell table:style-name="ce77" office:value-type="string">
            <text:p>PCL Sheet 4</text:p>
          </table:table-cell>
          <table:table-cell table:style-name="ce77" office:value-type="string">
            <text:p>PCL Sheet 5</text:p>
          </table:table-cell>
          <table:table-cell table:style-name="ce77" office:value-type="string">
            <text:p>PCL Sheet 6</text:p>
          </table:table-cell>
          <table:table-cell table:style-name="ce77" office:value-type="string">
            <text:p>PCL Sheet 7</text:p>
          </table:table-cell>
          <table:table-cell table:style-name="ce77" office:value-type="string">
            <text:p>PCL Sheet 8</text:p>
          </table:table-cell>
          <table:table-cell table:style-name="ce77" office:value-type="string">
            <text:p>PCL Sheet 9</text:p>
          </table:table-cell>
          <table:table-cell table:style-name="ce77" office:value-type="string">
            <text:p>PCL Sheet 10</text:p>
          </table:table-cell>
          <table:table-cell table:style-name="ce77" table:number-columns-repeated="3"/>
          <table:table-cell table:style-name="ce81" office:value-type="string">
            <text:p>Continue, if needed</text:p>
          </table:table-cell>
          <table:table-cell table:style-name="ce69" table:number-columns-repeated="1008"/>
        </table:table-row>
        <table:table-row table:style-name="ro22">
          <table:table-cell table:style-name="ce71" office:value-type="string">
            <text:p>Requirement Code 1</text:p>
          </table:table-cell>
          <table:table-cell table:style-name="ce75" office:value-type="string">
            <text:p>Requirement 1.1</text:p>
          </table:table-cell>
          <table:table-cell table:style-name="ce78" table:content-validation-name="val1" office:value-type="string">
            <text:p>○</text:p>
          </table:table-cell>
          <table:table-cell table:style-name="ce78" table:content-validation-name="val1"/>
          <table:table-cell table:style-name="ce79" table:content-validation-name="val1" table:number-columns-repeated="7"/>
          <table:table-cell table:style-name="ce79" table:content-validation-name="val1">
            <draw:custom-shape table:end-cell-address="'Req&amp;PCLTraceability'.L6" table:end-x="0.1146in" table:end-y="0.2283in" draw:z-index="0" draw:name="Text Box 13" draw:style-name="gr1" draw:text-style-name="P1" svg:width="0.0894in" svg:height="0.2283in" svg:x="0.0256in" svg:y="0in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9" table:content-validation-name="val1" table:number-columns-repeated="4"/>
          <table:table-cell table:style-name="ce69" table:number-columns-repeated="1008"/>
        </table:table-row>
        <table:table-row table:style-name="ro22">
          <table:table-cell table:style-name="ce71"/>
          <table:table-cell table:style-name="ce75" office:value-type="string">
            <text:p>Requirement 1.2</text:p>
          </table:table-cell>
          <table:table-cell table:style-name="ce79" table:content-validation-name="val1" table:number-columns-repeated="14"/>
          <table:table-cell table:style-name="ce69" table:number-columns-repeated="1008"/>
        </table:table-row>
        <table:table-row table:style-name="ro22">
          <table:table-cell table:style-name="ce71" office:value-type="string">
            <text:p>Requirement Code 2</text:p>
          </table:table-cell>
          <table:table-cell table:style-name="ce75" office:value-type="string">
            <text:p>Requirement 2.1</text:p>
          </table:table-cell>
          <table:table-cell table:style-name="ce79" table:content-validation-name="val1"/>
          <table:table-cell table:style-name="ce79" table:content-validation-name="val1" office:value-type="string">
            <text:p>○</text:p>
          </table:table-cell>
          <table:table-cell table:style-name="ce79" table:content-validation-name="val1" table:number-columns-repeated="12"/>
          <table:table-cell table:style-name="ce69" table:number-columns-repeated="1008"/>
        </table:table-row>
        <table:table-row table:style-name="ro22">
          <table:table-cell table:style-name="ce71"/>
          <table:table-cell table:style-name="ce75" office:value-type="string">
            <text:p>Requirement 2.2</text:p>
          </table:table-cell>
          <table:table-cell table:style-name="ce79" table:content-validation-name="val1" table:number-columns-repeated="14"/>
          <table:table-cell table:style-name="ce82" table:number-columns-repeated="1008"/>
        </table:table-row>
        <table:table-row table:style-name="ro22">
          <table:table-cell table:style-name="ce71"/>
          <table:table-cell table:style-name="ce75" office:value-type="string">
            <text:p>Requirement 2.3</text:p>
          </table:table-cell>
          <table:table-cell table:style-name="ce79" table:content-validation-name="val1" table:number-columns-repeated="14"/>
          <table:table-cell table:style-name="ce82" table:number-columns-repeated="1008"/>
        </table:table-row>
        <table:table-row table:style-name="ro22">
          <table:table-cell table:style-name="ce71" office:value-type="string">
            <text:p>Requirement Code 3</text:p>
          </table:table-cell>
          <table:table-cell table:style-name="ce75" office:value-type="string">
            <text:p>Requirement 3</text:p>
          </table:table-cell>
          <table:table-cell table:style-name="ce79" table:content-validation-name="val1" table:number-columns-repeated="14"/>
          <table:table-cell table:style-name="ce82" table:number-columns-repeated="1008"/>
        </table:table-row>
        <table:table-row table:style-name="ro22">
          <table:table-cell table:style-name="ce71"/>
          <table:table-cell table:style-name="ce75"/>
          <table:table-cell table:style-name="ce79" table:content-validation-name="val1" table:number-columns-repeated="7"/>
          <table:table-cell table:style-name="ce79" table:content-validation-name="val1">
            <office:annotation office:display="true" draw:style-name="gr2" draw:text-style-name="P3" svg:width="2.0878in" svg:height="3.6039in" svg:x="7.1752in" svg:y="2.3606in" draw:caption-point-x="-0.978in" draw:caption-point-y="2.3571in">
              <dc:date>2013-11-21T00:00:00</dc:date>
              <text:p text:style-name="P2"><text:span text:style-name="T1">Tick "</text:span><text:span text:style-name="T2">〇</text:span><text:span text:style-name="T1">" <text:s/>in the cellcrosses the requirement j and the test case i if the test case i maps with the requirement j</text:span></text:p>
              <text:p text:style-name="P2"><text:span text:style-name="T1"/></text:p>
            </office:annotation>
          </table:table-cell>
          <table:table-cell table:style-name="ce78" table:content-validation-name="val1"/>
          <table:table-cell table:style-name="ce79" table:content-validation-name="val1" table:number-columns-repeated="5"/>
          <table:table-cell table:style-name="ce82" table:number-columns-repeated="1008"/>
        </table:table-row>
        <table:table-row table:style-name="ro22" table:number-rows-repeated="2">
          <table:table-cell table:style-name="ce71"/>
          <table:table-cell table:style-name="ce75"/>
          <table:table-cell table:style-name="ce79" table:content-validation-name="val1" table:number-columns-repeated="14"/>
          <table:table-cell table:style-name="ce82" table:number-columns-repeated="1008"/>
        </table:table-row>
        <table:table-row table:style-name="ro22">
          <table:table-cell table:number-columns-repeated="2" table:style-name="ce72" office:value-type="string">
            <text:p>Continue, if needed</text:p>
          </table:table-cell>
          <table:table-cell table:style-name="ce80" table:content-validation-name="val1" table:number-columns-repeated="14"/>
          <table:table-cell table:style-name="ce82" table:number-columns-repeated="100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L Summary" table:style-name="ta4"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4" table:default-cell-style-name="ce48"/>
        <table:table-column table:style-name="co13" table:default-cell-style-name="ce48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2" table:number-columns-repeated="249" table:default-cell-style-name="ce48"/>
        <table:table-column table:style-name="co2" table:number-columns-repeated="767" table:default-cell-style-name="Default"/>
        <table:table-row table:style-name="ro16">
          <table:table-cell table:number-columns-repeated="1024"/>
        </table:table-row>
        <table:table-row table:style-name="ro9">
          <table:table-cell table:style-name="ce49" office:value-type="string" table:number-columns-spanned="8" table:number-rows-spanned="1">
            <text:p>TEST CASE SUMMARY</text:p>
          </table:table-cell>
          <table:covered-table-cell table:number-columns-repeated="7" table:style-name="ce4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0"/>
          <table:table-cell table:number-columns-repeated="1023"/>
        </table:table-row>
        <table:table-row table:style-name="ro17">
          <table:table-cell table:style-name="ce28" office:value-type="string" table:number-columns-spanned="1" table:number-rows-spanned="2">
            <text:p>No.</text:p>
          </table:table-cell>
          <table:table-cell table:style-name="ce28" office:value-type="string" table:number-columns-spanned="1" table:number-rows-spanned="2">
            <text:p>Sheet name</text:p>
          </table:table-cell>
          <table:table-cell table:style-name="ce28" office:value-type="string" table:number-columns-spanned="5" table:number-rows-spanned="1">
            <text:p>Number of Test case</text:p>
          </table:table-cell>
          <table:covered-table-cell table:number-columns-repeated="4" table:style-name="ce28"/>
          <table:table-cell table:style-name="ce28" office:value-type="string" table:number-columns-spanned="1" table:number-rows-spanned="2">
            <text:p>Note</text:p>
          </table:table-cell>
          <table:table-cell table:number-columns-repeated="1016"/>
        </table:table-row>
        <table:table-row table:style-name="ro17">
          <table:covered-table-cell table:number-columns-repeated="2" table:style-name="ce28"/>
          <table:table-cell table:style-name="ce28" office:value-type="string">
            <text:p>N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B</text:p>
          </table:table-cell>
          <table:table-cell table:style-name="ce59" office:value-type="string">
            <text:p>E</text:p>
          </table:table-cell>
          <table:table-cell table:style-name="ce28" office:value-type="string">
            <text:p>Sum</text:p>
          </table:table-cell>
          <table:covered-table-cell table:style-name="ce28"/>
          <table:table-cell table:number-columns-repeated="1016"/>
        </table:table-row>
        <table:table-row table:style-name="ro18">
          <table:table-cell table:style-name="ce51" office:value-type="float" office:value="1">
            <text:p>1</text:p>
          </table:table-cell>
          <table:table-cell table:style-name="ce53" office:value-type="string">
            <text:p>&lt;Case...&gt;PCL (1)</text:p>
          </table:table-cell>
          <table:table-cell table:style-name="ce58" table:formula="of:=&quot;$#REF!.S79&quot;" office:value-type="string" office:string-value="$#REF!.S79">
            <text:p>$#REF!.S79</text:p>
          </table:table-cell>
          <table:table-cell table:style-name="ce60" table:formula="of:=&quot;$#REF!.S80&quot;" office:value-type="string" office:string-value="$#REF!.S80">
            <text:p>$#REF!.S80</text:p>
          </table:table-cell>
          <table:table-cell table:style-name="ce60" table:formula="of:=&quot;$#REF!.S81&quot;" office:value-type="string" office:string-value="$#REF!.S81">
            <text:p>$#REF!.S81</text:p>
          </table:table-cell>
          <table:table-cell table:style-name="ce60" table:formula="of:=&quot;$#REF!.S82&quot;" office:value-type="string" office:string-value="$#REF!.S82">
            <text:p>$#REF!.S82</text:p>
          </table:table-cell>
          <table:table-cell table:style-name="ce60" table:formula="of:=SUM([.C7:.F7])" office:value-type="float" office:value="0">
            <text:p>0</text:p>
          </table:table-cell>
          <table:table-cell table:style-name="ce61"/>
          <table:table-cell table:number-columns-repeated="1016"/>
        </table:table-row>
        <table:table-row table:style-name="ro18">
          <table:table-cell table:style-name="ce51" office:value-type="float" office:value="2">
            <text:p>2</text:p>
          </table:table-cell>
          <table:table-cell table:style-name="ce53" office:value-type="string">
            <text:p>&lt;Case...&gt;PCL (2)</text:p>
          </table:table-cell>
          <table:table-cell table:style-name="ce58" table:formula="of:=&quot;$#REF!.S58&quot;" office:value-type="string" office:string-value="$#REF!.S58">
            <text:p>$#REF!.S58</text:p>
          </table:table-cell>
          <table:table-cell table:style-name="ce60" table:formula="of:=&quot;$#REF!.S59&quot;" office:value-type="string" office:string-value="$#REF!.S59">
            <text:p>$#REF!.S59</text:p>
          </table:table-cell>
          <table:table-cell table:style-name="ce60" table:formula="of:=&quot;$#REF!.S60&quot;" office:value-type="string" office:string-value="$#REF!.S60">
            <text:p>$#REF!.S60</text:p>
          </table:table-cell>
          <table:table-cell table:style-name="ce60" table:formula="of:=&quot;$#REF!.S61&quot;" office:value-type="string" office:string-value="$#REF!.S61">
            <text:p>$#REF!.S61</text:p>
          </table:table-cell>
          <table:table-cell table:style-name="ce60" table:formula="of:=SUM([.C8:.F8])" office:value-type="float" office:value="0">
            <text:p>0</text:p>
          </table:table-cell>
          <table:table-cell table:style-name="ce61"/>
          <table:table-cell table:number-columns-repeated="1016"/>
        </table:table-row>
        <table:table-row table:style-name="ro1" table:number-rows-repeated="11">
          <table:table-cell table:style-name="ce51"/>
          <table:table-cell table:style-name="ce53"/>
          <table:table-cell table:style-name="ce58"/>
          <table:table-cell table:style-name="ce60" table:number-columns-repeated="4"/>
          <table:table-cell table:style-name="ce61"/>
          <table:table-cell table:number-columns-repeated="1016"/>
        </table:table-row>
        <table:table-row table:style-name="ro1" table:number-rows-repeated="4">
          <table:table-cell table:style-name="ce51"/>
          <table:table-cell table:style-name="ce54"/>
          <table:table-cell table:style-name="ce58"/>
          <table:table-cell table:style-name="ce60" table:number-columns-repeated="4"/>
          <table:table-cell table:style-name="ce61"/>
          <table:table-cell table:number-columns-repeated="1016"/>
        </table:table-row>
        <table:table-row table:style-name="ro1" table:number-rows-repeated="4">
          <table:table-cell table:style-name="ce51"/>
          <table:table-cell table:style-name="ce55"/>
          <table:table-cell table:style-name="ce58"/>
          <table:table-cell table:style-name="ce60" table:number-columns-repeated="4"/>
          <table:table-cell table:style-name="ce61"/>
          <table:table-cell table:number-columns-repeated="1016"/>
        </table:table-row>
        <table:table-row table:style-name="ro1">
          <table:table-cell table:style-name="ce51"/>
          <table:table-cell table:style-name="ce56"/>
          <table:table-cell table:style-name="ce58"/>
          <table:table-cell table:style-name="ce60" table:number-columns-repeated="4"/>
          <table:table-cell table:style-name="ce61"/>
          <table:table-cell table:number-columns-repeated="1016"/>
        </table:table-row>
        <table:table-row table:style-name="ro1">
          <table:table-cell table:style-name="ce52"/>
          <table:table-cell table:style-name="ce57" office:value-type="string">
            <text:p>Total</text:p>
          </table:table-cell>
          <table:table-cell table:style-name="ce57" table:formula="of:=SUM([.C7:.C28])" office:value-type="float" office:value="0">
            <text:p>0</text:p>
          </table:table-cell>
          <table:table-cell table:style-name="ce57" table:formula="of:=SUM([.D7:.D28])" office:value-type="float" office:value="0">
            <text:p>0</text:p>
          </table:table-cell>
          <table:table-cell table:style-name="ce57" table:formula="of:=SUM([.E7:.E28])" office:value-type="float" office:value="0">
            <text:p>0</text:p>
          </table:table-cell>
          <table:table-cell table:style-name="ce57" table:formula="of:=SUM([.F7:.F28])" office:value-type="float" office:value="0">
            <text:p>0</text:p>
          </table:table-cell>
          <table:table-cell table:style-name="ce57" table:formula="of:=SUM([.G7:.G28])" office:value-type="float" office:value="0">
            <text:p>0</text:p>
          </table:table-cell>
          <table:table-cell table:style-name="ce52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&lt;Case Common&gt;PCL" table:style-name="ta7">
        <table:table-column table:style-name="co24" table:number-columns-repeated="20" table:default-cell-style-name="ce84"/>
        <table:table-column table:style-name="co22" table:default-cell-style-name="ce84"/>
        <table:table-column table:style-name="co24" table:number-columns-repeated="236" table:default-cell-style-name="ce84"/>
        <table:table-column table:style-name="co24" table:number-columns-repeated="767" table:default-cell-style-name="Default"/>
        <table:table-row table:style-name="ro23">
          <table:table-cell table:style-name="ce83" office:value-type="string" table:number-columns-spanned="21" table:number-rows-spanned="3">
            <text:p>Test item/Result list</text:p>
          </table:table-cell>
          <table:covered-table-cell table:number-columns-repeated="20" table:style-name="ce83"/>
          <table:table-cell table:style-name="ce130" office:value-type="string" table:number-columns-spanned="3" table:number-rows-spanned="1">
            <text:p>Creator</text:p>
          </table:table-cell>
          <table:covered-table-cell table:number-columns-repeated="2" table:style-name="ce130"/>
          <table:table-cell table:style-name="ce134" office:value-type="string" table:number-columns-spanned="3" table:number-rows-spanned="1">
            <text:p>TanLX</text:p>
          </table:table-cell>
          <table:covered-table-cell table:number-columns-repeated="2" table:style-name="ce134"/>
          <table:table-cell table:style-name="ce130" office:value-type="string" table:number-columns-spanned="4" table:number-rows-spanned="1">
            <text:p>Reviewer</text:p>
          </table:table-cell>
          <table:covered-table-cell table:number-columns-repeated="3" table:style-name="ce130"/>
          <table:table-cell table:style-name="ce134" office:value-type="string" table:number-columns-spanned="6" table:number-rows-spanned="1">
            <text:p>TuanCA</text:p>
          </table:table-cell>
          <table:covered-table-cell table:number-columns-repeated="5" table:style-name="ce134"/>
          <table:table-cell table:number-columns-repeated="987"/>
        </table:table-row>
        <table:table-row table:style-name="ro23">
          <table:covered-table-cell table:number-columns-repeated="21" table:style-name="ce83"/>
          <table:table-cell table:style-name="ce131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31"/>
          <table:table-cell table:number-columns-repeated="987"/>
        </table:table-row>
        <table:table-row table:style-name="ro24">
          <table:covered-table-cell table:number-columns-repeated="21" table:style-name="ce83"/>
          <table:covered-table-cell table:number-columns-repeated="16" table:style-name="ce131"/>
          <table:table-cell table:number-columns-repeated="987"/>
        </table:table-row>
        <table:table-row table:style-name="ro23">
          <table:table-cell office:value-type="string">
            <text:p>%JAVA_HOME%\include\win32;%JAVA_HOME%\lib;%JAVA_HOME%\jre\bin\client;%JAVA_HOME%\include;%JAVA_HOME%\bin</text:p>
          </table:table-cell>
          <table:table-cell table:number-columns-repeated="1023"/>
        </table:table-row>
        <table:table-row table:style-name="ro23">
          <table:table-cell table:style-name="ce85" office:value-type="string" table:number-columns-spanned="3" table:number-rows-spanned="1">
            <text:p>Title</text:p>
          </table:table-cell>
          <table:covered-table-cell table:number-columns-repeated="2" table:style-name="ce85"/>
          <table:table-cell table:style-name="ce110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110"/>
          <table:table-cell table:number-columns-repeated="987"/>
        </table:table-row>
        <table:table-row table:style-name="ro25">
          <table:table-cell table:style-name="ce86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86"/>
          <table:table-cell table:style-name="ce132" office:value-type="string" table:number-columns-spanned="1" table:number-rows-spanned="2">
            <text:p>0001</text:p>
          </table:table-cell>
          <table:table-cell table:style-name="ce132" office:value-type="string" table:number-columns-spanned="1" table:number-rows-spanned="2">
            <text:p>0002</text:p>
          </table:table-cell>
          <table:table-cell table:style-name="ce132" office:value-type="string" table:number-columns-spanned="1" table:number-rows-spanned="2">
            <text:p>0003</text:p>
          </table:table-cell>
          <table:table-cell table:style-name="ce132" office:value-type="string" table:number-columns-spanned="1" table:number-rows-spanned="2">
            <text:p>0004</text:p>
          </table:table-cell>
          <table:table-cell table:style-name="ce132" office:value-type="string" table:number-columns-spanned="1" table:number-rows-spanned="2">
            <text:p>0005</text:p>
          </table:table-cell>
          <table:table-cell table:style-name="ce132" office:value-type="string" table:number-columns-spanned="1" table:number-rows-spanned="2">
            <text:p>0006</text:p>
          </table:table-cell>
          <table:table-cell table:style-name="ce132" office:value-type="string" table:number-columns-spanned="1" table:number-rows-spanned="2">
            <text:p>0007</text:p>
          </table:table-cell>
          <table:table-cell table:style-name="ce132" office:value-type="string" table:number-columns-spanned="1" table:number-rows-spanned="2">
            <text:p>0008</text:p>
          </table:table-cell>
          <table:table-cell table:style-name="ce132" office:value-type="string" table:number-columns-spanned="1" table:number-rows-spanned="2">
            <text:p>0009</text:p>
          </table:table-cell>
          <table:table-cell table:style-name="ce132" office:value-type="string" table:number-columns-spanned="1" table:number-rows-spanned="2">
            <text:p>0010</text:p>
          </table:table-cell>
          <table:table-cell table:style-name="ce132" office:value-type="string" table:number-columns-spanned="1" table:number-rows-spanned="2">
            <text:p>0011</text:p>
          </table:table-cell>
          <table:table-cell table:style-name="ce132" office:value-type="string" table:number-columns-spanned="1" table:number-rows-spanned="2">
            <text:p>0012</text:p>
          </table:table-cell>
          <table:table-cell table:style-name="ce132" office:value-type="string" table:number-columns-spanned="1" table:number-rows-spanned="2">
            <text:p>0013</text:p>
          </table:table-cell>
          <table:table-cell table:style-name="ce132" office:value-type="string" table:number-columns-spanned="1" table:number-rows-spanned="2">
            <text:p>0014</text:p>
          </table:table-cell>
          <table:table-cell table:style-name="ce132" office:value-type="string" table:number-columns-spanned="1" table:number-rows-spanned="2">
            <text:p>0015</text:p>
          </table:table-cell>
          <table:table-cell table:style-name="ce132" office:value-type="string" table:number-columns-spanned="1" table:number-rows-spanned="2">
            <text:p>0016</text:p>
          </table:table-cell>
          <table:table-cell table:style-name="ce132" office:value-type="string" table:number-columns-spanned="1" table:number-rows-spanned="2">
            <text:p>0017</text:p>
          </table:table-cell>
          <table:table-cell table:style-name="ce132" office:value-type="string" table:number-columns-spanned="1" table:number-rows-spanned="2">
            <text:p>0018</text:p>
          </table:table-cell>
          <table:table-cell table:style-name="ce132" office:value-type="string" table:number-columns-spanned="1" table:number-rows-spanned="2">
            <text:p>0019</text:p>
          </table:table-cell>
          <table:table-cell table:style-name="ce132" office:value-type="string" table:number-columns-spanned="1" table:number-rows-spanned="2">
            <text:p>0020</text:p>
          </table:table-cell>
          <table:table-cell table:number-columns-repeated="983"/>
        </table:table-row>
        <table:table-row table:style-name="ro25">
          <table:covered-table-cell table:number-columns-repeated="21" table:style-name="ce86"/>
          <table:covered-table-cell table:number-columns-repeated="20" table:style-name="ce132"/>
          <table:table-cell table:number-columns-repeated="983"/>
        </table:table-row>
        <table:table-row table:style-name="ro23">
          <table:table-cell table:style-name="ce87" office:value-type="string" table:number-columns-spanned="1" table:number-rows-spanned="20">
            <text:p>Condition</text:p>
          </table:table-cell>
          <table:table-cell table:style-name="ce95" office:value-type="string">
            <text:p>Test conditions start from here</text:p>
          </table:table-cell>
          <table:table-cell table:style-name="ce106" table:number-columns-repeated="18"/>
          <table:table-cell table:style-name="ce125"/>
          <table:table-cell table:style-name="ce133" table:content-validation-name="val2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 office:value-type="string">
            <text:p>Load library</text:p>
          </table:table-cell>
          <table:table-cell table:style-name="ce107" table:number-columns-repeated="18"/>
          <table:table-cell table:style-name="ce126"/>
          <table:table-cell table:style-name="ce134" table:content-validation-name="val2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commons-logging.jar in lib_dir</text:p>
          </table:table-cell>
          <table:table-cell table:style-name="ce98" table:number-columns-repeated="17"/>
          <table:table-cell table:style-name="ce122"/>
          <table:table-cell table:style-name="ce134" table:content-validation-name="val2" office:value-type="string">
            <text:p>①</text:p>
          </table:table-cell>
          <table:table-cell table:style-name="ce134" table:content-validation-name="val2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log4j-1.2.11.jar in lib_dir</text:p>
          </table:table-cell>
          <table:table-cell table:style-name="ce98" table:number-columns-repeated="17"/>
          <table:table-cell table:style-name="ce122"/>
          <table:table-cell table:style-name="ce134" table:content-validation-name="val2" office:value-type="string">
            <text:p>①</text:p>
          </table:table-cell>
          <table:table-cell table:style-name="ce134" table:content-validation-name="val2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Common.jar in lib_dir</text:p>
          </table:table-cell>
          <table:table-cell table:style-name="ce98" table:number-columns-repeated="17"/>
          <table:table-cell table:style-name="ce122"/>
          <table:table-cell table:style-name="ce134" table:content-validation-name="val2" office:value-type="string">
            <text:p>①</text:p>
          </table:table-cell>
          <table:table-cell table:style-name="ce134" table:content-validation-name="val2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API.jar in lib_dir</text:p>
          </table:table-cell>
          <table:table-cell table:style-name="ce98" table:number-columns-repeated="17"/>
          <table:table-cell table:style-name="ce122"/>
          <table:table-cell table:style-name="ce134" table:content-validation-name="val2" office:value-type="string">
            <text:p>①</text:p>
          </table:table-cell>
          <table:table-cell table:style-name="ce134" table:content-validation-name="val2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Not found commons-logging.jar lib</text:p>
          </table:table-cell>
          <table:table-cell table:style-name="ce98" table:number-columns-repeated="17"/>
          <table:table-cell table:style-name="ce122"/>
          <table:table-cell table:style-name="ce134" table:content-validation-name="val2"/>
          <table:table-cell table:style-name="ce134" table:content-validation-name="val2" office:value-type="string">
            <text:p>②</text:p>
          </table:table-cell>
          <table:table-cell table:style-name="ce134" table:content-validation-name="val2" table:number-columns-repeated="18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Not found log4j-1.2.11.jar lib</text:p>
          </table:table-cell>
          <table:table-cell table:style-name="ce98" table:number-columns-repeated="17"/>
          <table:table-cell table:style-name="ce122"/>
          <table:table-cell table:style-name="ce134" table:content-validation-name="val2"/>
          <table:table-cell table:style-name="ce134" table:content-validation-name="val2" office:value-type="string">
            <text:p>②</text:p>
          </table:table-cell>
          <table:table-cell table:style-name="ce134" table:content-validation-name="val2" table:number-columns-repeated="18"/>
          <table:table-cell table:number-columns-repeated="983"/>
        </table:table-row>
        <table:table-row table:style-name="ro26" table:visibility="collapse">
          <table:covered-table-cell table:style-name="ce87"/>
          <table:table-cell table:style-name="ce97"/>
          <table:table-cell table:style-name="ce98" office:value-type="string">
            <text:p>Not found MTCommon.jar lib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3"/>
          <table:table-cell table:style-name="ce134" table:content-validation-name="val2" office:value-type="string">
            <text:p>④</text:p>
          </table:table-cell>
          <table:table-cell table:style-name="ce134" table:content-validation-name="val2" table:number-columns-repeated="16"/>
          <table:table-cell table:number-columns-repeated="983"/>
        </table:table-row>
        <table:table-row table:style-name="ro27">
          <table:covered-table-cell table:style-name="ce87"/>
          <table:table-cell table:style-name="ce98"/>
          <table:table-cell table:style-name="ce98" office:value-type="string">
            <text:p>Not found MTCommon.jar lib</text:p>
          </table:table-cell>
          <table:table-cell table:style-name="ce98" table:number-columns-repeated="17"/>
          <table:table-cell table:style-name="ce122"/>
          <table:table-cell table:style-name="ce134" table:content-validation-name="val2"/>
          <table:table-cell table:style-name="ce139"/>
          <table:table-cell table:style-name="ce134" table:content-validation-name="val2" office:value-type="string">
            <text:p>③</text:p>
          </table:table-cell>
          <table:table-cell table:style-name="ce134" table:content-validation-name="val2" table:number-columns-repeated="17"/>
          <table:table-cell table:number-columns-repeated="983"/>
        </table:table-row>
        <table:table-row table:style-name="ro27">
          <table:covered-table-cell table:style-name="ce87"/>
          <table:table-cell table:style-name="ce98"/>
          <table:table-cell table:style-name="ce98" office:value-type="string">
            <text:p>Not found MTAPI.jar lib</text:p>
          </table:table-cell>
          <table:table-cell table:style-name="ce98" table:number-columns-repeated="17"/>
          <table:table-cell table:style-name="ce122"/>
          <table:table-cell table:style-name="ce134" table:content-validation-name="val2"/>
          <table:table-cell table:style-name="ce139"/>
          <table:table-cell table:style-name="ce134" table:content-validation-name="val2" office:value-type="string">
            <text:p>③</text:p>
          </table:table-cell>
          <table:table-cell table:style-name="ce134" table:content-validation-name="val2" table:number-columns-repeated="17"/>
          <table:table-cell table:number-columns-repeated="983"/>
        </table:table-row>
        <table:table-row table:style-name="ro27">
          <table:covered-table-cell table:style-name="ce87"/>
          <table:table-cell table:style-name="ce98"/>
          <table:table-cell table:style-name="ce98" office:value-type="string">
            <text:p>Config log4j.appender.files.File in log4j.properties in is 'MTAPI.log'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9"/>
          <table:table-cell table:style-name="ce134" table:content-validation-name="val2" office:value-type="string">
            <text:p>④</text:p>
          </table:table-cell>
          <table:table-cell table:style-name="ce134" table:content-validation-name="val2" table:number-columns-repeated="16"/>
          <table:table-cell table:number-columns-repeated="983"/>
        </table:table-row>
        <table:table-row table:style-name="ro27">
          <table:covered-table-cell table:style-name="ce87"/>
          <table:table-cell table:style-name="ce98"/>
          <table:table-cell table:style-name="ce98" office:value-type="string">
            <text:p>Not found AccountAPI class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9"/>
          <table:table-cell table:style-name="ce134" table:content-validation-name="val2"/>
          <table:table-cell table:style-name="ce134" table:content-validation-name="val2" office:value-type="string">
            <text:p>⑤</text:p>
          </table:table-cell>
          <table:table-cell table:style-name="ce134" table:content-validation-name="val2" table:number-columns-repeated="15"/>
          <table:table-cell table:number-columns-repeated="983"/>
        </table:table-row>
        <table:table-row table:style-name="ro27">
          <table:covered-table-cell table:style-name="ce87"/>
          <table:table-cell table:style-name="ce98"/>
          <table:table-cell table:style-name="ce98" office:value-type="string">
            <text:p>PVNAccountManager.dll <text:s/>in lib_dir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9"/>
          <table:table-cell table:style-name="ce134" table:content-validation-name="val2" table:number-columns-repeated="2"/>
          <table:table-cell table:style-name="ce134" table:content-validation-name="val2" office:value-type="string">
            <text:p>⑥</text:p>
          </table:table-cell>
          <table:table-cell table:style-name="ce134" table:content-validation-name="val2" table:number-columns-repeated="14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mtmanapi.dll in lib_dir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9"/>
          <table:table-cell table:style-name="ce134" table:content-validation-name="val2" table:number-columns-repeated="2"/>
          <table:table-cell table:style-name="ce134" table:content-validation-name="val2" office:value-type="string">
            <text:p>⑥</text:p>
          </table:table-cell>
          <table:table-cell table:style-name="ce134" table:content-validation-name="val2" table:number-columns-repeated="14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Not found PVNAccountManager DLL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9"/>
          <table:table-cell table:style-name="ce134" table:content-validation-name="val2" table:number-columns-repeated="3"/>
          <table:table-cell table:style-name="ce134" table:content-validation-name="val2" office:value-type="string">
            <text:p>⑦</text:p>
          </table:table-cell>
          <table:table-cell table:style-name="ce134" table:content-validation-name="val2" table:number-columns-repeated="13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Not found mtmanapi.dll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9"/>
          <table:table-cell table:style-name="ce134" table:content-validation-name="val2" table:number-columns-repeated="4"/>
          <table:table-cell table:style-name="ce134" table:content-validation-name="val2" office:value-type="string">
            <text:p>⑧</text:p>
          </table:table-cell>
          <table:table-cell table:style-name="ce134" table:content-validation-name="val2" table:number-columns-repeated="12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MTServer config invalid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9"/>
          <table:table-cell table:style-name="ce134" table:content-validation-name="val2" table:number-columns-repeated="5"/>
          <table:table-cell table:style-name="ce134" table:content-validation-name="val2" office:value-type="string">
            <text:p>⑨</text:p>
          </table:table-cell>
          <table:table-cell table:style-name="ce134" table:content-validation-name="val2" table:number-columns-repeated="11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RMI config invalid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9"/>
          <table:table-cell table:style-name="ce134" table:content-validation-name="val2" table:number-columns-repeated="5"/>
          <table:table-cell table:style-name="ce134" table:content-validation-name="val2" office:value-type="string">
            <text:p>⑨</text:p>
          </table:table-cell>
          <table:table-cell table:style-name="ce134" table:content-validation-name="val2" table:number-columns-repeated="11"/>
          <table:table-cell table:number-columns-repeated="983"/>
        </table:table-row>
        <table:table-row table:style-name="ro23">
          <table:covered-table-cell table:style-name="ce87"/>
          <table:table-cell table:style-name="ce99"/>
          <table:table-cell table:style-name="ce108" table:number-columns-repeated="2"/>
          <table:table-cell table:style-name="ce111"/>
          <table:table-cell table:style-name="ce108" table:number-columns-repeated="15"/>
          <table:table-cell table:style-name="ce127"/>
          <table:table-cell table:style-name="ce134" table:content-validation-name="val2" table:number-columns-repeated="20"/>
          <table:table-cell table:number-columns-repeated="983"/>
        </table:table-row>
        <table:table-row table:style-name="ro23">
          <table:table-cell table:style-name="ce88" office:value-type="string" table:number-columns-spanned="1" table:number-rows-spanned="21">
            <text:p>Confirm</text:p>
          </table:table-cell>
          <table:table-cell table:style-name="ce100" office:value-type="string">
            <text:p>Expected Outputs starts from here</text:p>
          </table:table-cell>
          <table:table-cell table:style-name="ce109" table:number-columns-repeated="18"/>
          <table:table-cell table:style-name="ce128"/>
          <table:table-cell table:style-name="ce135" table:content-validation-name="val2" table:number-columns-repeated="20"/>
          <table:table-cell table:number-columns-repeated="983"/>
        </table:table-row>
        <table:table-row table:style-name="ro23">
          <table:covered-table-cell table:style-name="ce88"/>
          <table:table-cell table:style-name="ce101"/>
          <table:table-cell table:style-name="ce105" office:value-type="string">
            <text:p>Init unsucessfully</text:p>
          </table:table-cell>
          <table:table-cell table:style-name="ce105" table:number-columns-repeated="17"/>
          <table:table-cell table:style-name="ce117"/>
          <table:table-cell table:style-name="ce134" table:content-validation-name="val2" office:value-type="string">
            <text:p>①</text:p>
          </table:table-cell>
          <table:table-cell table:style-name="ce134" table:content-validation-name="val2" table:number-columns-repeated="19"/>
          <table:table-cell table:number-columns-repeated="983"/>
        </table:table-row>
        <table:table-row table:style-name="ro23">
          <table:covered-table-cell table:style-name="ce88"/>
          <table:table-cell table:style-name="ce101"/>
          <table:table-cell table:style-name="ce105" office:value-type="string">
            <text:p>Init unsucessfully</text:p>
          </table:table-cell>
          <table:table-cell table:style-name="ce105" table:number-columns-repeated="17"/>
          <table:table-cell table:style-name="ce117"/>
          <table:table-cell table:style-name="ce134" table:content-validation-name="val2"/>
          <table:table-cell table:style-name="ce134" table:content-validation-name="val2" office:value-type="string">
            <text:p>②</text:p>
          </table:table-cell>
          <table:table-cell table:style-name="ce134" table:content-validation-name="val2" table:number-columns-repeated="18"/>
          <table:table-cell table:number-columns-repeated="983"/>
        </table:table-row>
        <table:table-row table:style-name="ro23">
          <table:covered-table-cell table:style-name="ce88"/>
          <table:table-cell table:style-name="ce101"/>
          <table:table-cell table:style-name="ce105" office:value-type="string">
            <text:p>Exception write to log file</text:p>
          </table:table-cell>
          <table:table-cell table:style-name="ce105" table:number-columns-repeated="17"/>
          <table:table-cell table:style-name="ce117"/>
          <table:table-cell table:style-name="ce134" table:content-validation-name="val2"/>
          <table:table-cell table:style-name="ce134" table:content-validation-name="val2" office:value-type="string">
            <text:p>②</text:p>
          </table:table-cell>
          <table:table-cell table:style-name="ce134" table:content-validation-name="val2" table:number-columns-repeated="18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Not call connect to MTAPI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4" table:content-validation-name="val2" office:value-type="string">
            <text:p>③</text:p>
          </table:table-cell>
          <table:table-cell table:style-name="ce134" table:content-validation-name="val2" table:number-columns-repeated="2"/>
          <table:table-cell table:style-name="ce139"/>
          <table:table-cell table:style-name="ce134" table:content-validation-name="val2" table:number-columns-repeated="1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Not Start Read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2"/>
          <table:table-cell table:style-name="ce134" table:content-validation-name="val2" office:value-type="string">
            <text:p>③</text:p>
          </table:table-cell>
          <table:table-cell table:style-name="ce134" table:content-validation-name="val2" table:number-columns-repeated="17"/>
          <table:table-cell table:number-columns-repeated="983"/>
        </table:table-row>
        <table:table-row table:style-name="ro28">
          <table:covered-table-cell table:style-name="ce88"/>
          <table:table-cell table:style-name="ce101"/>
          <table:table-cell table:style-name="ce105" office:value-type="string">
            <text:p>Init unsucessfully</text:p>
          </table:table-cell>
          <table:table-cell table:style-name="ce105" table:number-columns-repeated="17"/>
          <table:table-cell table:style-name="ce117"/>
          <table:table-cell table:style-name="ce134" table:content-validation-name="val2" table:number-columns-repeated="2"/>
          <table:table-cell table:style-name="ce134" table:content-validation-name="val2" office:value-type="string">
            <text:p>③</text:p>
          </table:table-cell>
          <table:table-cell table:style-name="ce134" table:content-validation-name="val2" table:number-columns-repeated="17"/>
          <table:table-cell table:number-columns-repeated="983"/>
        </table:table-row>
        <table:table-row table:style-name="ro28">
          <table:covered-table-cell table:style-name="ce88"/>
          <table:table-cell table:style-name="ce101"/>
          <table:table-cell table:style-name="ce105" office:value-type="string">
            <text:p>Init unsucessfully</text:p>
          </table:table-cell>
          <table:table-cell table:style-name="ce105" table:number-columns-repeated="17"/>
          <table:table-cell table:style-name="ce117"/>
          <table:table-cell table:style-name="ce134" table:content-validation-name="val2" table:number-columns-repeated="3"/>
          <table:table-cell table:style-name="ce134" table:content-validation-name="val2" office:value-type="string">
            <text:p>④</text:p>
          </table:table-cell>
          <table:table-cell table:style-name="ce134" table:content-validation-name="val2" table:number-columns-repeated="16"/>
          <table:table-cell table:number-columns-repeated="983"/>
        </table:table-row>
        <table:table-row table:style-name="ro28">
          <table:covered-table-cell table:style-name="ce88"/>
          <table:table-cell table:style-name="ce101"/>
          <table:table-cell table:style-name="ce105" office:value-type="string">
            <text:p>Exception write to MTAPI.log file</text:p>
          </table:table-cell>
          <table:table-cell table:style-name="ce105" table:number-columns-repeated="17"/>
          <table:table-cell table:style-name="ce117"/>
          <table:table-cell table:style-name="ce134" table:content-validation-name="val2" table:number-columns-repeated="3"/>
          <table:table-cell table:style-name="ce134" table:content-validation-name="val2" office:value-type="string">
            <text:p>④</text:p>
          </table:table-cell>
          <table:table-cell table:style-name="ce134" table:content-validation-name="val2" table:number-columns-repeated="16"/>
          <table:table-cell table:number-columns-repeated="983"/>
        </table:table-row>
        <table:table-row table:style-name="ro23">
          <table:covered-table-cell table:style-name="ce88"/>
          <table:table-cell table:style-name="ce101"/>
          <table:table-cell table:style-name="ce105" office:value-type="string">
            <text:p>Init unsucessfully</text:p>
          </table:table-cell>
          <table:table-cell table:style-name="ce105" table:number-columns-repeated="17"/>
          <table:table-cell table:style-name="ce117"/>
          <table:table-cell table:style-name="ce134" table:content-validation-name="val2" table:number-columns-repeated="4"/>
          <table:table-cell table:style-name="ce134" table:content-validation-name="val2" office:value-type="string">
            <text:p>⑤</text:p>
          </table:table-cell>
          <table:table-cell table:style-name="ce134" table:content-validation-name="val2" table:number-columns-repeated="15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Not call connect to MTAPI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4"/>
          <table:table-cell table:style-name="ce134" table:content-validation-name="val2" office:value-type="string">
            <text:p>⑤</text:p>
          </table:table-cell>
          <table:table-cell table:style-name="ce139"/>
          <table:table-cell table:style-name="ce134" table:content-validation-name="val2" table:number-columns-repeated="14"/>
          <table:table-cell table:number-columns-repeated="983"/>
        </table:table-row>
        <table:table-row table:style-name="ro23">
          <table:covered-table-cell table:style-name="ce88"/>
          <table:table-cell table:style-name="ce101"/>
          <table:table-cell table:style-name="ce105" office:value-type="string">
            <text:p>Class Not Found Exception thrown</text:p>
          </table:table-cell>
          <table:table-cell table:style-name="ce105"/>
          <table:table-cell table:style-name="ce112"/>
          <table:table-cell table:style-name="ce105" table:number-columns-repeated="15"/>
          <table:table-cell table:style-name="ce117"/>
          <table:table-cell table:style-name="ce134" table:content-validation-name="val2" table:number-columns-repeated="4"/>
          <table:table-cell table:style-name="ce134" table:content-validation-name="val2" office:value-type="string">
            <text:p>⑤</text:p>
          </table:table-cell>
          <table:table-cell table:style-name="ce134" table:content-validation-name="val2" table:number-columns-repeated="15"/>
          <table:table-cell table:number-columns-repeated="983"/>
        </table:table-row>
        <table:table-row table:style-name="ro23">
          <table:covered-table-cell table:style-name="ce88"/>
          <table:table-cell table:style-name="ce101"/>
          <table:table-cell table:style-name="ce105" office:value-type="string">
            <text:p>Load successfully</text:p>
          </table:table-cell>
          <table:table-cell table:style-name="ce98"/>
          <table:table-cell table:style-name="ce105" table:number-columns-repeated="16"/>
          <table:table-cell table:style-name="ce117"/>
          <table:table-cell table:style-name="ce134" table:content-validation-name="val2" table:number-columns-repeated="5"/>
          <table:table-cell table:style-name="ce134" table:content-validation-name="val2" office:value-type="string">
            <text:p>⑥</text:p>
          </table:table-cell>
          <table:table-cell table:style-name="ce134" table:content-validation-name="val2" table:number-columns-repeated="14"/>
          <table:table-cell table:number-columns-repeated="983"/>
        </table:table-row>
        <table:table-row table:style-name="ro28">
          <table:covered-table-cell table:style-name="ce88"/>
          <table:table-cell table:style-name="ce101"/>
          <table:table-cell table:style-name="ce105" office:value-type="string">
            <text:p>Init unsucessfully</text:p>
          </table:table-cell>
          <table:table-cell table:style-name="ce105" table:number-columns-repeated="17"/>
          <table:table-cell table:style-name="ce117"/>
          <table:table-cell table:style-name="ce134" table:content-validation-name="val2" table:number-columns-repeated="6"/>
          <table:table-cell table:style-name="ce134" table:content-validation-name="val2" office:value-type="string">
            <text:p>⑦</text:p>
          </table:table-cell>
          <table:table-cell table:style-name="ce134" table:content-validation-name="val2" table:number-columns-repeated="13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Could not init manager interface 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7"/>
          <table:table-cell table:style-name="ce134" table:content-validation-name="val2" office:value-type="string">
            <text:p>⑧</text:p>
          </table:table-cell>
          <table:table-cell table:style-name="ce134" table:content-validation-name="val2" table:number-columns-repeated="12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Connect Fail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5"/>
          <table:table-cell table:style-name="ce139"/>
          <table:table-cell table:style-name="ce134" table:content-validation-name="val2"/>
          <table:table-cell table:style-name="ce134" table:content-validation-name="val2" office:value-type="string">
            <text:p>⑧</text:p>
          </table:table-cell>
          <table:table-cell table:style-name="ce134" table:content-validation-name="val2" table:number-columns-repeated="12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Exception write to log file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7"/>
          <table:table-cell table:style-name="ce134" table:content-validation-name="val2" office:value-type="string">
            <text:p>⑧</text:p>
          </table:table-cell>
          <table:table-cell table:style-name="ce134" table:content-validation-name="val2" table:number-columns-repeated="12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Connect Fail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5"/>
          <table:table-cell table:style-name="ce139"/>
          <table:table-cell table:style-name="ce134" table:content-validation-name="val2" table:number-columns-repeated="2"/>
          <table:table-cell table:style-name="ce134" table:content-validation-name="val2" office:value-type="string">
            <text:p>⑨</text:p>
          </table:table-cell>
          <table:table-cell table:style-name="ce134" table:content-validation-name="val2" table:number-columns-repeated="11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Not Start Read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8"/>
          <table:table-cell table:style-name="ce134" table:content-validation-name="val2" office:value-type="string">
            <text:p>⑨</text:p>
          </table:table-cell>
          <table:table-cell table:style-name="ce134" table:content-validation-name="val2" table:number-columns-repeated="11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Retry connect automatic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8"/>
          <table:table-cell table:style-name="ce134" table:content-validation-name="val2" office:value-type="string">
            <text:p>⑨</text:p>
          </table:table-cell>
          <table:table-cell table:style-name="ce134" table:content-validation-name="val2" table:number-columns-repeated="2"/>
          <table:table-cell table:style-name="ce139"/>
          <table:table-cell table:style-name="ce134" table:content-validation-name="val2" table:number-columns-repeated="8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05" office:value-type="string">
            <text:p>Connect Fail</text:p>
          </table:table-cell>
          <table:table-cell table:style-name="ce98" table:number-columns-repeated="17"/>
          <table:table-cell table:style-name="ce122"/>
          <table:table-cell table:style-name="ce134" table:content-validation-name="val2" table:number-columns-repeated="8"/>
          <table:table-cell table:style-name="ce134" table:content-validation-name="val2" office:value-type="string">
            <text:p>⑨</text:p>
          </table:table-cell>
          <table:table-cell table:style-name="ce134" table:content-validation-name="val2" table:number-columns-repeated="4"/>
          <table:table-cell table:style-name="ce139"/>
          <table:table-cell table:style-name="ce134" table:content-validation-name="val2" table:number-columns-repeated="6"/>
          <table:table-cell table:number-columns-repeated="983"/>
        </table:table-row>
        <table:table-row table:style-name="ro23">
          <table:table-cell table:style-name="ce88"/>
          <table:table-cell table:style-name="ce96"/>
          <table:table-cell table:style-name="ce105"/>
          <table:table-cell table:style-name="ce98" table:number-columns-repeated="17"/>
          <table:table-cell table:style-name="ce122"/>
          <table:table-cell table:style-name="ce134" table:content-validation-name="val2" table:number-columns-repeated="13"/>
          <table:table-cell table:style-name="ce139"/>
          <table:table-cell table:style-name="ce134" table:content-validation-name="val2" table:number-columns-repeated="6"/>
          <table:table-cell table:number-columns-repeated="983"/>
        </table:table-row>
        <table:table-row table:style-name="ro29">
          <table:table-cell table:style-name="ce89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89"/>
          <table:table-cell table:number-columns-repeated="9" table:style-name="ce136" table:content-validation-name="val3" office:value-type="string">
            <text:p>N</text:p>
          </table:table-cell>
          <table:table-cell table:style-name="ce136" table:content-validation-name="val3" table:number-columns-repeated="11"/>
          <table:table-cell table:number-columns-repeated="983"/>
        </table:table-row>
        <table:table-row table:style-name="ro23">
          <table:table-cell table:style-name="ce90" office:value-type="string" table:number-columns-spanned="5" table:number-rows-spanned="2">
            <text:p>Function name</text:p>
          </table:table-cell>
          <table:covered-table-cell table:number-columns-repeated="4" table:style-name="ce90"/>
          <table:table-cell table:style-name="ce113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113"/>
          <table:table-cell table:style-name="ce123" office:value-type="string" table:number-columns-spanned="5" table:number-rows-spanned="2">
            <text:p>Date</text:p>
          </table:table-cell>
          <table:covered-table-cell table:number-columns-repeated="4" table:style-name="ce123"/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number-columns-repeated="983"/>
        </table:table-row>
        <table:table-row table:style-name="ro31">
          <table:covered-table-cell table:number-columns-repeated="5" table:style-name="ce90"/>
          <table:covered-table-cell table:number-columns-repeated="11" table:style-name="ce113"/>
          <table:covered-table-cell table:number-columns-repeated="5" table:style-name="ce123"/>
          <table:covered-table-cell table:number-columns-repeated="20" table:style-name="ce137"/>
          <table:table-cell table:number-columns-repeated="983"/>
        </table:table-row>
        <table:table-row table:style-name="ro32">
          <table:table-cell table:style-name="ce91"/>
          <table:table-cell table:style-name="ce102" table:number-columns-repeated="4"/>
          <table:table-cell table:style-name="ce114" table:number-columns-repeated="7"/>
          <table:table-cell table:style-name="ce118" table:number-columns-repeated="3"/>
          <table:table-cell table:style-name="ce121"/>
          <table:table-cell table:style-name="ce124" office:value-type="string" table:number-columns-spanned="5" table:number-rows-spanned="1">
            <text:p>Executor</text:p>
          </table:table-cell>
          <table:covered-table-cell table:number-columns-repeated="4" table:style-name="ce124"/>
          <table:table-cell table:style-name="ce138" table:number-columns-repeated="20"/>
          <table:table-cell table:number-columns-repeated="983"/>
        </table:table-row>
        <table:table-row table:style-name="ro23">
          <table:table-cell table:style-name="ce92"/>
          <table:table-cell table:style-name="ce103" table:number-columns-repeated="10"/>
          <table:table-cell table:style-name="ce115"/>
          <table:table-cell table:style-name="ce97" office:value-type="string">
            <text:p>Item no</text:p>
          </table:table-cell>
          <table:table-cell table:style-name="ce98" table:number-columns-repeated="2"/>
          <table:table-cell table:style-name="ce122"/>
          <table:table-cell table:style-name="ce97"/>
          <table:table-cell table:style-name="ce98" table:number-columns-repeated="3"/>
          <table:table-cell table:style-name="ce122"/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table-cell table:style-name="ce119" office:value-type="string" table:number-columns-spanned="1" table:number-rows-spanned="4">
            <text:p>Test result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Normal</text:p>
          </table:table-cell>
          <table:covered-table-cell table:number-columns-repeated="3" table:style-name="ce85"/>
          <table:table-cell table:style-name="ce129" table:formula="of:=COUNTIF([.V50:.AK50];&quot;N&quot;)" office:value-type="float" office:value="9">
            <text:p>9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2" table:number-columns-spanned="3" table:number-rows-spanned="1">
            <text:p>2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Abnormal</text:p>
          </table:table-cell>
          <table:covered-table-cell table:number-columns-repeated="3" table:style-name="ce85"/>
          <table:table-cell table:style-name="ce129" table:formula="of:=COUNTIF([.V50:.AK50];&quot;A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3" table:number-columns-spanned="3" table:number-rows-spanned="1">
            <text:p>3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Boundary/limitation</text:p>
          </table:table-cell>
          <table:covered-table-cell table:number-columns-repeated="3" table:style-name="ce85"/>
          <table:table-cell table:style-name="ce129" table:formula="of:=COUNTIF([.V50:.AK50];&quot;B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4" table:number-columns-spanned="3" table:number-rows-spanned="1">
            <text:p>4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Other</text:p>
          </table:table-cell>
          <table:covered-table-cell table:number-columns-repeated="3" table:style-name="ce85"/>
          <table:table-cell table:style-name="ce129" table:formula="of:=COUNTIF([.V50:.AK50];&quot;E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4"/>
          <table:table-cell table:style-name="ce105" table:number-columns-repeated="10"/>
          <table:table-cell table:style-name="ce117"/>
          <table:table-cell table:style-name="ce97"/>
          <table:table-cell table:style-name="ce98" table:number-columns-repeated="2"/>
          <table:table-cell table:style-name="ce122"/>
          <table:table-cell table:style-name="ce85" office:value-type="string" table:number-columns-spanned="4" table:number-rows-spanned="1">
            <text:p>Total</text:p>
          </table:table-cell>
          <table:covered-table-cell table:number-columns-repeated="3" table:style-name="ce85"/>
          <table:table-cell table:style-name="ce129" table:formula="of:=SUM([.U55:.U58])" office:value-type="float" office:value="9">
            <text:p>9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23" table:number-rows-repeated="104851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&lt;Case Connect from Meta Web&gt; PCL" table:style-name="ta8">
        <table:table-column table:style-name="co24" table:number-columns-repeated="20" table:default-cell-style-name="ce84"/>
        <table:table-column table:style-name="co25" table:default-cell-style-name="ce84"/>
        <table:table-column table:style-name="co24" table:number-columns-repeated="236" table:default-cell-style-name="ce84"/>
        <table:table-column table:style-name="co24" table:number-columns-repeated="767" table:default-cell-style-name="Default"/>
        <table:table-row table:style-name="ro23">
          <table:table-cell table:style-name="ce83" office:value-type="string" table:number-columns-spanned="21" table:number-rows-spanned="3">
            <text:p>Test item/Result list</text:p>
          </table:table-cell>
          <table:covered-table-cell table:number-columns-repeated="20" table:style-name="ce83"/>
          <table:table-cell table:style-name="ce130" office:value-type="string" table:number-columns-spanned="3" table:number-rows-spanned="1">
            <text:p>Creator</text:p>
          </table:table-cell>
          <table:covered-table-cell table:number-columns-repeated="2" table:style-name="ce130"/>
          <table:table-cell table:style-name="ce134" office:value-type="string" table:number-columns-spanned="3" table:number-rows-spanned="1">
            <text:p>TanLX</text:p>
          </table:table-cell>
          <table:covered-table-cell table:number-columns-repeated="2" table:style-name="ce134"/>
          <table:table-cell table:style-name="ce130" office:value-type="string" table:number-columns-spanned="4" table:number-rows-spanned="1">
            <text:p>Reviewer</text:p>
          </table:table-cell>
          <table:covered-table-cell table:number-columns-repeated="3" table:style-name="ce130"/>
          <table:table-cell table:style-name="ce134" office:value-type="string" table:number-columns-spanned="6" table:number-rows-spanned="1">
            <text:p>TuanCA</text:p>
          </table:table-cell>
          <table:covered-table-cell table:number-columns-repeated="5" table:style-name="ce134"/>
          <table:table-cell table:number-columns-repeated="987"/>
        </table:table-row>
        <table:table-row table:style-name="ro23">
          <table:covered-table-cell table:number-columns-repeated="21" table:style-name="ce83"/>
          <table:table-cell table:style-name="ce131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31"/>
          <table:table-cell table:number-columns-repeated="987"/>
        </table:table-row>
        <table:table-row table:style-name="ro24">
          <table:covered-table-cell table:number-columns-repeated="21" table:style-name="ce83"/>
          <table:covered-table-cell table:number-columns-repeated="16" table:style-name="ce131"/>
          <table:table-cell table:number-columns-repeated="987"/>
        </table:table-row>
        <table:table-row table:style-name="ro23">
          <table:table-cell table:number-columns-repeated="1024"/>
        </table:table-row>
        <table:table-row table:style-name="ro23">
          <table:table-cell table:style-name="ce85" office:value-type="string" table:number-columns-spanned="3" table:number-rows-spanned="1">
            <text:p>Title</text:p>
          </table:table-cell>
          <table:covered-table-cell table:number-columns-repeated="2" table:style-name="ce85"/>
          <table:table-cell table:style-name="ce110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110"/>
          <table:table-cell table:number-columns-repeated="987"/>
        </table:table-row>
        <table:table-row table:style-name="ro25">
          <table:table-cell table:style-name="ce86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86"/>
          <table:table-cell table:style-name="ce132" office:value-type="string" table:number-columns-spanned="1" table:number-rows-spanned="2">
            <text:p>0001</text:p>
          </table:table-cell>
          <table:table-cell table:style-name="ce132" office:value-type="string" table:number-columns-spanned="1" table:number-rows-spanned="2">
            <text:p>0002</text:p>
          </table:table-cell>
          <table:table-cell table:style-name="ce132" office:value-type="string" table:number-columns-spanned="1" table:number-rows-spanned="2">
            <text:p>0003</text:p>
          </table:table-cell>
          <table:table-cell table:style-name="ce132" office:value-type="string" table:number-columns-spanned="1" table:number-rows-spanned="2">
            <text:p>0004</text:p>
          </table:table-cell>
          <table:table-cell table:style-name="ce132" office:value-type="string" table:number-columns-spanned="1" table:number-rows-spanned="2">
            <text:p>0005</text:p>
          </table:table-cell>
          <table:table-cell table:style-name="ce132" office:value-type="string" table:number-columns-spanned="1" table:number-rows-spanned="2">
            <text:p>0006</text:p>
          </table:table-cell>
          <table:table-cell table:style-name="ce132" office:value-type="string" table:number-columns-spanned="1" table:number-rows-spanned="2">
            <text:p>0007</text:p>
          </table:table-cell>
          <table:table-cell table:style-name="ce132" office:value-type="string" table:number-columns-spanned="1" table:number-rows-spanned="2">
            <text:p>0008</text:p>
          </table:table-cell>
          <table:table-cell table:style-name="ce132" office:value-type="string" table:number-columns-spanned="1" table:number-rows-spanned="2">
            <text:p>0009</text:p>
          </table:table-cell>
          <table:table-cell table:style-name="ce132" office:value-type="string" table:number-columns-spanned="1" table:number-rows-spanned="2">
            <text:p>0010</text:p>
          </table:table-cell>
          <table:table-cell table:style-name="ce132" office:value-type="string" table:number-columns-spanned="1" table:number-rows-spanned="2">
            <text:p>0011</text:p>
          </table:table-cell>
          <table:table-cell table:style-name="ce132" office:value-type="string" table:number-columns-spanned="1" table:number-rows-spanned="2">
            <text:p>0012</text:p>
          </table:table-cell>
          <table:table-cell table:style-name="ce132" office:value-type="string" table:number-columns-spanned="1" table:number-rows-spanned="2">
            <text:p>0013</text:p>
          </table:table-cell>
          <table:table-cell table:style-name="ce132" office:value-type="string" table:number-columns-spanned="1" table:number-rows-spanned="2">
            <text:p>0014</text:p>
          </table:table-cell>
          <table:table-cell table:style-name="ce132" office:value-type="string" table:number-columns-spanned="1" table:number-rows-spanned="2">
            <text:p>0015</text:p>
          </table:table-cell>
          <table:table-cell table:style-name="ce132" office:value-type="string" table:number-columns-spanned="1" table:number-rows-spanned="2">
            <text:p>0016</text:p>
          </table:table-cell>
          <table:table-cell table:style-name="ce132" office:value-type="string" table:number-columns-spanned="1" table:number-rows-spanned="2">
            <text:p>0017</text:p>
          </table:table-cell>
          <table:table-cell table:style-name="ce132" office:value-type="string" table:number-columns-spanned="1" table:number-rows-spanned="2">
            <text:p>0018</text:p>
          </table:table-cell>
          <table:table-cell table:style-name="ce132" office:value-type="string" table:number-columns-spanned="1" table:number-rows-spanned="2">
            <text:p>0019</text:p>
          </table:table-cell>
          <table:table-cell table:style-name="ce132" office:value-type="string" table:number-columns-spanned="1" table:number-rows-spanned="2">
            <text:p>0020</text:p>
          </table:table-cell>
          <table:table-cell table:number-columns-repeated="983"/>
        </table:table-row>
        <table:table-row table:style-name="ro25">
          <table:covered-table-cell table:number-columns-repeated="21" table:style-name="ce86"/>
          <table:covered-table-cell table:number-columns-repeated="20" table:style-name="ce132"/>
          <table:table-cell table:number-columns-repeated="983"/>
        </table:table-row>
        <table:table-row table:style-name="ro23">
          <table:table-cell table:style-name="ce87" office:value-type="string" table:number-columns-spanned="1" table:number-rows-spanned="23">
            <text:p>Condition</text:p>
          </table:table-cell>
          <table:table-cell table:style-name="ce95" office:value-type="string">
            <text:p>Test conditions start from here</text:p>
          </table:table-cell>
          <table:table-cell table:style-name="ce106" table:number-columns-repeated="18"/>
          <table:table-cell table:style-name="ce125"/>
          <table:table-cell table:style-name="ce133" table:content-validation-name="val4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 office:value-type="string">
            <text:p>Login Server Info</text:p>
          </table:table-cell>
          <table:table-cell table:style-name="ce98"/>
          <table:table-cell table:style-name="ce107" table:number-columns-repeated="17"/>
          <table:table-cell table:style-name="ce126"/>
          <table:table-cell table:style-name="ce134" table:content-validation-name="val4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Server URL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4" office:value-type="string">
            <text:p>①</text:p>
          </table:table-cell>
          <table:table-cell table:style-name="ce134" table:content-validation-name="val4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Server URL is invalid</text:p>
          </table:table-cell>
          <table:table-cell table:style-name="ce98" table:number-columns-repeated="17"/>
          <table:table-cell table:style-name="ce122"/>
          <table:table-cell table:style-name="ce134" table:content-validation-name="val4"/>
          <table:table-cell table:style-name="ce134" table:content-validation-name="val4" office:value-type="string">
            <text:p>②</text:p>
          </table:table-cell>
          <table:table-cell table:style-name="ce134" table:content-validation-name="val4" table:number-columns-repeated="18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Server URL is null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2"/>
          <table:table-cell table:style-name="ce134" table:content-validation-name="val4" office:value-type="string">
            <text:p>③</text:p>
          </table:table-cell>
          <table:table-cell table:style-name="ce134" table:content-validation-name="val4" table:number-columns-repeated="17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Server URL is miss port info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3"/>
          <table:table-cell table:style-name="ce134" table:content-validation-name="val4" office:value-type="string">
            <text:p>④</text:p>
          </table:table-cell>
          <table:table-cell table:style-name="ce134" table:content-validation-name="val4" table:number-columns-repeated="16"/>
          <table:table-cell table:number-columns-repeated="983"/>
        </table:table-row>
        <table:table-row table:style-name="ro26" table:visibility="collapse">
          <table:covered-table-cell table:style-name="ce87"/>
          <table:table-cell table:style-name="ce96"/>
          <table:table-cell table:style-name="ce98" office:value-type="string">
            <text:p>Username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Password is valid</text:p>
          </table:table-cell>
          <table:table-cell table:style-name="ce107" table:number-columns-repeated="17"/>
          <table:table-cell table:style-name="ce126"/>
          <table:table-cell table:style-name="ce134" table:content-validation-name="val4" table:number-columns-repeated="4"/>
          <table:table-cell table:style-name="ce134" table:content-validation-name="val4" office:value-type="string">
            <text:p>⑤</text:p>
          </table:table-cell>
          <table:table-cell table:style-name="ce134" table:content-validation-name="val4" table:number-columns-repeated="15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Username is invalid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5"/>
          <table:table-cell table:style-name="ce134" table:content-validation-name="val4" office:value-type="string">
            <text:p>⑥</text:p>
          </table:table-cell>
          <table:table-cell table:style-name="ce134" table:content-validation-name="val4" table:number-columns-repeated="14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Password is invalid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6"/>
          <table:table-cell table:style-name="ce134" table:content-validation-name="val4" office:value-type="string">
            <text:p>⑦</text:p>
          </table:table-cell>
          <table:table-cell table:style-name="ce134" table:content-validation-name="val4" table:number-columns-repeated="13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Username is null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7"/>
          <table:table-cell table:style-name="ce134" table:content-validation-name="val4" office:value-type="string">
            <text:p>⑧</text:p>
          </table:table-cell>
          <table:table-cell table:style-name="ce134" table:content-validation-name="val4" table:number-columns-repeated="12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Password is null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8"/>
          <table:table-cell table:style-name="ce134" table:content-validation-name="val4" office:value-type="string">
            <text:p>⑨</text:p>
          </table:table-cell>
          <table:table-cell table:style-name="ce134" table:content-validation-name="val4" table:number-columns-repeated="11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Username is not permission (is not manager account)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9"/>
          <table:table-cell table:style-name="ce134" table:content-validation-name="val4" office:value-type="string">
            <text:p>○</text:p>
          </table:table-cell>
          <table:table-cell table:style-name="ce134" table:content-validation-name="val4" table:number-columns-repeated="10"/>
          <table:table-cell table:number-columns-repeated="983"/>
        </table:table-row>
        <table:table-row table:style-name="ro23">
          <table:covered-table-cell table:style-name="ce87"/>
          <table:table-cell table:style-name="ce96" office:value-type="string">
            <text:p>Create &amp; Update Account from MetaWeb</text:p>
          </table:table-cell>
          <table:table-cell table:style-name="ce98" table:number-columns-repeated="18"/>
          <table:table-cell table:style-name="ce122"/>
          <table:table-cell table:style-name="ce134" table:content-validation-name="val4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Core server is started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10"/>
          <table:table-cell table:style-name="ce134" table:content-validation-name="val4" office:value-type="string">
            <text:p>①</text:p>
          </table:table-cell>
          <table:table-cell table:style-name="ce134" table:content-validation-name="val4" table:number-columns-repeated="9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Core server is not start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11"/>
          <table:table-cell table:style-name="ce134" table:content-validation-name="val4" office:value-type="string">
            <text:p>②</text:p>
          </table:table-cell>
          <table:table-cell table:style-name="ce134" table:content-validation-name="val4" table:number-columns-repeated="8"/>
          <table:table-cell table:number-columns-repeated="983"/>
        </table:table-row>
        <table:table-row table:style-name="ro23">
          <table:covered-table-cell table:style-name="ce87"/>
          <table:table-cell table:style-name="ce107"/>
          <table:table-cell table:style-name="ce98" office:value-type="string">
            <text:p>MTCore server restart</text:p>
          </table:table-cell>
          <table:table-cell table:style-name="ce107" table:number-columns-repeated="17"/>
          <table:table-cell table:style-name="ce126"/>
          <table:table-cell table:style-name="ce134" table:content-validation-name="val4" table:number-columns-repeated="12"/>
          <table:table-cell table:style-name="ce134" table:content-validation-name="val4" office:value-type="string">
            <text:p>③</text:p>
          </table:table-cell>
          <table:table-cell table:style-name="ce134" table:content-validation-name="val4" table:number-columns-repeated="7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Core server URL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13"/>
          <table:table-cell table:style-name="ce134" table:content-validation-name="val4" office:value-type="string">
            <text:p>④</text:p>
          </table:table-cell>
          <table:table-cell table:style-name="ce134" table:content-validation-name="val4" table:number-columns-repeated="6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Core server URL is invalid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14"/>
          <table:table-cell table:style-name="ce134" table:content-validation-name="val4" office:value-type="string">
            <text:p>⑤</text:p>
          </table:table-cell>
          <table:table-cell table:style-name="ce134" table:content-validation-name="val4" table:number-columns-repeated="5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4Server is started</text:p>
          </table:table-cell>
          <table:table-cell table:style-name="ce98" table:number-columns-repeated="17"/>
          <table:table-cell table:style-name="ce122"/>
          <table:table-cell table:style-name="ce134" table:content-validation-name="val4" table:number-columns-repeated="15"/>
          <table:table-cell table:style-name="ce134" table:content-validation-name="val4" office:value-type="string">
            <text:p>⑥</text:p>
          </table:table-cell>
          <table:table-cell table:style-name="ce134" table:content-validation-name="val4" table:number-columns-repeated="4"/>
          <table:table-cell table:number-columns-repeated="983"/>
        </table:table-row>
        <table:table-row table:style-name="ro23">
          <table:covered-table-cell table:style-name="ce87"/>
          <table:table-cell table:style-name="ce99"/>
          <table:table-cell table:style-name="ce98" office:value-type="string">
            <text:p>Mt4Server is not start</text:p>
          </table:table-cell>
          <table:table-cell table:style-name="ce108"/>
          <table:table-cell table:style-name="ce111"/>
          <table:table-cell table:style-name="ce108" table:number-columns-repeated="15"/>
          <table:table-cell table:style-name="ce127"/>
          <table:table-cell table:style-name="ce134" table:content-validation-name="val4" table:number-columns-repeated="16"/>
          <table:table-cell table:style-name="ce134" table:content-validation-name="val4" office:value-type="string">
            <text:p>⑦</text:p>
          </table:table-cell>
          <table:table-cell table:style-name="ce134" table:content-validation-name="val4" table:number-columns-repeated="3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table:number-columns-repeated="18"/>
          <table:table-cell table:style-name="ce122"/>
          <table:table-cell table:style-name="ce134" table:content-validation-name="val4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40"/>
          <table:table-cell table:style-name="ce149" table:number-columns-repeated="18"/>
          <table:table-cell table:style-name="ce152"/>
          <table:table-cell table:style-name="ce154" table:content-validation-name="val4" table:number-columns-repeated="20"/>
          <table:table-cell table:number-columns-repeated="983"/>
        </table:table-row>
        <table:table-row table:style-name="ro23">
          <table:table-cell table:style-name="ce88" office:value-type="string" table:number-columns-spanned="1" table:number-rows-spanned="23">
            <text:p>Confirm</text:p>
          </table:table-cell>
          <table:table-cell table:style-name="ce100" office:value-type="string">
            <text:p>Expected Outputs starts from here</text:p>
          </table:table-cell>
          <table:table-cell table:style-name="ce109" table:number-columns-repeated="18"/>
          <table:table-cell table:style-name="ce128"/>
          <table:table-cell table:style-name="ce135" table:content-validation-name="val4" table:number-columns-repeated="20"/>
          <table:table-cell table:number-columns-repeated="983"/>
        </table:table-row>
        <table:table-row table:style-name="ro23">
          <table:covered-table-cell table:style-name="ce88"/>
          <table:table-cell table:style-name="ce141" office:value-type="string">
            <text:p>Login Server Info</text:p>
          </table:table-cell>
          <table:table-cell table:style-name="ce150" table:number-columns-repeated="18"/>
          <table:table-cell table:style-name="ce153"/>
          <table:table-cell table:style-name="ce155" table:content-validation-name="val4" table:number-columns-repeated="20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Log find server successful</text:p>
          </table:table-cell>
          <table:covered-table-cell table:number-columns-repeated="18" table:style-name="ce150"/>
          <table:table-cell table:style-name="ce155" table:content-validation-name="val4" office:value-type="string">
            <text:p>①</text:p>
          </table:table-cell>
          <table:table-cell table:style-name="ce155" table:content-validation-name="val4" table:number-columns-repeated="19"/>
          <table:table-cell table:number-columns-repeated="983"/>
        </table:table-row>
        <table:table-row table:style-name="ro23">
          <table:covered-table-cell table:style-name="ce88"/>
          <table:table-cell table:style-name="ce97"/>
          <table:table-cell table:style-name="ce98" office:value-type="string" table:number-columns-spanned="19" table:number-rows-spanned="1">
            <text:p>Log could not find server</text:p>
          </table:table-cell>
          <table:covered-table-cell table:number-columns-repeated="18" table:style-name="ce98"/>
          <table:table-cell table:style-name="ce134" table:content-validation-name="val4"/>
          <table:table-cell table:style-name="ce134" table:content-validation-name="val4" office:value-type="string">
            <text:p>②</text:p>
          </table:table-cell>
          <table:table-cell table:style-name="ce134" table:content-validation-name="val4" table:number-columns-repeated="14"/>
          <table:table-cell table:style-name="ce123" table:content-validation-name="val4" table:number-columns-repeated="4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Log find server successful</text:p>
          </table:table-cell>
          <table:covered-table-cell table:number-columns-repeated="18" table:style-name="ce150"/>
          <table:table-cell table:style-name="ce155" table:content-validation-name="val4" table:number-columns-repeated="2"/>
          <table:table-cell table:style-name="ce155" table:content-validation-name="val4" office:value-type="string">
            <text:p>③</text:p>
          </table:table-cell>
          <table:table-cell table:style-name="ce155" table:content-validation-name="val4" table:number-columns-repeated="17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Log could not connect to server via a port:</text:p>
          </table:table-cell>
          <table:covered-table-cell table:number-columns-repeated="18" table:style-name="ce150"/>
          <table:table-cell table:style-name="ce155" table:content-validation-name="val4" table:number-columns-repeated="3"/>
          <table:table-cell table:style-name="ce155" table:content-validation-name="val4" office:value-type="string">
            <text:p>④</text:p>
          </table:table-cell>
          <table:table-cell table:style-name="ce155" table:content-validation-name="val4" table:number-columns-repeated="16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Login successfully</text:p>
          </table:table-cell>
          <table:covered-table-cell table:number-columns-repeated="18" table:style-name="ce150"/>
          <table:table-cell table:style-name="ce155" table:content-validation-name="val4" table:number-columns-repeated="4"/>
          <table:table-cell table:style-name="ce155" table:content-validation-name="val4" office:value-type="string">
            <text:p>⑤</text:p>
          </table:table-cell>
          <table:table-cell table:style-name="ce155" table:content-validation-name="val4" table:number-columns-repeated="15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Could not login to server</text:p>
          </table:table-cell>
          <table:covered-table-cell table:number-columns-repeated="18" table:style-name="ce150"/>
          <table:table-cell table:style-name="ce155" table:content-validation-name="val4" table:number-columns-repeated="5"/>
          <table:table-cell table:style-name="ce155" table:content-validation-name="val4" office:value-type="string">
            <text:p>⑥</text:p>
          </table:table-cell>
          <table:table-cell table:style-name="ce155" table:content-validation-name="val4" table:number-columns-repeated="14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Log password is invalid</text:p>
          </table:table-cell>
          <table:covered-table-cell table:number-columns-repeated="18" table:style-name="ce150"/>
          <table:table-cell table:style-name="ce155" table:content-validation-name="val4" table:number-columns-repeated="5"/>
          <table:table-cell table:style-name="ce155" table:content-validation-name="val4" office:value-type="string">
            <text:p>⑥</text:p>
          </table:table-cell>
          <table:table-cell table:style-name="ce155" table:content-validation-name="val4" table:number-columns-repeated="14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Could not login to server</text:p>
          </table:table-cell>
          <table:covered-table-cell table:number-columns-repeated="18" table:style-name="ce150"/>
          <table:table-cell table:style-name="ce155" table:content-validation-name="val4" table:number-columns-repeated="6"/>
          <table:table-cell table:style-name="ce155" table:content-validation-name="val4" office:value-type="string">
            <text:p>⑦</text:p>
          </table:table-cell>
          <table:table-cell table:style-name="ce155" table:content-validation-name="val4" table:number-columns-repeated="13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Could not login to server</text:p>
          </table:table-cell>
          <table:covered-table-cell table:number-columns-repeated="18" table:style-name="ce150"/>
          <table:table-cell table:style-name="ce155" table:content-validation-name="val4" table:number-columns-repeated="7"/>
          <table:table-cell table:style-name="ce155" table:content-validation-name="val4" office:value-type="string">
            <text:p>⑧</text:p>
          </table:table-cell>
          <table:table-cell table:style-name="ce155" table:content-validation-name="val4" table:number-columns-repeated="12"/>
          <table:table-cell table:number-columns-repeated="983"/>
        </table:table-row>
        <table:table-row table:style-name="ro23">
          <table:covered-table-cell table:style-name="ce88"/>
          <table:table-cell table:style-name="ce142"/>
          <table:table-cell table:style-name="ce150" office:value-type="string" table:number-columns-spanned="19" table:number-rows-spanned="1">
            <text:p>Could not login to server</text:p>
          </table:table-cell>
          <table:covered-table-cell table:number-columns-repeated="18" table:style-name="ce150"/>
          <table:table-cell table:style-name="ce155" table:content-validation-name="val4" table:number-columns-repeated="8"/>
          <table:table-cell table:style-name="ce155" table:content-validation-name="val4" office:value-type="string">
            <text:p>⑨</text:p>
          </table:table-cell>
          <table:table-cell table:style-name="ce155" table:content-validation-name="val4" table:number-columns-repeated="11"/>
          <table:table-cell table:number-columns-repeated="983"/>
        </table:table-row>
        <table:table-row table:style-name="ro23">
          <table:covered-table-cell table:style-name="ce88"/>
          <table:table-cell table:style-name="ce97"/>
          <table:table-cell table:style-name="ce151" office:value-type="string" table:number-columns-spanned="19" table:number-rows-spanned="1">
            <text:p>Write log file Exception (if have)</text:p>
          </table:table-cell>
          <table:covered-table-cell table:number-columns-repeated="18" table:style-name="ce151"/>
          <table:table-cell table:style-name="ce134" table:content-validation-name="val4" office:value-type="string">
            <text:p>①</text:p>
          </table:table-cell>
          <table:table-cell table:style-name="ce134" table:content-validation-name="val4" office:value-type="string">
            <text:p>②</text:p>
          </table:table-cell>
          <table:table-cell table:style-name="ce134" table:content-validation-name="val4" office:value-type="string">
            <text:p>③</text:p>
          </table:table-cell>
          <table:table-cell table:style-name="ce134" table:content-validation-name="val4" office:value-type="string">
            <text:p>④</text:p>
          </table:table-cell>
          <table:table-cell table:style-name="ce134" table:content-validation-name="val4" office:value-type="string">
            <text:p>⑤</text:p>
          </table:table-cell>
          <table:table-cell table:style-name="ce134" table:content-validation-name="val4" office:value-type="string">
            <text:p>⑥</text:p>
          </table:table-cell>
          <table:table-cell table:style-name="ce134" table:content-validation-name="val4" office:value-type="string">
            <text:p>⑦</text:p>
          </table:table-cell>
          <table:table-cell table:style-name="ce134" table:content-validation-name="val4" office:value-type="string">
            <text:p>⑧</text:p>
          </table:table-cell>
          <table:table-cell table:style-name="ce134" table:content-validation-name="val4" office:value-type="string">
            <text:p>⑨</text:p>
          </table:table-cell>
          <table:table-cell table:style-name="ce134" table:content-validation-name="val4" table:number-columns-repeated="7"/>
          <table:table-cell table:style-name="ce123" table:content-validation-name="val4" table:number-columns-repeated="4"/>
          <table:table-cell table:number-columns-repeated="983"/>
        </table:table-row>
        <table:table-row table:style-name="ro23">
          <table:covered-table-cell table:style-name="ce88"/>
          <table:table-cell table:style-name="ce96" office:value-type="string" table:number-columns-spanned="19" table:number-rows-spanned="1">
            <text:p>Create &amp; Update Account from MetaWeb</text:p>
          </table:table-cell>
          <table:covered-table-cell table:number-columns-repeated="18" table:style-name="ce96"/>
          <table:table-cell table:style-name="ce151"/>
          <table:table-cell table:style-name="ce134" table:content-validation-name="val4" table:number-columns-repeated="18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office:value-type="string" table:number-columns-spanned="19" table:number-rows-spanned="1">
            <text:p>Action perform successfully</text:p>
          </table:table-cell>
          <table:covered-table-cell table:number-columns-repeated="18" table:style-name="ce151"/>
          <table:table-cell table:style-name="ce134" table:content-validation-name="val4" table:number-columns-repeated="10"/>
          <table:table-cell table:style-name="ce134" table:content-validation-name="val4" office:value-type="string">
            <text:p>①</text:p>
          </table:table-cell>
          <table:table-cell table:style-name="ce134" table:content-validation-name="val4" table:number-columns-repeated="7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office:value-type="string" table:number-columns-spanned="19" table:number-rows-spanned="1">
            <text:p>Could not connect to RMI server</text:p>
          </table:table-cell>
          <table:covered-table-cell table:number-columns-repeated="18" table:style-name="ce151"/>
          <table:table-cell table:style-name="ce134" table:content-validation-name="val4" table:number-columns-repeated="11"/>
          <table:table-cell table:style-name="ce134" table:content-validation-name="val4" office:value-type="string">
            <text:p>②</text:p>
          </table:table-cell>
          <table:table-cell table:style-name="ce134" table:content-validation-name="val4" table:number-columns-repeated="6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office:value-type="string" table:number-columns-spanned="19" table:number-rows-spanned="1">
            <text:p>Re connect to RMI</text:p>
          </table:table-cell>
          <table:covered-table-cell table:number-columns-repeated="18" table:style-name="ce151"/>
          <table:table-cell table:style-name="ce134" table:content-validation-name="val4" table:number-columns-repeated="12"/>
          <table:table-cell table:style-name="ce134" table:content-validation-name="val4" office:value-type="string">
            <text:p>③</text:p>
          </table:table-cell>
          <table:table-cell table:style-name="ce134" table:content-validation-name="val4" table:number-columns-repeated="5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office:value-type="string" table:number-columns-spanned="19" table:number-rows-spanned="1">
            <text:p>Write log Exception</text:p>
          </table:table-cell>
          <table:covered-table-cell table:number-columns-repeated="18" table:style-name="ce151"/>
          <table:table-cell table:style-name="ce134" table:content-validation-name="val4" table:number-columns-repeated="12"/>
          <table:table-cell table:style-name="ce134" table:content-validation-name="val4" office:value-type="string">
            <text:p>③</text:p>
          </table:table-cell>
          <table:table-cell table:style-name="ce134" table:content-validation-name="val4" table:number-columns-repeated="5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office:value-type="string" table:number-columns-spanned="19" table:number-rows-spanned="1">
            <text:p>Action perform successfully</text:p>
          </table:table-cell>
          <table:covered-table-cell table:number-columns-repeated="18" table:style-name="ce151"/>
          <table:table-cell table:style-name="ce134" table:content-validation-name="val4" table:number-columns-repeated="13"/>
          <table:table-cell table:style-name="ce134" table:content-validation-name="val4" office:value-type="string">
            <text:p>④</text:p>
          </table:table-cell>
          <table:table-cell table:style-name="ce134" table:content-validation-name="val4" table:number-columns-repeated="4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office:value-type="string" table:number-columns-spanned="19" table:number-rows-spanned="1">
            <text:p>Could not connect to RMI server</text:p>
          </table:table-cell>
          <table:covered-table-cell table:number-columns-repeated="18" table:style-name="ce151"/>
          <table:table-cell table:style-name="ce134" table:content-validation-name="val4" table:number-columns-repeated="14"/>
          <table:table-cell table:style-name="ce134" table:content-validation-name="val4" office:value-type="string">
            <text:p>⑤</text:p>
          </table:table-cell>
          <table:table-cell table:style-name="ce134" table:content-validation-name="val4" table:number-columns-repeated="3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office:value-type="string" table:number-columns-spanned="19" table:number-rows-spanned="1">
            <text:p>Action perform successfully</text:p>
          </table:table-cell>
          <table:covered-table-cell table:number-columns-repeated="18" table:style-name="ce151"/>
          <table:table-cell table:style-name="ce134" table:content-validation-name="val4" table:number-columns-repeated="15"/>
          <table:table-cell table:style-name="ce134" table:content-validation-name="val4" office:value-type="string">
            <text:p>⑥</text:p>
          </table:table-cell>
          <table:table-cell table:style-name="ce134" table:content-validation-name="val4" table:number-columns-repeated="2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office:value-type="string" table:number-columns-spanned="19" table:number-rows-spanned="1">
            <text:p>Log could not connect to MT server</text:p>
          </table:table-cell>
          <table:covered-table-cell table:number-columns-repeated="18" table:style-name="ce151"/>
          <table:table-cell table:style-name="ce134" table:content-validation-name="val4" table:number-columns-repeated="16"/>
          <table:table-cell table:style-name="ce134" table:content-validation-name="val4" office:value-type="string">
            <text:p>⑦</text:p>
          </table:table-cell>
          <table:table-cell table:style-name="ce134" table:content-validation-name="val4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3">
          <table:covered-table-cell table:style-name="ce88"/>
          <table:table-cell table:style-name="ce96"/>
          <table:table-cell table:style-name="ce151" table:number-columns-spanned="18" table:number-rows-spanned="1"/>
          <table:covered-table-cell table:number-columns-repeated="17" table:style-name="ce151"/>
          <table:table-cell table:style-name="ce151"/>
          <table:table-cell table:style-name="ce134" table:content-validation-name="val4" table:number-columns-repeated="18"/>
          <table:table-cell table:style-name="ce134"/>
          <table:table-cell table:style-name="ce134" table:content-validation-name="val4"/>
          <table:table-cell table:number-columns-repeated="983"/>
        </table:table-row>
        <table:table-row table:style-name="ro29">
          <table:table-cell table:style-name="ce89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89"/>
          <table:table-cell table:number-columns-repeated="12" table:style-name="ce136" table:content-validation-name="val5" office:value-type="string">
            <text:p>N</text:p>
          </table:table-cell>
          <table:table-cell table:style-name="ce136" table:content-validation-name="val5" office:value-type="string">
            <text:p>A</text:p>
          </table:table-cell>
          <table:table-cell table:number-columns-repeated="4" table:style-name="ce136" table:content-validation-name="val5" office:value-type="string">
            <text:p>N</text:p>
          </table:table-cell>
          <table:table-cell table:style-name="ce136" table:content-validation-name="val5" table:number-columns-repeated="3"/>
          <table:table-cell table:number-columns-repeated="983"/>
        </table:table-row>
        <table:table-row table:style-name="ro23">
          <table:table-cell table:style-name="ce90" office:value-type="string" table:number-columns-spanned="5" table:number-rows-spanned="2">
            <text:p>Function name</text:p>
          </table:table-cell>
          <table:covered-table-cell table:number-columns-repeated="4" table:style-name="ce90"/>
          <table:table-cell table:style-name="ce113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113"/>
          <table:table-cell table:style-name="ce123" office:value-type="string" table:number-columns-spanned="5" table:number-rows-spanned="2">
            <text:p>Date</text:p>
          </table:table-cell>
          <table:covered-table-cell table:number-columns-repeated="4" table:style-name="ce123"/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number-columns-repeated="983"/>
        </table:table-row>
        <table:table-row table:style-name="ro31">
          <table:covered-table-cell table:number-columns-repeated="5" table:style-name="ce90"/>
          <table:covered-table-cell table:number-columns-repeated="11" table:style-name="ce113"/>
          <table:covered-table-cell table:number-columns-repeated="5" table:style-name="ce123"/>
          <table:covered-table-cell table:number-columns-repeated="20" table:style-name="ce137"/>
          <table:table-cell table:number-columns-repeated="983"/>
        </table:table-row>
        <table:table-row table:style-name="ro32">
          <table:table-cell table:style-name="ce91"/>
          <table:table-cell table:style-name="ce102" table:number-columns-repeated="4"/>
          <table:table-cell table:style-name="ce114" table:number-columns-repeated="7"/>
          <table:table-cell table:style-name="ce118" table:number-columns-repeated="3"/>
          <table:table-cell table:style-name="ce121"/>
          <table:table-cell table:style-name="ce124" office:value-type="string" table:number-columns-spanned="5" table:number-rows-spanned="1">
            <text:p>Executor</text:p>
          </table:table-cell>
          <table:covered-table-cell table:number-columns-repeated="4" table:style-name="ce124"/>
          <table:table-cell table:style-name="ce138" table:number-columns-repeated="20"/>
          <table:table-cell table:number-columns-repeated="983"/>
        </table:table-row>
        <table:table-row table:style-name="ro23">
          <table:table-cell table:style-name="ce92"/>
          <table:table-cell table:style-name="ce103" table:number-columns-repeated="10"/>
          <table:table-cell table:style-name="ce115"/>
          <table:table-cell table:style-name="ce97" office:value-type="string">
            <text:p>Item no</text:p>
          </table:table-cell>
          <table:table-cell table:style-name="ce98" table:number-columns-repeated="2"/>
          <table:table-cell table:style-name="ce122"/>
          <table:table-cell table:style-name="ce97"/>
          <table:table-cell table:style-name="ce98" table:number-columns-repeated="3"/>
          <table:table-cell table:style-name="ce122"/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table-cell table:style-name="ce119" office:value-type="string" table:number-columns-spanned="1" table:number-rows-spanned="4">
            <text:p>Test result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Normal</text:p>
          </table:table-cell>
          <table:covered-table-cell table:number-columns-repeated="3" table:style-name="ce85"/>
          <table:table-cell table:style-name="ce129" table:formula="of:=COUNTIF([.V54:.AK54];&quot;N&quot;)" office:value-type="float" office:value="15">
            <text:p>15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2" table:number-columns-spanned="3" table:number-rows-spanned="1">
            <text:p>2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Abnormal</text:p>
          </table:table-cell>
          <table:covered-table-cell table:number-columns-repeated="3" table:style-name="ce85"/>
          <table:table-cell table:style-name="ce129" table:formula="of:=COUNTIF([.V54:.AK54];&quot;A&quot;)" office:value-type="float" office:value="1">
            <text:p>1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3" table:number-columns-spanned="3" table:number-rows-spanned="1">
            <text:p>3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Boundary/limitation</text:p>
          </table:table-cell>
          <table:covered-table-cell table:number-columns-repeated="3" table:style-name="ce85"/>
          <table:table-cell table:style-name="ce129" table:formula="of:=COUNTIF([.V54:.AK54];&quot;B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4" table:number-columns-spanned="3" table:number-rows-spanned="1">
            <text:p>4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Other</text:p>
          </table:table-cell>
          <table:covered-table-cell table:number-columns-repeated="3" table:style-name="ce85"/>
          <table:table-cell table:style-name="ce129" table:formula="of:=COUNTIF([.V54:.AK54];&quot;E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4"/>
          <table:table-cell table:style-name="ce105" table:number-columns-repeated="10"/>
          <table:table-cell table:style-name="ce117"/>
          <table:table-cell table:style-name="ce97"/>
          <table:table-cell table:style-name="ce98" table:number-columns-repeated="2"/>
          <table:table-cell table:style-name="ce122"/>
          <table:table-cell table:style-name="ce85" office:value-type="string" table:number-columns-spanned="4" table:number-rows-spanned="1">
            <text:p>Total</text:p>
          </table:table-cell>
          <table:covered-table-cell table:number-columns-repeated="3" table:style-name="ce85"/>
          <table:table-cell table:style-name="ce129" table:formula="of:=SUM([.U59:.U62])" office:value-type="float" office:value="16">
            <text:p>16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23" table:number-rows-repeated="1048510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&lt;Case Create &amp; Update Account&gt; PCL" table:style-name="ta9">
        <table:table-column table:style-name="co24" table:number-columns-repeated="20" table:default-cell-style-name="ce84"/>
        <table:table-column table:style-name="co25" table:default-cell-style-name="ce84"/>
        <table:table-column table:style-name="co24" table:number-columns-repeated="236" table:default-cell-style-name="ce84"/>
        <table:table-column table:style-name="co24" table:number-columns-repeated="767" table:default-cell-style-name="Default"/>
        <table:table-row table:style-name="ro23">
          <table:table-cell table:style-name="ce83" office:value-type="string" table:number-columns-spanned="21" table:number-rows-spanned="3">
            <text:p>Test item/Result list</text:p>
          </table:table-cell>
          <table:covered-table-cell table:number-columns-repeated="20" table:style-name="ce83"/>
          <table:table-cell table:style-name="ce130" office:value-type="string" table:number-columns-spanned="3" table:number-rows-spanned="1">
            <text:p>Creator</text:p>
          </table:table-cell>
          <table:covered-table-cell table:number-columns-repeated="2" table:style-name="ce130"/>
          <table:table-cell table:style-name="ce134" office:value-type="string" table:number-columns-spanned="3" table:number-rows-spanned="1">
            <text:p>TanLX</text:p>
          </table:table-cell>
          <table:covered-table-cell table:number-columns-repeated="2" table:style-name="ce134"/>
          <table:table-cell table:style-name="ce130" office:value-type="string" table:number-columns-spanned="4" table:number-rows-spanned="1">
            <text:p>Reviewer</text:p>
          </table:table-cell>
          <table:covered-table-cell table:number-columns-repeated="3" table:style-name="ce130"/>
          <table:table-cell table:style-name="ce134" office:value-type="string" table:number-columns-spanned="6" table:number-rows-spanned="1">
            <text:p>TuanCA</text:p>
          </table:table-cell>
          <table:covered-table-cell table:number-columns-repeated="5" table:style-name="ce134"/>
          <table:table-cell table:number-columns-repeated="987"/>
        </table:table-row>
        <table:table-row table:style-name="ro23">
          <table:covered-table-cell table:number-columns-repeated="21" table:style-name="ce83"/>
          <table:table-cell table:style-name="ce131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31"/>
          <table:table-cell table:number-columns-repeated="987"/>
        </table:table-row>
        <table:table-row table:style-name="ro24">
          <table:covered-table-cell table:number-columns-repeated="21" table:style-name="ce83"/>
          <table:covered-table-cell table:number-columns-repeated="16" table:style-name="ce131"/>
          <table:table-cell table:number-columns-repeated="987"/>
        </table:table-row>
        <table:table-row table:style-name="ro23">
          <table:table-cell table:number-columns-repeated="1024"/>
        </table:table-row>
        <table:table-row table:style-name="ro23">
          <table:table-cell table:style-name="ce85" office:value-type="string" table:number-columns-spanned="3" table:number-rows-spanned="1">
            <text:p>Title</text:p>
          </table:table-cell>
          <table:covered-table-cell table:number-columns-repeated="2" table:style-name="ce85"/>
          <table:table-cell table:style-name="ce110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110"/>
          <table:table-cell table:number-columns-repeated="987"/>
        </table:table-row>
        <table:table-row table:style-name="ro25">
          <table:table-cell table:style-name="ce86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86"/>
          <table:table-cell table:style-name="ce132" office:value-type="string" table:number-columns-spanned="1" table:number-rows-spanned="2">
            <text:p>0001</text:p>
          </table:table-cell>
          <table:table-cell table:style-name="ce132" office:value-type="string" table:number-columns-spanned="1" table:number-rows-spanned="2">
            <text:p>0002</text:p>
          </table:table-cell>
          <table:table-cell table:style-name="ce132" office:value-type="string" table:number-columns-spanned="1" table:number-rows-spanned="2">
            <text:p>0003</text:p>
          </table:table-cell>
          <table:table-cell table:style-name="ce132" office:value-type="string" table:number-columns-spanned="1" table:number-rows-spanned="2">
            <text:p>0004</text:p>
          </table:table-cell>
          <table:table-cell table:style-name="ce132" office:value-type="string" table:number-columns-spanned="1" table:number-rows-spanned="2">
            <text:p>0005</text:p>
          </table:table-cell>
          <table:table-cell table:style-name="ce132" office:value-type="string" table:number-columns-spanned="1" table:number-rows-spanned="2">
            <text:p>0006</text:p>
          </table:table-cell>
          <table:table-cell table:style-name="ce132" office:value-type="string" table:number-columns-spanned="1" table:number-rows-spanned="2">
            <text:p>0007</text:p>
          </table:table-cell>
          <table:table-cell table:style-name="ce132" office:value-type="string" table:number-columns-spanned="1" table:number-rows-spanned="2">
            <text:p>0008</text:p>
          </table:table-cell>
          <table:table-cell table:style-name="ce132" office:value-type="string" table:number-columns-spanned="1" table:number-rows-spanned="2">
            <text:p>0009</text:p>
          </table:table-cell>
          <table:table-cell table:style-name="ce132" office:value-type="string" table:number-columns-spanned="1" table:number-rows-spanned="2">
            <text:p>0010</text:p>
          </table:table-cell>
          <table:table-cell table:style-name="ce132" office:value-type="string" table:number-columns-spanned="1" table:number-rows-spanned="2">
            <text:p>0011</text:p>
          </table:table-cell>
          <table:table-cell table:style-name="ce132" office:value-type="string" table:number-columns-spanned="1" table:number-rows-spanned="2">
            <text:p>0012</text:p>
          </table:table-cell>
          <table:table-cell table:style-name="ce132" office:value-type="string" table:number-columns-spanned="1" table:number-rows-spanned="2">
            <text:p>0013</text:p>
          </table:table-cell>
          <table:table-cell table:style-name="ce132" office:value-type="string" table:number-columns-spanned="1" table:number-rows-spanned="2">
            <text:p>0014</text:p>
          </table:table-cell>
          <table:table-cell table:style-name="ce132" office:value-type="string" table:number-columns-spanned="1" table:number-rows-spanned="2">
            <text:p>0015</text:p>
          </table:table-cell>
          <table:table-cell table:style-name="ce132" office:value-type="string" table:number-columns-spanned="1" table:number-rows-spanned="2">
            <text:p>0016</text:p>
          </table:table-cell>
          <table:table-cell table:style-name="ce132" office:value-type="string" table:number-columns-spanned="1" table:number-rows-spanned="2">
            <text:p>0017</text:p>
          </table:table-cell>
          <table:table-cell table:style-name="ce132" office:value-type="string" table:number-columns-spanned="1" table:number-rows-spanned="2">
            <text:p>0018</text:p>
          </table:table-cell>
          <table:table-cell table:style-name="ce132" office:value-type="string" table:number-columns-spanned="1" table:number-rows-spanned="2">
            <text:p>0019</text:p>
          </table:table-cell>
          <table:table-cell table:style-name="ce132" office:value-type="string" table:number-columns-spanned="1" table:number-rows-spanned="2">
            <text:p>0020</text:p>
          </table:table-cell>
          <table:table-cell table:number-columns-repeated="983"/>
        </table:table-row>
        <table:table-row table:style-name="ro25">
          <table:covered-table-cell table:number-columns-repeated="21" table:style-name="ce86"/>
          <table:covered-table-cell table:number-columns-repeated="20" table:style-name="ce132"/>
          <table:table-cell table:number-columns-repeated="983"/>
        </table:table-row>
        <table:table-row table:style-name="ro23">
          <table:table-cell table:style-name="ce87" office:value-type="string" table:number-columns-spanned="1" table:number-rows-spanned="40">
            <text:p>Condition</text:p>
          </table:table-cell>
          <table:table-cell table:style-name="ce156" office:value-type="string">
            <text:p>Test conditions start from here</text:p>
          </table:table-cell>
          <table:table-cell table:style-name="ce106" table:number-columns-repeated="18"/>
          <table:table-cell table:style-name="ce125"/>
          <table:table-cell table:style-name="ce133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 office:value-type="string">
            <text:p>Create New &amp; Update Account</text:p>
          </table:table-cell>
          <table:table-cell table:style-name="ce107" table:number-columns-repeated="18"/>
          <table:table-cell table:style-name="ce126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Login id is valid (123)</text:p>
          </table:table-cell>
          <table:table-cell table:style-name="ce98" table:number-columns-repeated="17"/>
          <table:table-cell table:style-name="ce122"/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Password is valid (pvn123)</text:p>
          </table:table-cell>
          <table:table-cell table:style-name="ce98" table:number-columns-repeated="17"/>
          <table:table-cell table:style-name="ce122"/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Group is exist (manager)</text:p>
          </table:table-cell>
          <table:table-cell table:style-name="ce98" table:number-columns-repeated="17"/>
          <table:table-cell table:style-name="ce122"/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9" office:value-type="string">
            <text:p>Name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Login id is invalid</text:p>
          </table:table-cell>
          <table:table-cell table:style-name="ce98" table:number-columns-repeated="17"/>
          <table:table-cell table:style-name="ce122"/>
          <table:table-cell table:style-name="ce134" table:content-validation-name="val6"/>
          <table:table-cell table:style-name="ce134" table:content-validation-name="val6" office:value-type="string">
            <text:p>②</text:p>
          </table:table-cell>
          <table:table-cell table:style-name="ce134" table:content-validation-name="val6" table:number-columns-repeated="18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Password is valid (pvn123)</text:p>
          </table:table-cell>
          <table:table-cell table:style-name="ce98" table:number-columns-repeated="17"/>
          <table:table-cell table:style-name="ce122"/>
          <table:table-cell table:style-name="ce134" table:content-validation-name="val6"/>
          <table:table-cell table:style-name="ce134" table:content-validation-name="val6" office:value-type="string">
            <text:p>②</text:p>
          </table:table-cell>
          <table:table-cell table:style-name="ce134" table:content-validation-name="val6" table:number-columns-repeated="18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Group is exist (manager)</text:p>
          </table:table-cell>
          <table:table-cell table:style-name="ce98" table:number-columns-repeated="17"/>
          <table:table-cell table:style-name="ce122"/>
          <table:table-cell table:style-name="ce134" table:content-validation-name="val6"/>
          <table:table-cell table:style-name="ce134" table:content-validation-name="val6" office:value-type="string">
            <text:p>②</text:p>
          </table:table-cell>
          <table:table-cell table:style-name="ce134" table:content-validation-name="val6" table:number-columns-repeated="18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9" office:value-type="string">
            <text:p>Name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6"/>
          <table:table-cell table:style-name="ce134" table:content-validation-name="val6" office:value-type="string">
            <text:p>②</text:p>
          </table:table-cell>
          <table:table-cell table:style-name="ce134" table:content-validation-name="val6" table:number-columns-repeated="18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9" office:value-type="string">
            <text:p>Password is invalid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2"/>
          <table:table-cell table:style-name="ce134" table:content-validation-name="val6" office:value-type="string">
            <text:p>③</text:p>
          </table:table-cell>
          <table:table-cell table:style-name="ce134" table:content-validation-name="val6" table:number-columns-repeated="17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9" office:value-type="string">
            <text:p>Group is not exist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3"/>
          <table:table-cell table:style-name="ce134" table:content-validation-name="val6" office:value-type="string">
            <text:p>④</text:p>
          </table:table-cell>
          <table:table-cell table:style-name="ce134" table:content-validation-name="val6" table:number-columns-repeated="16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9" office:value-type="string">
            <text:p>Name is invalid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4"/>
          <table:table-cell table:style-name="ce134" table:content-validation-name="val6" office:value-type="string">
            <text:p>⑤</text:p>
          </table:table-cell>
          <table:table-cell table:style-name="ce134" table:content-validation-name="val6" table:number-columns-repeated="15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9" office:value-type="string">
            <text:p>Password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5"/>
          <table:table-cell table:style-name="ce134" table:content-validation-name="val6" office:value-type="string">
            <text:p>⑥</text:p>
          </table:table-cell>
          <table:table-cell table:style-name="ce134" table:content-validation-name="val6" table:number-columns-repeated="14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9" office:value-type="string">
            <text:p>Group is exist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5"/>
          <table:table-cell table:style-name="ce134" table:content-validation-name="val6" office:value-type="string">
            <text:p>⑥</text:p>
          </table:table-cell>
          <table:table-cell table:style-name="ce134" table:content-validation-name="val6" table:number-columns-repeated="14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9" office:value-type="string">
            <text:p>Name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5"/>
          <table:table-cell table:style-name="ce134" table:content-validation-name="val6" office:value-type="string">
            <text:p>⑥</text:p>
          </table:table-cell>
          <table:table-cell table:style-name="ce134" table:content-validation-name="val6" table:number-columns-repeated="14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8" office:value-type="string">
            <text:p>Login id is null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6"/>
          <table:table-cell table:style-name="ce134" table:content-validation-name="val6" office:value-type="string">
            <text:p>⑦</text:p>
          </table:table-cell>
          <table:table-cell table:style-name="ce134" table:content-validation-name="val6" table:number-columns-repeated="13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158" office:value-type="string">
            <text:p>Password is null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7"/>
          <table:table-cell table:style-name="ce134" table:content-validation-name="val6" office:value-type="string">
            <text:p>⑧</text:p>
          </table:table-cell>
          <table:table-cell table:style-name="ce134" table:content-validation-name="val6" table:number-columns-repeated="12"/>
          <table:table-cell table:number-columns-repeated="983"/>
        </table:table-row>
        <table:table-row table:style-name="ro26" table:visibility="collapse">
          <table:covered-table-cell table:style-name="ce87"/>
          <table:table-cell table:style-name="ce96"/>
          <table:table-cell table:style-name="ce98" table:number-columns-repeated="18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Group is null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8"/>
          <table:table-cell table:style-name="ce134" table:content-validation-name="val6" office:value-type="string">
            <text:p>⑨</text:p>
          </table:table-cell>
          <table:table-cell table:style-name="ce134" table:content-validation-name="val6" table:number-columns-repeated="11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Name is null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9"/>
          <table:table-cell table:style-name="ce134" table:content-validation-name="val6" office:value-type="string">
            <text:p>○</text:p>
          </table:table-cell>
          <table:table-cell table:style-name="ce134" table:content-validation-name="val6" table:number-columns-repeated="10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Duplicate login id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0"/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9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Japan language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1"/>
          <table:table-cell table:style-name="ce134" table:content-validation-name="val6" office:value-type="string">
            <text:p>②</text:p>
          </table:table-cell>
          <table:table-cell table:style-name="ce134" table:content-validation-name="val6" table:number-columns-repeated="8"/>
          <table:table-cell table:number-columns-repeated="983"/>
        </table:table-row>
        <table:table-row table:style-name="ro23">
          <table:covered-table-cell table:style-name="ce87"/>
          <table:table-cell table:style-name="ce96" office:value-type="string">
            <text:p>Create New Account List</text:p>
          </table:table-cell>
          <table:table-cell table:style-name="ce98" table:number-columns-repeated="18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Account list is null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2"/>
          <table:table-cell table:style-name="ce134" table:content-validation-name="val6" office:value-type="string">
            <text:p>③</text:p>
          </table:table-cell>
          <table:table-cell table:style-name="ce134" table:content-validation-name="val6" table:number-columns-repeated="7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Account list is not null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3"/>
          <table:table-cell table:style-name="ce134" table:content-validation-name="val6" office:value-type="string">
            <text:p>④</text:p>
          </table:table-cell>
          <table:table-cell table:style-name="ce134" table:content-validation-name="val6" table:number-columns-repeated="6"/>
          <table:table-cell table:number-columns-repeated="983"/>
        </table:table-row>
        <table:table-row table:style-name="ro23">
          <table:covered-table-cell table:style-name="ce87"/>
          <table:table-cell table:style-name="ce157" office:value-type="string">
            <text:p>Update Account</text:p>
          </table:table-cell>
          <table:table-cell table:style-name="ce158"/>
          <table:table-cell table:style-name="ce98" table:number-columns-repeated="17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58"/>
          <table:table-cell table:style-name="ce158" office:value-type="string">
            <text:p>Login id is already exist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4"/>
          <table:table-cell table:style-name="ce134" table:content-validation-name="val6" office:value-type="string">
            <text:p>⑤</text:p>
          </table:table-cell>
          <table:table-cell table:style-name="ce134" table:content-validation-name="val6" table:number-columns-repeated="5"/>
          <table:table-cell table:number-columns-repeated="983"/>
        </table:table-row>
        <table:table-row table:style-name="ro23">
          <table:covered-table-cell table:style-name="ce87"/>
          <table:table-cell table:style-name="ce158"/>
          <table:table-cell table:style-name="ce158" office:value-type="string">
            <text:p>Login id is not already exist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5"/>
          <table:table-cell table:style-name="ce134" table:content-validation-name="val6" office:value-type="string">
            <text:p>⑥</text:p>
          </table:table-cell>
          <table:table-cell table:style-name="ce134" table:content-validation-name="val6" table:number-columns-repeated="4"/>
          <table:table-cell table:number-columns-repeated="983"/>
        </table:table-row>
        <table:table-row table:style-name="ro23">
          <table:covered-table-cell table:style-name="ce87"/>
          <table:table-cell table:style-name="ce158"/>
          <table:table-cell table:style-name="ce158" office:value-type="string">
            <text:p>Login id is null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6"/>
          <table:table-cell table:style-name="ce134" table:content-validation-name="val6" office:value-type="string">
            <text:p>⑦</text:p>
          </table:table-cell>
          <table:table-cell table:style-name="ce134" table:content-validation-name="val6" table:number-columns-repeated="3"/>
          <table:table-cell table:number-columns-repeated="983"/>
        </table:table-row>
        <table:table-row table:style-name="ro23">
          <table:covered-table-cell table:style-name="ce87"/>
          <table:table-cell table:style-name="ce158"/>
          <table:table-cell table:style-name="ce158" office:value-type="string">
            <text:p>Change login id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7"/>
          <table:table-cell table:style-name="ce134" table:content-validation-name="val6" office:value-type="string">
            <text:p>⑧</text:p>
          </table:table-cell>
          <table:table-cell table:style-name="ce134" table:content-validation-name="val6" table:number-columns-repeated="2"/>
          <table:table-cell table:number-columns-repeated="983"/>
        </table:table-row>
        <table:table-row table:style-name="ro23">
          <table:covered-table-cell table:style-name="ce87"/>
          <table:table-cell table:style-name="ce158"/>
          <table:table-cell table:style-name="ce158" office:value-type="string">
            <text:p>Change password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8"/>
          <table:table-cell table:style-name="ce134" table:content-validation-name="val6" office:value-type="string">
            <text:p>⑨</text:p>
          </table:table-cell>
          <table:table-cell table:style-name="ce134" table:content-validation-name="val6"/>
          <table:table-cell table:number-columns-repeated="983"/>
        </table:table-row>
        <table:table-row table:style-name="ro23">
          <table:covered-table-cell table:style-name="ce87"/>
          <table:table-cell table:style-name="ce158"/>
          <table:table-cell table:style-name="ce158" office:value-type="string">
            <text:p>Change info (name, …)</text:p>
          </table:table-cell>
          <table:table-cell table:style-name="ce98" table:number-columns-repeated="17"/>
          <table:table-cell table:style-name="ce122"/>
          <table:table-cell table:style-name="ce134" table:content-validation-name="val6" table:number-columns-repeated="19"/>
          <table:table-cell table:style-name="ce134" table:content-validation-name="val6" office:value-type="string">
            <text:p>○</text:p>
          </table:table-cell>
          <table:table-cell table:number-columns-repeated="983"/>
        </table:table-row>
        <table:table-row table:style-name="ro23">
          <table:covered-table-cell table:style-name="ce87"/>
          <table:table-cell table:style-name="ce158" table:number-columns-repeated="2"/>
          <table:table-cell table:style-name="ce98" table:number-columns-repeated="17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58" table:number-columns-repeated="2"/>
          <table:table-cell table:style-name="ce98" table:number-columns-repeated="17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58" table:number-columns-repeated="2"/>
          <table:table-cell table:style-name="ce98" table:number-columns-repeated="17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58" table:number-columns-repeated="2"/>
          <table:table-cell table:style-name="ce98" table:number-columns-repeated="17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58" table:number-columns-repeated="2"/>
          <table:table-cell table:style-name="ce98" table:number-columns-repeated="17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table:number-columns-repeated="18"/>
          <table:table-cell table:style-name="ce122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07"/>
          <table:table-cell table:style-name="ce98"/>
          <table:table-cell table:style-name="ce107" table:number-columns-repeated="17"/>
          <table:table-cell table:style-name="ce126"/>
          <table:table-cell table:style-name="ce134" table:content-validation-name="val6" table:number-columns-repeated="20"/>
          <table:table-cell table:number-columns-repeated="983"/>
        </table:table-row>
        <table:table-row table:style-name="ro23">
          <table:table-cell table:style-name="ce88" office:value-type="string" table:number-columns-spanned="1" table:number-rows-spanned="23">
            <text:p>Confirm</text:p>
          </table:table-cell>
          <table:table-cell table:style-name="ce100" office:value-type="string">
            <text:p>Expected Outputs starts from here</text:p>
          </table:table-cell>
          <table:table-cell table:style-name="ce109" table:number-columns-repeated="18"/>
          <table:table-cell table:style-name="ce128"/>
          <table:table-cell table:style-name="ce135" table:content-validation-name="val6" table:number-columns-repeated="20"/>
          <table:table-cell table:number-columns-repeated="983"/>
        </table:table-row>
        <table:table-row table:style-name="ro23">
          <table:covered-table-cell table:style-name="ce88"/>
          <table:table-cell table:style-name="ce97"/>
          <table:table-cell table:style-name="ce98" office:value-type="string" table:number-columns-spanned="19" table:number-rows-spanned="1">
            <text:p>Create account successfully</text:p>
          </table:table-cell>
          <table:covered-table-cell table:number-columns-repeated="18" table:style-name="ce98"/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15"/>
          <table:table-cell table:style-name="ce123" table:content-validation-name="val6" table:number-columns-repeated="4"/>
          <table:table-cell table:number-columns-repeated="983"/>
        </table:table-row>
        <table:table-row table:style-name="ro23">
          <table:covered-table-cell table:style-name="ce88"/>
          <table:table-cell table:style-name="ce97"/>
          <table:table-cell table:style-name="ce98" office:value-type="string" table:number-columns-spanned="19" table:number-rows-spanned="1">
            <text:p>Write log information</text:p>
          </table:table-cell>
          <table:covered-table-cell table:number-columns-repeated="18" table:style-name="ce98"/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15"/>
          <table:table-cell table:style-name="ce123" table:content-validation-name="val6" table:number-columns-repeated="4"/>
          <table:table-cell table:number-columns-repeated="983"/>
        </table:table-row>
        <table:table-row table:style-name="ro23">
          <table:covered-table-cell table:style-name="ce88"/>
          <table:table-cell table:style-name="ce97"/>
          <table:table-cell table:style-name="ce98" office:value-type="string" table:number-columns-spanned="19" table:number-rows-spanned="1">
            <text:p>Return the array of account(s)</text:p>
          </table:table-cell>
          <table:covered-table-cell table:number-columns-repeated="18" table:style-name="ce98"/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15"/>
          <table:table-cell table:style-name="ce123" table:content-validation-name="val6" table:number-columns-repeated="4"/>
          <table:table-cell table:number-columns-repeated="983"/>
        </table:table-row>
        <table:table-row table:style-name="ro23">
          <table:covered-table-cell table:style-name="ce88"/>
          <table:table-cell table:style-name="ce97"/>
          <table:table-cell table:style-name="ce151" office:value-type="string" table:number-columns-spanned="19" table:number-rows-spanned="1">
            <text:p>Could not create account successfully</text:p>
          </table:table-cell>
          <table:covered-table-cell table:number-columns-repeated="18" table:style-name="ce151"/>
          <table:table-cell table:style-name="ce134" table:content-validation-name="val6"/>
          <table:table-cell table:style-name="ce134" table:content-validation-name="val6" office:value-type="string">
            <text:p>②</text:p>
          </table:table-cell>
          <table:table-cell table:style-name="ce134" table:content-validation-name="val6" office:value-type="string">
            <text:p>③</text:p>
          </table:table-cell>
          <table:table-cell table:style-name="ce134" table:content-validation-name="val6" office:value-type="string">
            <text:p>④</text:p>
          </table:table-cell>
          <table:table-cell table:style-name="ce134" table:content-validation-name="val6" office:value-type="string">
            <text:p>⑤</text:p>
          </table:table-cell>
          <table:table-cell table:style-name="ce134" table:content-validation-name="val6" office:value-type="string">
            <text:p>⑥</text:p>
          </table:table-cell>
          <table:table-cell table:style-name="ce134" table:content-validation-name="val6" office:value-type="string">
            <text:p>⑦</text:p>
          </table:table-cell>
          <table:table-cell table:style-name="ce134" table:content-validation-name="val6" office:value-type="string">
            <text:p>⑧</text:p>
          </table:table-cell>
          <table:table-cell table:style-name="ce134" table:content-validation-name="val6" office:value-type="string">
            <text:p>⑨</text:p>
          </table:table-cell>
          <table:table-cell table:style-name="ce134" table:content-validation-name="val6" office:value-type="string">
            <text:p>○</text:p>
          </table:table-cell>
          <table:table-cell table:style-name="ce134" table:content-validation-name="val6" table:number-columns-repeated="6"/>
          <table:table-cell table:style-name="ce123" table:content-validation-name="val6" table:number-columns-repeated="4"/>
          <table:table-cell table:number-columns-repeated="983"/>
        </table:table-row>
        <table:table-row table:style-name="ro23">
          <table:covered-table-cell table:style-name="ce88"/>
          <table:table-cell table:style-name="ce99"/>
          <table:table-cell table:style-name="ce108" office:value-type="string" table:number-columns-spanned="19" table:number-rows-spanned="1">
            <text:p>Write log information of invalid field(s)</text:p>
          </table:table-cell>
          <table:covered-table-cell table:number-columns-repeated="18" table:style-name="ce108"/>
          <table:table-cell table:style-name="ce134" table:content-validation-name="val6"/>
          <table:table-cell table:style-name="ce134" table:content-validation-name="val6" office:value-type="string">
            <text:p>②</text:p>
          </table:table-cell>
          <table:table-cell table:style-name="ce134" table:content-validation-name="val6" office:value-type="string">
            <text:p>③</text:p>
          </table:table-cell>
          <table:table-cell table:style-name="ce134" table:content-validation-name="val6" office:value-type="string">
            <text:p>④</text:p>
          </table:table-cell>
          <table:table-cell table:style-name="ce134" table:content-validation-name="val6" office:value-type="string">
            <text:p>⑤</text:p>
          </table:table-cell>
          <table:table-cell table:style-name="ce134" table:content-validation-name="val6" office:value-type="string">
            <text:p>⑥</text:p>
          </table:table-cell>
          <table:table-cell table:style-name="ce134" table:content-validation-name="val6" office:value-type="string">
            <text:p>⑦</text:p>
          </table:table-cell>
          <table:table-cell table:style-name="ce134" table:content-validation-name="val6" office:value-type="string">
            <text:p>⑧</text:p>
          </table:table-cell>
          <table:table-cell table:style-name="ce134" table:content-validation-name="val6" office:value-type="string">
            <text:p>⑨</text:p>
          </table:table-cell>
          <table:table-cell table:style-name="ce134" table:content-validation-name="val6" office:value-type="string">
            <text:p>○</text:p>
          </table:table-cell>
          <table:table-cell table:style-name="ce134" table:content-validation-name="val6" table:number-columns-repeated="10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98" office:value-type="string" table:number-columns-spanned="19" table:number-rows-spanned="1">
            <text:p>Return the array of account(s)</text:p>
          </table:table-cell>
          <table:covered-table-cell table:number-columns-repeated="18" table:style-name="ce98"/>
          <table:table-cell table:style-name="ce134" table:content-validation-name="val6"/>
          <table:table-cell table:style-name="ce134" table:content-validation-name="val6" office:value-type="string">
            <text:p>②</text:p>
          </table:table-cell>
          <table:table-cell table:style-name="ce134" table:content-validation-name="val6" office:value-type="string">
            <text:p>③</text:p>
          </table:table-cell>
          <table:table-cell table:style-name="ce134" table:content-validation-name="val6" office:value-type="string">
            <text:p>④</text:p>
          </table:table-cell>
          <table:table-cell table:style-name="ce134" table:content-validation-name="val6" office:value-type="string">
            <text:p>⑤</text:p>
          </table:table-cell>
          <table:table-cell table:style-name="ce134" table:content-validation-name="val6" office:value-type="string">
            <text:p>⑥</text:p>
          </table:table-cell>
          <table:table-cell table:style-name="ce134" table:content-validation-name="val6" office:value-type="string">
            <text:p>⑦</text:p>
          </table:table-cell>
          <table:table-cell table:style-name="ce134" table:content-validation-name="val6" office:value-type="string">
            <text:p>⑧</text:p>
          </table:table-cell>
          <table:table-cell table:style-name="ce134" table:content-validation-name="val6" office:value-type="string">
            <text:p>⑨</text:p>
          </table:table-cell>
          <table:table-cell table:style-name="ce134" table:content-validation-name="val6" office:value-type="string">
            <text:p>○</text:p>
          </table:table-cell>
          <table:table-cell table:style-name="ce134" table:content-validation-name="val6" table:number-columns-repeated="7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Write log login ID is duplicated</text:p>
          </table:table-cell>
          <table:covered-table-cell table:number-columns-repeated="18" table:style-name="ce151"/>
          <table:table-cell table:style-name="ce134" table:content-validation-name="val6"/>
          <table:table-cell table:style-name="ce134" table:content-validation-name="val6" office:value-type="string">
            <text:p>②</text:p>
          </table:table-cell>
          <table:table-cell table:style-name="ce134" table:content-validation-name="val6" office:value-type="string">
            <text:p>③</text:p>
          </table:table-cell>
          <table:table-cell table:style-name="ce134" table:content-validation-name="val6" office:value-type="string">
            <text:p>④</text:p>
          </table:table-cell>
          <table:table-cell table:style-name="ce134" table:content-validation-name="val6" office:value-type="string">
            <text:p>⑤</text:p>
          </table:table-cell>
          <table:table-cell table:style-name="ce134" table:content-validation-name="val6" office:value-type="string">
            <text:p>⑥</text:p>
          </table:table-cell>
          <table:table-cell table:style-name="ce134" table:content-validation-name="val6" office:value-type="string">
            <text:p>⑦</text:p>
          </table:table-cell>
          <table:table-cell table:style-name="ce134" table:content-validation-name="val6" office:value-type="string">
            <text:p>⑧</text:p>
          </table:table-cell>
          <table:table-cell table:style-name="ce134" table:content-validation-name="val6" office:value-type="string">
            <text:p>⑨</text:p>
          </table:table-cell>
          <table:table-cell table:style-name="ce134" table:content-validation-name="val6" office:value-type="string">
            <text:p>○</text:p>
          </table:table-cell>
          <table:table-cell table:style-name="ce134" table:content-validation-name="val6" office:value-type="string">
            <text:p>①</text:p>
          </table:table-cell>
          <table:table-cell table:style-name="ce134" table:content-validation-name="val6" table:number-columns-repeated="6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Update japanese language (name ) okies</text:p>
          </table:table-cell>
          <table:covered-table-cell table:number-columns-repeated="18" table:style-name="ce151"/>
          <table:table-cell table:style-name="ce134" table:content-validation-name="val6" table:number-columns-repeated="11"/>
          <table:table-cell table:style-name="ce134" table:content-validation-name="val6" office:value-type="string">
            <text:p>②</text:p>
          </table:table-cell>
          <table:table-cell table:style-name="ce134" table:content-validation-name="val6" table:number-columns-repeated="5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Write log information, no user is passed</text:p>
          </table:table-cell>
          <table:covered-table-cell table:number-columns-repeated="18" table:style-name="ce151"/>
          <table:table-cell table:style-name="ce134" table:content-validation-name="val6" table:number-columns-repeated="12"/>
          <table:table-cell table:style-name="ce134" table:content-validation-name="val6" office:value-type="string">
            <text:p>③</text:p>
          </table:table-cell>
          <table:table-cell table:style-name="ce134" table:content-validation-name="val6" table:number-columns-repeated="4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Edit/create account</text:p>
          </table:table-cell>
          <table:covered-table-cell table:number-columns-repeated="18" table:style-name="ce151"/>
          <table:table-cell table:style-name="ce134" table:content-validation-name="val6" table:number-columns-repeated="13"/>
          <table:table-cell table:style-name="ce134" table:content-validation-name="val6" office:value-type="string">
            <text:p>④</text:p>
          </table:table-cell>
          <table:table-cell table:style-name="ce134" table:content-validation-name="val6" table:number-columns-repeated="3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 office:value-type="string" table:number-columns-spanned="20" table:number-rows-spanned="1">
            <text:p>Update Account</text:p>
          </table:table-cell>
          <table:covered-table-cell table:number-columns-repeated="19" table:style-name="ce99"/>
          <table:table-cell table:style-name="ce134" table:content-validation-name="val6" table:number-columns-repeated="17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update account successfully</text:p>
          </table:table-cell>
          <table:covered-table-cell table:number-columns-repeated="18" table:style-name="ce151"/>
          <table:table-cell table:style-name="ce134" table:content-validation-name="val6" table:number-columns-repeated="14"/>
          <table:table-cell table:style-name="ce134" table:content-validation-name="val6" office:value-type="string">
            <text:p>⑤</text:p>
          </table:table-cell>
          <table:table-cell table:style-name="ce134" table:content-validation-name="val6" table:number-columns-repeated="2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Could not update account</text:p>
          </table:table-cell>
          <table:covered-table-cell table:number-columns-repeated="18" table:style-name="ce151"/>
          <table:table-cell table:style-name="ce134" table:content-validation-name="val6" table:number-columns-repeated="15"/>
          <table:table-cell table:style-name="ce134" table:content-validation-name="val6" office:value-type="string">
            <text:p>⑥</text:p>
          </table:table-cell>
          <table:table-cell table:style-name="ce134" table:content-validation-name="val6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Log account does not exist in database</text:p>
          </table:table-cell>
          <table:covered-table-cell table:number-columns-repeated="18" table:style-name="ce151"/>
          <table:table-cell table:style-name="ce134" table:content-validation-name="val6" table:number-columns-repeated="15"/>
          <table:table-cell table:style-name="ce134" table:content-validation-name="val6" office:value-type="string">
            <text:p>⑥</text:p>
          </table:table-cell>
          <table:table-cell table:style-name="ce134" table:content-validation-name="val6"/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Throw exception</text:p>
          </table:table-cell>
          <table:covered-table-cell table:number-columns-repeated="18" table:style-name="ce151"/>
          <table:table-cell table:style-name="ce134" table:content-validation-name="val6" table:number-columns-repeated="16"/>
          <table:table-cell table:style-name="ce134" table:content-validation-name="val6" office:value-type="string">
            <text:p>⑦</text:p>
          </table:table-cell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Could not update account</text:p>
          </table:table-cell>
          <table:covered-table-cell table:number-columns-repeated="18" table:style-name="ce151"/>
          <table:table-cell table:style-name="ce134" table:content-validation-name="val6" table:number-columns-repeated="16"/>
          <table:table-cell table:style-name="ce134" table:content-validation-name="val6" office:value-type="string">
            <text:p>⑦</text:p>
          </table:table-cell>
          <table:table-cell table:style-name="ce134"/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update account successfully</text:p>
          </table:table-cell>
          <table:covered-table-cell table:number-columns-repeated="18" table:style-name="ce151"/>
          <table:table-cell table:style-name="ce134" table:content-validation-name="val6" table:number-columns-repeated="17"/>
          <table:table-cell table:style-name="ce134" table:content-validation-name="val6" office:value-type="string">
            <text:p>⑧</text:p>
          </table:table-cell>
          <table:table-cell table:style-name="ce134" table:content-validation-name="val6" table:number-columns-repeated="2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update account successfully</text:p>
          </table:table-cell>
          <table:covered-table-cell table:number-columns-repeated="18" table:style-name="ce151"/>
          <table:table-cell table:style-name="ce134" table:content-validation-name="val6" table:number-columns-repeated="17"/>
          <table:table-cell table:style-name="ce134"/>
          <table:table-cell table:style-name="ce134" table:content-validation-name="val6" office:value-type="string">
            <text:p>⑨</text:p>
          </table:table-cell>
          <table:table-cell table:style-name="ce134" table:content-validation-name="val6"/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update account successfully</text:p>
          </table:table-cell>
          <table:covered-table-cell table:number-columns-repeated="18" table:style-name="ce151"/>
          <table:table-cell table:style-name="ce134" table:content-validation-name="val6" table:number-columns-repeated="17"/>
          <table:table-cell table:style-name="ce134"/>
          <table:table-cell table:style-name="ce134" table:content-validation-name="val6"/>
          <table:table-cell table:style-name="ce134" table:content-validation-name="val6" office:value-type="string">
            <text:p>○</text:p>
          </table:table-cell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Save account to DB</text:p>
          </table:table-cell>
          <table:covered-table-cell table:number-columns-repeated="18" table:style-name="ce151"/>
          <table:table-cell table:style-name="ce134" table:content-validation-name="val6" table:number-columns-repeated="14"/>
          <table:table-cell table:style-name="ce134" table:content-validation-name="val6" office:value-type="string">
            <text:p>⑤</text:p>
          </table:table-cell>
          <table:table-cell table:style-name="ce134" table:content-validation-name="val6" table:number-columns-repeated="2"/>
          <table:table-cell table:style-name="ce134" table:content-validation-name="val6" office:value-type="string">
            <text:p>⑧</text:p>
          </table:table-cell>
          <table:table-cell table:style-name="ce134" table:content-validation-name="val6" office:value-type="string">
            <text:p>⑨</text:p>
          </table:table-cell>
          <table:table-cell table:style-name="ce134" table:content-validation-name="val6" office:value-type="string">
            <text:p>○</text:p>
          </table:table-cell>
          <table:table-cell table:number-columns-repeated="983"/>
        </table:table-row>
        <table:table-row table:style-name="ro27">
          <table:covered-table-cell table:style-name="ce88"/>
          <table:table-cell table:style-name="ce99"/>
          <table:table-cell table:style-name="ce151" office:value-type="string" table:number-columns-spanned="19" table:number-rows-spanned="1">
            <text:p>Write log information</text:p>
          </table:table-cell>
          <table:covered-table-cell table:number-columns-repeated="18" table:style-name="ce151"/>
          <table:table-cell table:style-name="ce134" table:content-validation-name="val6" table:number-columns-repeated="14"/>
          <table:table-cell table:style-name="ce134" table:content-validation-name="val6" office:value-type="string">
            <text:p>⑤</text:p>
          </table:table-cell>
          <table:table-cell table:style-name="ce134" table:content-validation-name="val6" table:number-columns-repeated="2"/>
          <table:table-cell table:style-name="ce134" table:content-validation-name="val6" office:value-type="string">
            <text:p>⑧</text:p>
          </table:table-cell>
          <table:table-cell table:style-name="ce134" table:content-validation-name="val6" office:value-type="string">
            <text:p>⑨</text:p>
          </table:table-cell>
          <table:table-cell table:style-name="ce134" table:content-validation-name="val6" office:value-type="string">
            <text:p>○</text:p>
          </table:table-cell>
          <table:table-cell table:number-columns-repeated="983"/>
        </table:table-row>
        <table:table-row table:style-name="ro23">
          <table:covered-table-cell table:style-name="ce88"/>
          <table:table-cell table:style-name="ce99"/>
          <table:table-cell table:style-name="ce151" table:number-columns-spanned="19" table:number-rows-spanned="1"/>
          <table:covered-table-cell table:number-columns-repeated="18" table:style-name="ce151"/>
          <table:table-cell table:style-name="ce134" table:content-validation-name="val6" table:number-columns-repeated="18"/>
          <table:table-cell table:style-name="ce134"/>
          <table:table-cell table:style-name="ce134" table:content-validation-name="val6"/>
          <table:table-cell table:number-columns-repeated="983"/>
        </table:table-row>
        <table:table-row table:style-name="ro29">
          <table:table-cell table:style-name="ce89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89"/>
          <table:table-cell table:number-columns-repeated="2" table:style-name="ce136" table:content-validation-name="val7" office:value-type="string">
            <text:p>N</text:p>
          </table:table-cell>
          <table:table-cell table:style-name="ce136" table:content-validation-name="val7"/>
          <table:table-cell table:number-columns-repeated="9" table:style-name="ce136" table:content-validation-name="val7" office:value-type="string">
            <text:p>N</text:p>
          </table:table-cell>
          <table:table-cell table:style-name="ce136" table:content-validation-name="val7" office:value-type="string">
            <text:p>A</text:p>
          </table:table-cell>
          <table:table-cell table:number-columns-repeated="7" table:style-name="ce136" table:content-validation-name="val7" office:value-type="string">
            <text:p>N</text:p>
          </table:table-cell>
          <table:table-cell table:number-columns-repeated="983"/>
        </table:table-row>
        <table:table-row table:style-name="ro23">
          <table:table-cell table:style-name="ce90" office:value-type="string" table:number-columns-spanned="5" table:number-rows-spanned="2">
            <text:p>Function name</text:p>
          </table:table-cell>
          <table:covered-table-cell table:number-columns-repeated="4" table:style-name="ce90"/>
          <table:table-cell table:style-name="ce113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113"/>
          <table:table-cell table:style-name="ce123" office:value-type="string" table:number-columns-spanned="5" table:number-rows-spanned="2">
            <text:p>Date</text:p>
          </table:table-cell>
          <table:covered-table-cell table:number-columns-repeated="4" table:style-name="ce123"/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number-columns-repeated="983"/>
        </table:table-row>
        <table:table-row table:style-name="ro31">
          <table:covered-table-cell table:number-columns-repeated="5" table:style-name="ce90"/>
          <table:covered-table-cell table:number-columns-repeated="11" table:style-name="ce113"/>
          <table:covered-table-cell table:number-columns-repeated="5" table:style-name="ce123"/>
          <table:covered-table-cell table:number-columns-repeated="20" table:style-name="ce137"/>
          <table:table-cell table:number-columns-repeated="983"/>
        </table:table-row>
        <table:table-row table:style-name="ro32">
          <table:table-cell table:style-name="ce91"/>
          <table:table-cell table:style-name="ce102" table:number-columns-repeated="4"/>
          <table:table-cell table:style-name="ce114" table:number-columns-repeated="7"/>
          <table:table-cell table:style-name="ce118" table:number-columns-repeated="3"/>
          <table:table-cell table:style-name="ce121"/>
          <table:table-cell table:style-name="ce124" office:value-type="string" table:number-columns-spanned="5" table:number-rows-spanned="1">
            <text:p>Executor</text:p>
          </table:table-cell>
          <table:covered-table-cell table:number-columns-repeated="4" table:style-name="ce124"/>
          <table:table-cell table:style-name="ce138" table:number-columns-repeated="20"/>
          <table:table-cell table:number-columns-repeated="983"/>
        </table:table-row>
        <table:table-row table:style-name="ro23">
          <table:table-cell table:style-name="ce92"/>
          <table:table-cell table:style-name="ce103" table:number-columns-repeated="10"/>
          <table:table-cell table:style-name="ce115"/>
          <table:table-cell table:style-name="ce97" office:value-type="string">
            <text:p>Item no</text:p>
          </table:table-cell>
          <table:table-cell table:style-name="ce98" table:number-columns-repeated="2"/>
          <table:table-cell table:style-name="ce122"/>
          <table:table-cell table:style-name="ce97"/>
          <table:table-cell table:style-name="ce98" table:number-columns-repeated="3"/>
          <table:table-cell table:style-name="ce122"/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table-cell table:style-name="ce119" office:value-type="string" table:number-columns-spanned="1" table:number-rows-spanned="4">
            <text:p>Test result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Normal</text:p>
          </table:table-cell>
          <table:covered-table-cell table:number-columns-repeated="3" table:style-name="ce85"/>
          <table:table-cell table:style-name="ce129" table:formula="of:=COUNTIF([.V71:.AK71];&quot;N&quot;)" office:value-type="float" office:value="14">
            <text:p>14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2" table:number-columns-spanned="3" table:number-rows-spanned="1">
            <text:p>2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Abnormal</text:p>
          </table:table-cell>
          <table:covered-table-cell table:number-columns-repeated="3" table:style-name="ce85"/>
          <table:table-cell table:style-name="ce129" table:formula="of:=COUNTIF([.V71:.AK71];&quot;A&quot;)" office:value-type="float" office:value="1">
            <text:p>1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3" table:number-columns-spanned="3" table:number-rows-spanned="1">
            <text:p>3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Boundary/limitation</text:p>
          </table:table-cell>
          <table:covered-table-cell table:number-columns-repeated="3" table:style-name="ce85"/>
          <table:table-cell table:style-name="ce129" table:formula="of:=COUNTIF([.V71:.AK71];&quot;B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4" table:number-columns-spanned="3" table:number-rows-spanned="1">
            <text:p>4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Other</text:p>
          </table:table-cell>
          <table:covered-table-cell table:number-columns-repeated="3" table:style-name="ce85"/>
          <table:table-cell table:style-name="ce129" table:formula="of:=COUNTIF([.V71:.AK71];&quot;E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4"/>
          <table:table-cell table:style-name="ce105" table:number-columns-repeated="10"/>
          <table:table-cell table:style-name="ce117"/>
          <table:table-cell table:style-name="ce97"/>
          <table:table-cell table:style-name="ce98" table:number-columns-repeated="2"/>
          <table:table-cell table:style-name="ce122"/>
          <table:table-cell table:style-name="ce85" office:value-type="string" table:number-columns-spanned="4" table:number-rows-spanned="1">
            <text:p>Total</text:p>
          </table:table-cell>
          <table:covered-table-cell table:number-columns-repeated="3" table:style-name="ce85"/>
          <table:table-cell table:style-name="ce129" table:formula="of:=SUM([.U76:.U79])" office:value-type="float" office:value="15">
            <text:p>15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23" table:number-rows-repeated="104849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&lt;Case Connect from DLL&gt; PCL" table:style-name="ta10">
        <table:table-column table:style-name="co24" table:number-columns-repeated="20" table:default-cell-style-name="ce84"/>
        <table:table-column table:style-name="co25" table:default-cell-style-name="ce84"/>
        <table:table-column table:style-name="co24" table:number-columns-repeated="236" table:default-cell-style-name="ce84"/>
        <table:table-column table:style-name="co24" table:number-columns-repeated="767" table:default-cell-style-name="Default"/>
        <table:table-row table:style-name="ro23">
          <table:table-cell table:style-name="ce83" office:value-type="string" table:number-columns-spanned="21" table:number-rows-spanned="3">
            <text:p>Test item/Result list</text:p>
          </table:table-cell>
          <table:covered-table-cell table:number-columns-repeated="20" table:style-name="ce83"/>
          <table:table-cell table:style-name="ce130" office:value-type="string" table:number-columns-spanned="3" table:number-rows-spanned="1">
            <text:p>Creator</text:p>
          </table:table-cell>
          <table:covered-table-cell table:number-columns-repeated="2" table:style-name="ce130"/>
          <table:table-cell table:style-name="ce134" office:value-type="string" table:number-columns-spanned="3" table:number-rows-spanned="1">
            <text:p>TanLX</text:p>
          </table:table-cell>
          <table:covered-table-cell table:number-columns-repeated="2" table:style-name="ce134"/>
          <table:table-cell table:style-name="ce130" office:value-type="string" table:number-columns-spanned="4" table:number-rows-spanned="1">
            <text:p>Reviewer</text:p>
          </table:table-cell>
          <table:covered-table-cell table:number-columns-repeated="3" table:style-name="ce130"/>
          <table:table-cell table:style-name="ce134" office:value-type="string" table:number-columns-spanned="6" table:number-rows-spanned="1">
            <text:p>TuanCA</text:p>
          </table:table-cell>
          <table:covered-table-cell table:number-columns-repeated="5" table:style-name="ce134"/>
          <table:table-cell table:number-columns-repeated="987"/>
        </table:table-row>
        <table:table-row table:style-name="ro23">
          <table:covered-table-cell table:number-columns-repeated="21" table:style-name="ce83"/>
          <table:table-cell table:style-name="ce131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31"/>
          <table:table-cell table:number-columns-repeated="987"/>
        </table:table-row>
        <table:table-row table:style-name="ro24">
          <table:covered-table-cell table:number-columns-repeated="21" table:style-name="ce83"/>
          <table:covered-table-cell table:number-columns-repeated="16" table:style-name="ce131"/>
          <table:table-cell table:number-columns-repeated="987"/>
        </table:table-row>
        <table:table-row table:style-name="ro23">
          <table:table-cell table:number-columns-repeated="1024"/>
        </table:table-row>
        <table:table-row table:style-name="ro23">
          <table:table-cell table:style-name="ce85" office:value-type="string" table:number-columns-spanned="3" table:number-rows-spanned="1">
            <text:p>Title</text:p>
          </table:table-cell>
          <table:covered-table-cell table:number-columns-repeated="2" table:style-name="ce85"/>
          <table:table-cell table:style-name="ce110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110"/>
          <table:table-cell table:number-columns-repeated="987"/>
        </table:table-row>
        <table:table-row table:style-name="ro25">
          <table:table-cell table:style-name="ce86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86"/>
          <table:table-cell table:style-name="ce132" office:value-type="string" table:number-columns-spanned="1" table:number-rows-spanned="2">
            <text:p>0001</text:p>
          </table:table-cell>
          <table:table-cell table:style-name="ce132" office:value-type="string" table:number-columns-spanned="1" table:number-rows-spanned="2">
            <text:p>0002</text:p>
          </table:table-cell>
          <table:table-cell table:style-name="ce132" office:value-type="string" table:number-columns-spanned="1" table:number-rows-spanned="2">
            <text:p>0003</text:p>
          </table:table-cell>
          <table:table-cell table:style-name="ce132" office:value-type="string" table:number-columns-spanned="1" table:number-rows-spanned="2">
            <text:p>0004</text:p>
          </table:table-cell>
          <table:table-cell table:style-name="ce132" office:value-type="string" table:number-columns-spanned="1" table:number-rows-spanned="2">
            <text:p>0005</text:p>
          </table:table-cell>
          <table:table-cell table:style-name="ce132" office:value-type="string" table:number-columns-spanned="1" table:number-rows-spanned="2">
            <text:p>0006</text:p>
          </table:table-cell>
          <table:table-cell table:style-name="ce132" office:value-type="string" table:number-columns-spanned="1" table:number-rows-spanned="2">
            <text:p>0007</text:p>
          </table:table-cell>
          <table:table-cell table:style-name="ce132" office:value-type="string" table:number-columns-spanned="1" table:number-rows-spanned="2">
            <text:p>0008</text:p>
          </table:table-cell>
          <table:table-cell table:style-name="ce132" office:value-type="string" table:number-columns-spanned="1" table:number-rows-spanned="2">
            <text:p>0009</text:p>
          </table:table-cell>
          <table:table-cell table:style-name="ce132" office:value-type="string" table:number-columns-spanned="1" table:number-rows-spanned="2">
            <text:p>0010</text:p>
          </table:table-cell>
          <table:table-cell table:style-name="ce132" office:value-type="string" table:number-columns-spanned="1" table:number-rows-spanned="2">
            <text:p>0011</text:p>
          </table:table-cell>
          <table:table-cell table:style-name="ce132" office:value-type="string" table:number-columns-spanned="1" table:number-rows-spanned="2">
            <text:p>0012</text:p>
          </table:table-cell>
          <table:table-cell table:style-name="ce132" office:value-type="string" table:number-columns-spanned="1" table:number-rows-spanned="2">
            <text:p>0013</text:p>
          </table:table-cell>
          <table:table-cell table:style-name="ce132" office:value-type="string" table:number-columns-spanned="1" table:number-rows-spanned="2">
            <text:p>0014</text:p>
          </table:table-cell>
          <table:table-cell table:style-name="ce132" office:value-type="string" table:number-columns-spanned="1" table:number-rows-spanned="2">
            <text:p>0015</text:p>
          </table:table-cell>
          <table:table-cell table:style-name="ce132" office:value-type="string" table:number-columns-spanned="1" table:number-rows-spanned="2">
            <text:p>0016</text:p>
          </table:table-cell>
          <table:table-cell table:style-name="ce132" office:value-type="string" table:number-columns-spanned="1" table:number-rows-spanned="2">
            <text:p>0017</text:p>
          </table:table-cell>
          <table:table-cell table:style-name="ce132" office:value-type="string" table:number-columns-spanned="1" table:number-rows-spanned="2">
            <text:p>0018</text:p>
          </table:table-cell>
          <table:table-cell table:style-name="ce132" office:value-type="string" table:number-columns-spanned="1" table:number-rows-spanned="2">
            <text:p>0019</text:p>
          </table:table-cell>
          <table:table-cell table:style-name="ce132" office:value-type="string" table:number-columns-spanned="1" table:number-rows-spanned="2">
            <text:p>0020</text:p>
          </table:table-cell>
          <table:table-cell table:number-columns-repeated="983"/>
        </table:table-row>
        <table:table-row table:style-name="ro25">
          <table:covered-table-cell table:number-columns-repeated="21" table:style-name="ce86"/>
          <table:covered-table-cell table:number-columns-repeated="20" table:style-name="ce132"/>
          <table:table-cell table:number-columns-repeated="983"/>
        </table:table-row>
        <table:table-row table:style-name="ro23">
          <table:table-cell table:style-name="ce87" office:value-type="string" table:number-columns-spanned="1" table:number-rows-spanned="19">
            <text:p>Condition</text:p>
          </table:table-cell>
          <table:table-cell table:style-name="ce95" office:value-type="string">
            <text:p>Test conditions start from here</text:p>
          </table:table-cell>
          <table:table-cell table:style-name="ce106" table:number-columns-repeated="18"/>
          <table:table-cell table:style-name="ce125"/>
          <table:table-cell table:style-name="ce133" table:content-validation-name="val8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 office:value-type="string">
            <text:p>Login Server Info</text:p>
          </table:table-cell>
          <table:table-cell table:style-name="ce98"/>
          <table:table-cell table:style-name="ce107" table:number-columns-repeated="17"/>
          <table:table-cell table:style-name="ce126"/>
          <table:table-cell table:style-name="ce134" table:content-validation-name="val8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Server URL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8" office:value-type="string">
            <text:p>①</text:p>
          </table:table-cell>
          <table:table-cell table:style-name="ce134" table:content-validation-name="val8" table:number-columns-repeated="19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Server URL is invalid</text:p>
          </table:table-cell>
          <table:table-cell table:style-name="ce98" table:number-columns-repeated="17"/>
          <table:table-cell table:style-name="ce122"/>
          <table:table-cell table:style-name="ce134" table:content-validation-name="val8"/>
          <table:table-cell table:style-name="ce134" table:content-validation-name="val8" office:value-type="string">
            <text:p>②</text:p>
          </table:table-cell>
          <table:table-cell table:style-name="ce134" table:content-validation-name="val8" table:number-columns-repeated="18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Server URL is null</text:p>
          </table:table-cell>
          <table:table-cell table:style-name="ce98" table:number-columns-repeated="17"/>
          <table:table-cell table:style-name="ce122"/>
          <table:table-cell table:style-name="ce134" table:content-validation-name="val8" table:number-columns-repeated="2"/>
          <table:table-cell table:style-name="ce134" table:content-validation-name="val8" office:value-type="string">
            <text:p>③</text:p>
          </table:table-cell>
          <table:table-cell table:style-name="ce134" table:content-validation-name="val8" table:number-columns-repeated="17"/>
          <table:table-cell table:number-columns-repeated="983"/>
        </table:table-row>
        <table:table-row table:style-name="ro23">
          <table:covered-table-cell table:style-name="ce87"/>
          <table:table-cell table:style-name="ce96"/>
          <table:table-cell table:style-name="ce98" office:value-type="string">
            <text:p>Server URL is miss port info</text:p>
          </table:table-cell>
          <table:table-cell table:style-name="ce98" table:number-columns-repeated="17"/>
          <table:table-cell table:style-name="ce122"/>
          <table:table-cell table:style-name="ce134" table:content-validation-name="val8" table:number-columns-repeated="3"/>
          <table:table-cell table:style-name="ce134" table:content-validation-name="val8" office:value-type="string">
            <text:p>④</text:p>
          </table:table-cell>
          <table:table-cell table:style-name="ce134" table:content-validation-name="val8" table:number-columns-repeated="16"/>
          <table:table-cell table:number-columns-repeated="983"/>
        </table:table-row>
        <table:table-row table:style-name="ro26" table:visibility="collapse">
          <table:covered-table-cell table:style-name="ce87"/>
          <table:table-cell table:style-name="ce96"/>
          <table:table-cell table:style-name="ce98" office:value-type="string">
            <text:p>Username is valid</text:p>
          </table:table-cell>
          <table:table-cell table:style-name="ce98" table:number-columns-repeated="17"/>
          <table:table-cell table:style-name="ce122"/>
          <table:table-cell table:style-name="ce134" table:content-validation-name="val8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6" office:value-type="string">
            <text:p>Hook Create &amp; Update Account</text:p>
          </table:table-cell>
          <table:table-cell table:style-name="ce98" table:number-columns-repeated="18"/>
          <table:table-cell table:style-name="ce122"/>
          <table:table-cell table:style-name="ce134" table:content-validation-name="val8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Core server is started</text:p>
          </table:table-cell>
          <table:table-cell table:style-name="ce98" table:number-columns-repeated="17"/>
          <table:table-cell table:style-name="ce122"/>
          <table:table-cell table:style-name="ce134" table:content-validation-name="val8" table:number-columns-repeated="4"/>
          <table:table-cell table:style-name="ce134" table:content-validation-name="val8" office:value-type="string">
            <text:p>⑤</text:p>
          </table:table-cell>
          <table:table-cell table:style-name="ce134" table:content-validation-name="val8" table:number-columns-repeated="15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Core server is not start</text:p>
          </table:table-cell>
          <table:table-cell table:style-name="ce98" table:number-columns-repeated="17"/>
          <table:table-cell table:style-name="ce122"/>
          <table:table-cell table:style-name="ce134" table:content-validation-name="val8" table:number-columns-repeated="5"/>
          <table:table-cell table:style-name="ce134" table:content-validation-name="val8" office:value-type="string">
            <text:p>⑥</text:p>
          </table:table-cell>
          <table:table-cell table:style-name="ce134" table:content-validation-name="val8" table:number-columns-repeated="14"/>
          <table:table-cell table:number-columns-repeated="983"/>
        </table:table-row>
        <table:table-row table:style-name="ro23">
          <table:covered-table-cell table:style-name="ce87"/>
          <table:table-cell table:style-name="ce107"/>
          <table:table-cell table:style-name="ce98" office:value-type="string">
            <text:p>MTCore server restart</text:p>
          </table:table-cell>
          <table:table-cell table:style-name="ce107" table:number-columns-repeated="17"/>
          <table:table-cell table:style-name="ce126"/>
          <table:table-cell table:style-name="ce134" table:content-validation-name="val8" table:number-columns-repeated="6"/>
          <table:table-cell table:style-name="ce134" table:content-validation-name="val8" office:value-type="string">
            <text:p>⑦</text:p>
          </table:table-cell>
          <table:table-cell table:style-name="ce134" table:content-validation-name="val8" table:number-columns-repeated="13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etaWeb server is started</text:p>
          </table:table-cell>
          <table:table-cell table:style-name="ce98" table:number-columns-repeated="17"/>
          <table:table-cell table:style-name="ce122"/>
          <table:table-cell table:style-name="ce134" table:content-validation-name="val8" table:number-columns-repeated="7"/>
          <table:table-cell table:style-name="ce134" table:content-validation-name="val8" office:value-type="string">
            <text:p>⑧</text:p>
          </table:table-cell>
          <table:table-cell table:style-name="ce134" table:content-validation-name="val8" table:number-columns-repeated="12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etaWeb server is not start</text:p>
          </table:table-cell>
          <table:table-cell table:style-name="ce98" table:number-columns-repeated="17"/>
          <table:table-cell table:style-name="ce122"/>
          <table:table-cell table:style-name="ce134" table:content-validation-name="val8" table:number-columns-repeated="8"/>
          <table:table-cell table:style-name="ce134" table:content-validation-name="val8" office:value-type="string">
            <text:p>⑨</text:p>
          </table:table-cell>
          <table:table-cell table:style-name="ce134" table:content-validation-name="val8" table:number-columns-repeated="11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etaWeb server restart</text:p>
          </table:table-cell>
          <table:table-cell table:style-name="ce98" table:number-columns-repeated="17"/>
          <table:table-cell table:style-name="ce122"/>
          <table:table-cell table:style-name="ce134" table:content-validation-name="val8" table:number-columns-repeated="9"/>
          <table:table-cell table:style-name="ce134" table:content-validation-name="val8" office:value-type="string">
            <text:p>○</text:p>
          </table:table-cell>
          <table:table-cell table:style-name="ce134" table:content-validation-name="val8" table:number-columns-repeated="10"/>
          <table:table-cell table:number-columns-repeated="983"/>
        </table:table-row>
        <table:table-row table:style-name="ro23">
          <table:covered-table-cell table:style-name="ce87"/>
          <table:table-cell table:style-name="ce99"/>
          <table:table-cell table:style-name="ce98"/>
          <table:table-cell table:style-name="ce108"/>
          <table:table-cell table:style-name="ce111"/>
          <table:table-cell table:style-name="ce108" table:number-columns-repeated="15"/>
          <table:table-cell table:style-name="ce127"/>
          <table:table-cell table:style-name="ce134" table:content-validation-name="val8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97"/>
          <table:table-cell table:style-name="ce98" table:number-columns-repeated="18"/>
          <table:table-cell table:style-name="ce122"/>
          <table:table-cell table:style-name="ce134" table:content-validation-name="val8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60"/>
          <table:table-cell/>
          <table:table-cell table:style-name="ce98" table:number-columns-repeated="2"/>
          <table:table-cell table:style-name="ce139"/>
          <table:table-cell table:style-name="ce98" table:number-columns-repeated="14"/>
          <table:table-cell table:style-name="ce122"/>
          <table:table-cell table:style-name="ce134" table:content-validation-name="val8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60"/>
          <table:table-cell table:style-name="ce98" table:number-columns-repeated="18"/>
          <table:table-cell table:style-name="ce122"/>
          <table:table-cell table:style-name="ce134" table:content-validation-name="val8" table:number-columns-repeated="20"/>
          <table:table-cell table:number-columns-repeated="983"/>
        </table:table-row>
        <table:table-row table:style-name="ro23">
          <table:covered-table-cell table:style-name="ce87"/>
          <table:table-cell table:style-name="ce140"/>
          <table:table-cell table:style-name="ce149" table:number-columns-repeated="18"/>
          <table:table-cell table:style-name="ce152"/>
          <table:table-cell table:style-name="ce154" table:content-validation-name="val8" table:number-columns-repeated="20"/>
          <table:table-cell table:number-columns-repeated="983"/>
        </table:table-row>
        <table:table-row table:style-name="ro23">
          <table:table-cell table:style-name="ce88" office:value-type="string">
            <text:p>Confirm</text:p>
          </table:table-cell>
          <table:table-cell table:style-name="ce100" office:value-type="string">
            <text:p>Expected Outputs starts from here</text:p>
          </table:table-cell>
          <table:table-cell table:style-name="ce109" table:number-columns-repeated="18"/>
          <table:table-cell table:style-name="ce128"/>
          <table:table-cell table:style-name="ce135" table:content-validation-name="val8" table:number-columns-repeated="20"/>
          <table:table-cell table:number-columns-repeated="983"/>
        </table:table-row>
        <table:table-row table:style-name="ro23">
          <table:table-cell table:style-name="ce88"/>
          <table:table-cell table:style-name="ce97"/>
          <table:table-cell table:style-name="ce98" office:value-type="string" table:number-columns-spanned="19" table:number-rows-spanned="1">
            <text:p>Connect to <text:s/>server</text:p>
          </table:table-cell>
          <table:covered-table-cell table:number-columns-repeated="18" table:style-name="ce98"/>
          <table:table-cell table:style-name="ce134" table:content-validation-name="val8" office:value-type="string">
            <text:p>①</text:p>
          </table:table-cell>
          <table:table-cell table:style-name="ce134" table:content-validation-name="val8" table:number-columns-repeated="15"/>
          <table:table-cell table:style-name="ce123" table:content-validation-name="val8" table:number-columns-repeated="4"/>
          <table:table-cell table:number-columns-repeated="983"/>
        </table:table-row>
        <table:table-row table:style-name="ro23">
          <table:table-cell table:style-name="ce88"/>
          <table:table-cell table:style-name="ce97"/>
          <table:table-cell table:style-name="ce98" office:value-type="string" table:number-columns-spanned="19" table:number-rows-spanned="1">
            <text:p>Log full information</text:p>
          </table:table-cell>
          <table:covered-table-cell table:number-columns-repeated="18" table:style-name="ce98"/>
          <table:table-cell table:style-name="ce134" table:content-validation-name="val8" office:value-type="string">
            <text:p>①</text:p>
          </table:table-cell>
          <table:table-cell table:style-name="ce134" table:content-validation-name="val8" table:number-columns-repeated="15"/>
          <table:table-cell table:style-name="ce123" table:content-validation-name="val8" table:number-columns-repeated="4"/>
          <table:table-cell table:number-columns-repeated="983"/>
        </table:table-row>
        <table:table-row table:style-name="ro23">
          <table:table-cell table:style-name="ce88"/>
          <table:table-cell table:style-name="ce97"/>
          <table:table-cell table:style-name="ce161" office:value-type="string" table:number-columns-spanned="19" table:number-rows-spanned="1">
            <text:p>Try reconnect to Rmi server</text:p>
          </table:table-cell>
          <table:covered-table-cell table:number-columns-repeated="18" table:style-name="ce161"/>
          <table:table-cell table:style-name="ce134" table:content-validation-name="val8" office:value-type="string">
            <text:p>①</text:p>
          </table:table-cell>
          <table:table-cell table:style-name="ce134" table:content-validation-name="val8" table:number-columns-repeated="15"/>
          <table:table-cell table:style-name="ce123" table:content-validation-name="val8" table:number-columns-repeated="4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98" office:value-type="string" table:number-columns-spanned="19" table:number-rows-spanned="1">
            <text:p>Stop calling to API</text:p>
          </table:table-cell>
          <table:covered-table-cell table:number-columns-repeated="18" table:style-name="ce98"/>
          <table:table-cell table:style-name="ce134" table:content-validation-name="val8" office:value-type="string">
            <text:p>①</text:p>
          </table:table-cell>
          <table:table-cell table:style-name="ce134" table:content-validation-name="val8" table:number-columns-repeated="19"/>
          <table:table-cell table:number-columns-repeated="983"/>
        </table:table-row>
        <table:table-row table:style-name="ro23">
          <table:table-cell table:style-name="ce88"/>
          <table:table-cell table:style-name="ce97"/>
          <table:table-cell table:style-name="ce161" office:value-type="string" table:number-columns-spanned="19" table:number-rows-spanned="1">
            <text:p>Could not connect to <text:s/>server</text:p>
          </table:table-cell>
          <table:covered-table-cell table:number-columns-repeated="18" table:style-name="ce161"/>
          <table:table-cell table:style-name="ce134" table:content-validation-name="val8"/>
          <table:table-cell table:style-name="ce134" table:content-validation-name="val8" office:value-type="string">
            <text:p>②</text:p>
          </table:table-cell>
          <table:table-cell table:style-name="ce134" table:content-validation-name="val8" table:number-columns-repeated="14"/>
          <table:table-cell table:style-name="ce123" table:content-validation-name="val8" table:number-columns-repeated="4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98" office:value-type="string" table:number-columns-spanned="19" table:number-rows-spanned="1">
            <text:p>Log full information</text:p>
          </table:table-cell>
          <table:covered-table-cell table:number-columns-repeated="18" table:style-name="ce98"/>
          <table:table-cell table:style-name="ce134" table:content-validation-name="val8"/>
          <table:table-cell table:style-name="ce134" table:content-validation-name="val8" office:value-type="string">
            <text:p>②</text:p>
          </table:table-cell>
          <table:table-cell table:style-name="ce134" table:content-validation-name="val8" table:number-columns-repeated="18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Could not connect to server</text:p>
          </table:table-cell>
          <table:covered-table-cell table:number-columns-repeated="18" table:style-name="ce161"/>
          <table:table-cell table:style-name="ce134" table:content-validation-name="val8" table:number-columns-repeated="2"/>
          <table:table-cell table:style-name="ce134" table:content-validation-name="val8" office:value-type="string">
            <text:p>③</text:p>
          </table:table-cell>
          <table:table-cell table:style-name="ce134" table:content-validation-name="val8" table:number-columns-repeated="17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98" office:value-type="string" table:number-columns-spanned="19" table:number-rows-spanned="1">
            <text:p>Log full information</text:p>
          </table:table-cell>
          <table:covered-table-cell table:number-columns-repeated="18" table:style-name="ce98"/>
          <table:table-cell table:style-name="ce134" table:content-validation-name="val8" table:number-columns-repeated="2"/>
          <table:table-cell table:style-name="ce134" table:content-validation-name="val8" office:value-type="string">
            <text:p>③</text:p>
          </table:table-cell>
          <table:table-cell table:style-name="ce134" table:content-validation-name="val8" table:number-columns-repeated="17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Log full information</text:p>
          </table:table-cell>
          <table:covered-table-cell table:number-columns-repeated="18" table:style-name="ce161"/>
          <table:table-cell table:style-name="ce134" table:content-validation-name="val8" table:number-columns-repeated="3"/>
          <table:table-cell table:style-name="ce134" table:content-validation-name="val8" office:value-type="string">
            <text:p>④</text:p>
          </table:table-cell>
          <table:table-cell table:style-name="ce134" table:content-validation-name="val8" table:number-columns-repeated="16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Could not connect to server</text:p>
          </table:table-cell>
          <table:covered-table-cell table:number-columns-repeated="18" table:style-name="ce161"/>
          <table:table-cell table:style-name="ce134" table:content-validation-name="val8" table:number-columns-repeated="3"/>
          <table:table-cell table:style-name="ce134" table:content-validation-name="val8" office:value-type="string">
            <text:p>④</text:p>
          </table:table-cell>
          <table:table-cell table:style-name="ce134" table:content-validation-name="val8" table:number-columns-repeated="16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Connect to server successful</text:p>
          </table:table-cell>
          <table:covered-table-cell table:number-columns-repeated="18" table:style-name="ce161"/>
          <table:table-cell table:style-name="ce134" table:content-validation-name="val8" table:number-columns-repeated="4"/>
          <table:table-cell table:style-name="ce134" table:content-validation-name="val8" office:value-type="string">
            <text:p>⑤</text:p>
          </table:table-cell>
          <table:table-cell table:style-name="ce134" table:content-validation-name="val8" table:number-columns-repeated="15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Log full information</text:p>
          </table:table-cell>
          <table:covered-table-cell table:number-columns-repeated="18" table:style-name="ce161"/>
          <table:table-cell table:style-name="ce134" table:content-validation-name="val8" table:number-columns-repeated="4"/>
          <table:table-cell table:style-name="ce134" table:content-validation-name="val8" office:value-type="string">
            <text:p>⑤</text:p>
          </table:table-cell>
          <table:table-cell table:style-name="ce134" table:content-validation-name="val8" table:number-columns-repeated="15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Could not connect to RMI Server</text:p>
          </table:table-cell>
          <table:covered-table-cell table:number-columns-repeated="18" table:style-name="ce161"/>
          <table:table-cell table:style-name="ce134" table:content-validation-name="val8" table:number-columns-repeated="5"/>
          <table:table-cell table:style-name="ce134" table:content-validation-name="val8" office:value-type="string">
            <text:p>⑥</text:p>
          </table:table-cell>
          <table:table-cell table:style-name="ce134" table:content-validation-name="val8" table:number-columns-repeated="14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Log full information</text:p>
          </table:table-cell>
          <table:covered-table-cell table:number-columns-repeated="18" table:style-name="ce161"/>
          <table:table-cell table:style-name="ce134" table:content-validation-name="val8" table:number-columns-repeated="5"/>
          <table:table-cell table:style-name="ce134" table:content-validation-name="val8" office:value-type="string">
            <text:p>⑥</text:p>
          </table:table-cell>
          <table:table-cell table:style-name="ce134" table:content-validation-name="val8" table:number-columns-repeated="14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Try reconnect to Rmi server</text:p>
          </table:table-cell>
          <table:covered-table-cell table:number-columns-repeated="18" table:style-name="ce161"/>
          <table:table-cell table:style-name="ce134" table:content-validation-name="val8" table:number-columns-repeated="6"/>
          <table:table-cell table:style-name="ce134" table:content-validation-name="val8" office:value-type="string">
            <text:p>⑦</text:p>
          </table:table-cell>
          <table:table-cell table:style-name="ce134" table:content-validation-name="val8" table:number-columns-repeated="13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Log MTCore is restarted</text:p>
          </table:table-cell>
          <table:covered-table-cell table:number-columns-repeated="18" table:style-name="ce161"/>
          <table:table-cell table:style-name="ce134" table:content-validation-name="val8" table:number-columns-repeated="6"/>
          <table:table-cell table:style-name="ce134" table:content-validation-name="val8" office:value-type="string">
            <text:p>⑦</text:p>
          </table:table-cell>
          <table:table-cell table:style-name="ce134" table:content-validation-name="val8" table:number-columns-repeated="13"/>
          <table:table-cell table:number-columns-repeated="983"/>
        </table:table-row>
        <table:table-row table:style-name="ro23">
          <table:table-cell table:style-name="ce88"/>
          <table:table-cell table:style-name="ce99"/>
          <table:table-cell table:style-name="ce161" office:value-type="string" table:number-columns-spanned="19" table:number-rows-spanned="1">
            <text:p>Send object to MTWeb</text:p>
          </table:table-cell>
          <table:covered-table-cell table:number-columns-repeated="18" table:style-name="ce161"/>
          <table:table-cell table:style-name="ce134" table:content-validation-name="val8" table:number-columns-repeated="7"/>
          <table:table-cell table:style-name="ce134" table:content-validation-name="val8" office:value-type="string">
            <text:p>⑧</text:p>
          </table:table-cell>
          <table:table-cell table:style-name="ce134" table:content-validation-name="val8" table:number-columns-repeated="12"/>
          <table:table-cell table:number-columns-repeated="983"/>
        </table:table-row>
        <table:table-row table:style-name="ro27">
          <table:table-cell table:style-name="ce88"/>
          <table:table-cell table:style-name="ce99"/>
          <table:table-cell table:style-name="ce161" office:value-type="string" table:number-columns-spanned="19" table:number-rows-spanned="1">
            <text:p>Could not send object via socket</text:p>
          </table:table-cell>
          <table:covered-table-cell table:number-columns-repeated="18" table:style-name="ce161"/>
          <table:table-cell table:style-name="ce134" table:content-validation-name="val8" table:number-columns-repeated="8"/>
          <table:table-cell table:style-name="ce134" table:content-validation-name="val8" office:value-type="string">
            <text:p>⑨</text:p>
          </table:table-cell>
          <table:table-cell table:style-name="ce134" table:content-validation-name="val8" table:number-columns-repeated="8"/>
          <table:table-cell table:style-name="ce134"/>
          <table:table-cell table:style-name="ce134" table:content-validation-name="val8" table:number-columns-repeated="2"/>
          <table:table-cell table:number-columns-repeated="983"/>
        </table:table-row>
        <table:table-row table:style-name="ro27">
          <table:table-cell table:style-name="ce88"/>
          <table:table-cell table:style-name="ce99"/>
          <table:table-cell table:style-name="ce161" office:value-type="string" table:number-columns-spanned="19" table:number-rows-spanned="1">
            <text:p>Throw socket exception</text:p>
          </table:table-cell>
          <table:covered-table-cell table:number-columns-repeated="18" table:style-name="ce161"/>
          <table:table-cell table:style-name="ce134" table:content-validation-name="val8" table:number-columns-repeated="8"/>
          <table:table-cell table:style-name="ce134" table:content-validation-name="val8" office:value-type="string">
            <text:p>⑨</text:p>
          </table:table-cell>
          <table:table-cell table:style-name="ce134" table:content-validation-name="val8" table:number-columns-repeated="8"/>
          <table:table-cell table:style-name="ce134"/>
          <table:table-cell table:style-name="ce134" table:content-validation-name="val8" table:number-columns-repeated="2"/>
          <table:table-cell table:number-columns-repeated="983"/>
        </table:table-row>
        <table:table-row table:style-name="ro27">
          <table:table-cell table:style-name="ce88"/>
          <table:table-cell table:style-name="ce99"/>
          <table:table-cell table:style-name="ce161" office:value-type="string" table:number-columns-spanned="19" table:number-rows-spanned="1">
            <text:p>Try reconnect to socket server</text:p>
          </table:table-cell>
          <table:covered-table-cell table:number-columns-repeated="18" table:style-name="ce161"/>
          <table:table-cell table:style-name="ce134" table:content-validation-name="val8" table:number-columns-repeated="9"/>
          <table:table-cell table:style-name="ce134" table:content-validation-name="val8" office:value-type="string">
            <text:p>○</text:p>
          </table:table-cell>
          <table:table-cell table:style-name="ce134" table:content-validation-name="val8" table:number-columns-repeated="7"/>
          <table:table-cell table:style-name="ce134"/>
          <table:table-cell table:style-name="ce134" table:content-validation-name="val8" table:number-columns-repeated="2"/>
          <table:table-cell table:number-columns-repeated="983"/>
        </table:table-row>
        <table:table-row table:style-name="ro27">
          <table:table-cell table:style-name="ce88"/>
          <table:table-cell table:style-name="ce99"/>
          <table:table-cell table:style-name="ce161" office:value-type="string" table:number-columns-spanned="19" table:number-rows-spanned="1">
            <text:p>log restart MTWeb</text:p>
          </table:table-cell>
          <table:covered-table-cell table:number-columns-repeated="18" table:style-name="ce161"/>
          <table:table-cell table:style-name="ce134" table:content-validation-name="val8" table:number-columns-repeated="9"/>
          <table:table-cell table:style-name="ce134" table:content-validation-name="val8" office:value-type="string">
            <text:p>○</text:p>
          </table:table-cell>
          <table:table-cell table:style-name="ce134" table:content-validation-name="val8" table:number-columns-repeated="7"/>
          <table:table-cell table:style-name="ce134"/>
          <table:table-cell table:style-name="ce134" table:content-validation-name="val8" table:number-columns-repeated="2"/>
          <table:table-cell table:number-columns-repeated="983"/>
        </table:table-row>
        <table:table-row table:style-name="ro27">
          <table:table-cell table:style-name="ce88"/>
          <table:table-cell table:style-name="ce99"/>
          <table:table-cell table:style-name="ce151" table:number-columns-spanned="19" table:number-rows-spanned="1"/>
          <table:covered-table-cell table:number-columns-repeated="18" table:style-name="ce151"/>
          <table:table-cell table:style-name="ce134" table:content-validation-name="val8" table:number-columns-repeated="17"/>
          <table:table-cell table:style-name="ce134"/>
          <table:table-cell table:style-name="ce134" table:content-validation-name="val8" table:number-columns-repeated="2"/>
          <table:table-cell table:number-columns-repeated="983"/>
        </table:table-row>
        <table:table-row table:style-name="ro29">
          <table:table-cell table:style-name="ce89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89"/>
          <table:table-cell table:number-columns-repeated="2" table:style-name="ce136" table:content-validation-name="val9" office:value-type="string">
            <text:p>N</text:p>
          </table:table-cell>
          <table:table-cell table:style-name="ce136" table:content-validation-name="val9"/>
          <table:table-cell table:number-columns-repeated="7" table:style-name="ce136" table:content-validation-name="val9" office:value-type="string">
            <text:p>N</text:p>
          </table:table-cell>
          <table:table-cell table:style-name="ce136" table:content-validation-name="val9" table:number-columns-repeated="10"/>
          <table:table-cell table:number-columns-repeated="983"/>
        </table:table-row>
        <table:table-row table:style-name="ro23">
          <table:table-cell table:style-name="ce90" office:value-type="string" table:number-columns-spanned="5" table:number-rows-spanned="2">
            <text:p>Function name</text:p>
          </table:table-cell>
          <table:covered-table-cell table:number-columns-repeated="4" table:style-name="ce90"/>
          <table:table-cell table:style-name="ce113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113"/>
          <table:table-cell table:style-name="ce123" office:value-type="string" table:number-columns-spanned="5" table:number-rows-spanned="2">
            <text:p>Date</text:p>
          </table:table-cell>
          <table:covered-table-cell table:number-columns-repeated="4" table:style-name="ce123"/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number-columns-repeated="983"/>
        </table:table-row>
        <table:table-row table:style-name="ro31">
          <table:covered-table-cell table:number-columns-repeated="5" table:style-name="ce90"/>
          <table:covered-table-cell table:number-columns-repeated="11" table:style-name="ce113"/>
          <table:covered-table-cell table:number-columns-repeated="5" table:style-name="ce123"/>
          <table:covered-table-cell table:number-columns-repeated="20" table:style-name="ce137"/>
          <table:table-cell table:number-columns-repeated="983"/>
        </table:table-row>
        <table:table-row table:style-name="ro32">
          <table:table-cell table:style-name="ce91"/>
          <table:table-cell table:style-name="ce102" table:number-columns-repeated="4"/>
          <table:table-cell table:style-name="ce114" table:number-columns-repeated="7"/>
          <table:table-cell table:style-name="ce118" table:number-columns-repeated="3"/>
          <table:table-cell table:style-name="ce121"/>
          <table:table-cell table:style-name="ce124" office:value-type="string" table:number-columns-spanned="5" table:number-rows-spanned="1">
            <text:p>Executor</text:p>
          </table:table-cell>
          <table:covered-table-cell table:number-columns-repeated="4" table:style-name="ce124"/>
          <table:table-cell table:style-name="ce138" table:number-columns-repeated="20"/>
          <table:table-cell table:number-columns-repeated="983"/>
        </table:table-row>
        <table:table-row table:style-name="ro23">
          <table:table-cell table:style-name="ce92"/>
          <table:table-cell table:style-name="ce103" table:number-columns-repeated="10"/>
          <table:table-cell table:style-name="ce115"/>
          <table:table-cell table:style-name="ce97" office:value-type="string">
            <text:p>Item no</text:p>
          </table:table-cell>
          <table:table-cell table:style-name="ce98" table:number-columns-repeated="2"/>
          <table:table-cell table:style-name="ce122"/>
          <table:table-cell table:style-name="ce97"/>
          <table:table-cell table:style-name="ce98" table:number-columns-repeated="3"/>
          <table:table-cell table:style-name="ce122"/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table-cell table:style-name="ce119" office:value-type="string" table:number-columns-spanned="1" table:number-rows-spanned="4">
            <text:p>Test result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Normal</text:p>
          </table:table-cell>
          <table:covered-table-cell table:number-columns-repeated="3" table:style-name="ce85"/>
          <table:table-cell table:style-name="ce129" table:formula="of:=COUNTIF([.V50:.AK50];&quot;N&quot;)" office:value-type="float" office:value="9">
            <text:p>9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2" table:number-columns-spanned="3" table:number-rows-spanned="1">
            <text:p>2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Abnormal</text:p>
          </table:table-cell>
          <table:covered-table-cell table:number-columns-repeated="3" table:style-name="ce85"/>
          <table:table-cell table:style-name="ce129" table:formula="of:=COUNTIF([.V50:.AK50];&quot;A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3" table:number-columns-spanned="3" table:number-rows-spanned="1">
            <text:p>3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Boundary/limitation</text:p>
          </table:table-cell>
          <table:covered-table-cell table:number-columns-repeated="3" table:style-name="ce85"/>
          <table:table-cell table:style-name="ce129" table:formula="of:=COUNTIF([.V50:.AK50];&quot;B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4" table:number-columns-spanned="3" table:number-rows-spanned="1">
            <text:p>4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Other</text:p>
          </table:table-cell>
          <table:covered-table-cell table:number-columns-repeated="3" table:style-name="ce85"/>
          <table:table-cell table:style-name="ce129" table:formula="of:=COUNTIF([.V50:.AK50];&quot;E&quot;)" office:value-type="float" office:value="0">
            <text:p>0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style-name="ce94"/>
          <table:table-cell table:style-name="ce105" table:number-columns-repeated="10"/>
          <table:table-cell table:style-name="ce117"/>
          <table:table-cell table:style-name="ce97"/>
          <table:table-cell table:style-name="ce98" table:number-columns-repeated="2"/>
          <table:table-cell table:style-name="ce122"/>
          <table:table-cell table:style-name="ce85" office:value-type="string" table:number-columns-spanned="4" table:number-rows-spanned="1">
            <text:p>Total</text:p>
          </table:table-cell>
          <table:covered-table-cell table:number-columns-repeated="3" table:style-name="ce85"/>
          <table:table-cell table:style-name="ce129" table:formula="of:=SUM([.U55:.U58])" office:value-type="float" office:value="9">
            <text:p>9</text:p>
          </table:table-cell>
          <table:table-cell table:style-name="ce129" table:number-columns-repeated="20"/>
          <table:table-cell table:number-columns-repeated="983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23" table:number-rows-repeated="104851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&lt;Case Hook Create &amp; Update Account&gt; PCL" table:style-name="ta12">
        <office:forms form:automatic-focus="false" form:apply-design-mode="false"/>
        <table:table-column table:style-name="co24" table:number-columns-repeated="19" table:default-cell-style-name="ce84"/>
        <table:table-column table:style-name="co26" table:default-cell-style-name="ce84"/>
        <table:table-column table:style-name="co24" table:number-columns-repeated="236" table:default-cell-style-name="ce84"/>
        <table:table-column table:style-name="co24" table:number-columns-repeated="768" table:default-cell-style-name="Default"/>
        <table:table-row table:style-name="ro23">
          <table:table-cell table:style-name="ce130" office:value-type="string" table:number-columns-spanned="20" table:number-rows-spanned="3">
            <text:p>Test item/Result list</text:p>
          </table:table-cell>
          <table:covered-table-cell table:number-columns-repeated="19" table:style-name="ce130"/>
          <table:table-cell table:style-name="ce130" office:value-type="string" table:number-columns-spanned="3" table:number-rows-spanned="1">
            <text:p>Creator</text:p>
          </table:table-cell>
          <table:covered-table-cell table:number-columns-repeated="2" table:style-name="ce130"/>
          <table:table-cell table:style-name="ce134" office:value-type="string" table:number-columns-spanned="3" table:number-rows-spanned="1">
            <text:p>TanLX</text:p>
          </table:table-cell>
          <table:covered-table-cell table:number-columns-repeated="2" table:style-name="ce134"/>
          <table:table-cell table:style-name="ce130" office:value-type="string" table:number-columns-spanned="4" table:number-rows-spanned="1">
            <text:p>Reviewer</text:p>
          </table:table-cell>
          <table:covered-table-cell table:number-columns-repeated="3" table:style-name="ce130"/>
          <table:table-cell table:style-name="ce134" office:value-type="string" table:number-columns-spanned="6" table:number-rows-spanned="1">
            <text:p>TuanCA</text:p>
          </table:table-cell>
          <table:covered-table-cell table:number-columns-repeated="5" table:style-name="ce134"/>
          <table:table-cell table:number-columns-repeated="988"/>
        </table:table-row>
        <table:table-row table:style-name="ro23">
          <table:covered-table-cell table:number-columns-repeated="20" table:style-name="ce130"/>
          <table:table-cell table:style-name="ce131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31"/>
          <table:table-cell table:number-columns-repeated="988"/>
        </table:table-row>
        <table:table-row table:style-name="ro24">
          <table:covered-table-cell table:number-columns-repeated="20" table:style-name="ce130"/>
          <table:covered-table-cell table:number-columns-repeated="16" table:style-name="ce131"/>
          <table:table-cell table:number-columns-repeated="988"/>
        </table:table-row>
        <table:table-row table:style-name="ro23">
          <table:table-cell table:number-columns-repeated="1024"/>
        </table:table-row>
        <table:table-row table:style-name="ro23">
          <table:table-cell table:style-name="ce85" office:value-type="string" table:number-columns-spanned="2" table:number-rows-spanned="1">
            <text:p>Title</text:p>
          </table:table-cell>
          <table:covered-table-cell table:style-name="ce85"/>
          <table:table-cell table:style-name="ce110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110"/>
          <table:table-cell table:number-columns-repeated="988"/>
        </table:table-row>
        <table:table-row table:style-name="ro25">
          <table:table-cell table:style-name="ce86" office:value-type="string" table:number-columns-spanned="20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19" table:style-name="ce86"/>
          <table:table-cell table:style-name="ce132" office:value-type="string" table:number-columns-spanned="1" table:number-rows-spanned="2">
            <text:p>0001</text:p>
          </table:table-cell>
          <table:table-cell table:style-name="ce132" office:value-type="string" table:number-columns-spanned="1" table:number-rows-spanned="2">
            <text:p>0002</text:p>
          </table:table-cell>
          <table:table-cell table:style-name="ce132" office:value-type="string" table:number-columns-spanned="1" table:number-rows-spanned="2">
            <text:p>0003</text:p>
          </table:table-cell>
          <table:table-cell table:style-name="ce132" office:value-type="string" table:number-columns-spanned="1" table:number-rows-spanned="2">
            <text:p>0004</text:p>
          </table:table-cell>
          <table:table-cell table:style-name="ce132" office:value-type="string" table:number-columns-spanned="1" table:number-rows-spanned="2">
            <text:p>0005</text:p>
          </table:table-cell>
          <table:table-cell table:style-name="ce132" office:value-type="string" table:number-columns-spanned="1" table:number-rows-spanned="2">
            <text:p>0006</text:p>
          </table:table-cell>
          <table:table-cell table:style-name="ce132" office:value-type="string" table:number-columns-spanned="1" table:number-rows-spanned="2">
            <text:p>0007</text:p>
          </table:table-cell>
          <table:table-cell table:style-name="ce132" office:value-type="string" table:number-columns-spanned="1" table:number-rows-spanned="2">
            <text:p>0008</text:p>
          </table:table-cell>
          <table:table-cell table:style-name="ce132" office:value-type="string" table:number-columns-spanned="1" table:number-rows-spanned="2">
            <text:p>0009</text:p>
          </table:table-cell>
          <table:table-cell table:style-name="ce132" office:value-type="string" table:number-columns-spanned="1" table:number-rows-spanned="2">
            <text:p>0010</text:p>
          </table:table-cell>
          <table:table-cell table:style-name="ce132" office:value-type="string" table:number-columns-spanned="1" table:number-rows-spanned="2">
            <text:p>0011</text:p>
          </table:table-cell>
          <table:table-cell table:style-name="ce132" office:value-type="string" table:number-columns-spanned="1" table:number-rows-spanned="2">
            <text:p>0012</text:p>
          </table:table-cell>
          <table:table-cell table:style-name="ce132" office:value-type="string" table:number-columns-spanned="1" table:number-rows-spanned="2">
            <text:p>0013</text:p>
          </table:table-cell>
          <table:table-cell table:style-name="ce132" office:value-type="string" table:number-columns-spanned="1" table:number-rows-spanned="2">
            <text:p>0014</text:p>
          </table:table-cell>
          <table:table-cell table:style-name="ce132" office:value-type="string" table:number-columns-spanned="1" table:number-rows-spanned="2">
            <text:p>0015</text:p>
          </table:table-cell>
          <table:table-cell table:style-name="ce132" office:value-type="string" table:number-columns-spanned="1" table:number-rows-spanned="2">
            <text:p>0016</text:p>
          </table:table-cell>
          <table:table-cell table:style-name="ce132" office:value-type="string" table:number-columns-spanned="1" table:number-rows-spanned="2">
            <text:p>0017</text:p>
          </table:table-cell>
          <table:table-cell table:style-name="ce132" office:value-type="string" table:number-columns-spanned="1" table:number-rows-spanned="2">
            <text:p>0018</text:p>
          </table:table-cell>
          <table:table-cell table:style-name="ce132" office:value-type="string" table:number-columns-spanned="1" table:number-rows-spanned="2">
            <text:p>0019</text:p>
          </table:table-cell>
          <table:table-cell table:style-name="ce132" office:value-type="string" table:number-columns-spanned="1" table:number-rows-spanned="2">
            <text:p>0020</text:p>
          </table:table-cell>
          <table:table-cell table:style-name="ce132" office:value-type="string" table:number-columns-spanned="1" table:number-rows-spanned="2">
            <text:p>0021</text:p>
          </table:table-cell>
          <table:table-cell table:number-columns-repeated="983"/>
        </table:table-row>
        <table:table-row table:style-name="ro25">
          <table:covered-table-cell table:number-columns-repeated="20" table:style-name="ce86"/>
          <table:covered-table-cell table:number-columns-repeated="21" table:style-name="ce132"/>
          <table:table-cell table:number-columns-repeated="983"/>
        </table:table-row>
        <table:table-row table:style-name="ro23">
          <table:table-cell table:style-name="ce162" office:value-type="string">
            <text:p>Condition</text:p>
          </table:table-cell>
          <table:table-cell table:style-name="ce106" table:number-columns-repeated="18"/>
          <table:table-cell table:style-name="ce125"/>
          <table:table-cell table:style-name="ce133" table:content-validation-name="val10" table:number-columns-repeated="21"/>
          <table:table-cell table:number-columns-repeated="983"/>
        </table:table-row>
        <table:table-row table:style-name="ro23">
          <table:table-cell table:style-name="ce162"/>
          <table:table-cell table:style-name="ce107" office:value-type="string">
            <text:p>Assign Trainees</text:p>
          </table:table-cell>
          <table:table-cell table:style-name="ce107" table:number-columns-repeated="17"/>
          <table:table-cell table:style-name="ce126"/>
          <table:table-cell table:style-name="ce134" table:content-validation-name="val10" table:number-columns-repeated="21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hoose <text:s/>trainee assign a course</text:p>
          </table:table-cell>
          <table:table-cell table:style-name="ce98" table:number-columns-repeated="17"/>
          <table:table-cell table:style-name="ce122"/>
          <table:table-cell table:style-name="ce134" table:content-validation-name="val10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9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hoose more trainees assign a course</text:p>
          </table:table-cell>
          <table:table-cell table:style-name="ce98" table:number-columns-repeated="17"/>
          <table:table-cell table:style-name="ce122"/>
          <table:table-cell table:style-name="ce134" table:content-validation-name="val10" table:number-columns-repeated="2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8"/>
          <table:table-cell table:number-columns-repeated="983"/>
        </table:table-row>
        <table:table-row table:style-name="ro23">
          <table:table-cell table:style-name="ce162"/>
          <table:table-cell table:style-name="ce97" office:value-type="string">
            <text:p>Click “&gt;&gt;” button</text:p>
          </table:table-cell>
          <table:table-cell table:style-name="ce98" table:number-columns-repeated="17"/>
          <table:table-cell table:style-name="ce122"/>
          <table:table-cell table:style-name="ce134" table:content-validation-name="val10" table:number-columns-repeated="3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7"/>
          <table:table-cell table:number-columns-repeated="983"/>
        </table:table-row>
        <table:table-row table:style-name="ro26" table:visibility="collapse">
          <table:table-cell table:style-name="ce162"/>
          <table:table-cell table:style-name="ce98" table:number-columns-repeated="2"/>
          <table:table-cell table:style-name="ce107" table:number-columns-repeated="16"/>
          <table:table-cell table:style-name="ce122"/>
          <table:table-cell table:style-name="ce134" table:content-validation-name="val10" table:number-columns-repeated="21"/>
          <table:table-cell table:number-columns-repeated="983"/>
        </table:table-row>
        <table:table-row table:style-name="ro23">
          <table:table-cell table:style-name="ce162"/>
          <table:table-cell table:style-name="ce97" office:value-type="string">
            <text:p>Select trainee in course</text:p>
          </table:table-cell>
          <table:table-cell table:style-name="ce98" table:number-columns-repeated="17"/>
          <table:table-cell table:style-name="ce126"/>
          <table:table-cell table:style-name="ce134" table:content-validation-name="val10" table:number-columns-repeated="4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6"/>
          <table:table-cell table:number-columns-repeated="983"/>
        </table:table-row>
        <table:table-row table:style-name="ro23">
          <table:table-cell table:style-name="ce162"/>
          <table:table-cell table:style-name="ce97" office:value-type="string">
            <text:p>Select more <text:s/>trainees assign a course</text:p>
          </table:table-cell>
          <table:table-cell table:style-name="ce98" table:number-columns-repeated="17"/>
          <table:table-cell table:style-name="ce122"/>
          <table:table-cell table:style-name="ce134" table:content-validation-name="val10" table:number-columns-repeated="5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5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lick “&lt;&lt;” button</text:p>
          </table:table-cell>
          <table:table-cell table:style-name="ce98" table:number-columns-repeated="17"/>
          <table:table-cell table:style-name="ce122"/>
          <table:table-cell table:style-name="ce134" table:content-validation-name="val10" table:number-columns-repeated="6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4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lick “Update Member” button</text:p>
          </table:table-cell>
          <table:table-cell table:style-name="ce107" table:number-columns-repeated="4"/>
          <table:table-cell table:style-name="ce98" table:number-columns-repeated="13"/>
          <table:table-cell table:style-name="ce122"/>
          <table:table-cell table:style-name="ce134" table:content-validation-name="val10" table:number-columns-repeated="7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3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heck click “Update Member” when don't choose trainees and trainess in course</text:p>
          </table:table-cell>
          <table:table-cell table:style-name="ce98" table:number-columns-repeated="17"/>
          <table:table-cell table:style-name="ce122"/>
          <table:table-cell table:style-name="ce134" table:content-validation-name="val10" table:number-columns-repeated="8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2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heck click “Update Member” when choose trainees, trainess in course and click button “&gt;&gt;”, “&lt;&lt;”</text:p>
          </table:table-cell>
          <table:table-cell table:style-name="ce98" table:number-columns-repeated="17"/>
          <table:table-cell table:style-name="ce122"/>
          <table:table-cell table:style-name="ce134" table:content-validation-name="val10" table:number-columns-repeated="9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1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lick “&lt;&lt;” button when don't choose trainees in course</text:p>
          </table:table-cell>
          <table:table-cell table:style-name="ce98" table:number-columns-repeated="17"/>
          <table:table-cell table:style-name="ce122"/>
          <table:table-cell table:style-name="ce134" table:content-validation-name="val10" table:number-columns-repeated="10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10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lick “&gt;&gt;” button when don't choose trainees</text:p>
          </table:table-cell>
          <table:table-cell table:style-name="ce98" table:number-columns-repeated="17"/>
          <table:table-cell table:style-name="ce122"/>
          <table:table-cell table:style-name="ce134" table:content-validation-name="val10" table:number-columns-repeated="11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9"/>
          <table:table-cell table:number-columns-repeated="983"/>
        </table:table-row>
        <table:table-row table:style-name="ro23">
          <table:table-cell table:style-name="ce162"/>
          <table:table-cell table:style-name="ce98" office:value-type="string">
            <text:p>Check database table “enrollments” and “users” when click “Update Member”</text:p>
          </table:table-cell>
          <table:table-cell table:style-name="ce107" table:number-columns-repeated="4"/>
          <table:table-cell table:style-name="ce98" table:number-columns-repeated="13"/>
          <table:table-cell table:style-name="ce122"/>
          <table:table-cell table:style-name="ce134" table:content-validation-name="val10" table:number-columns-repeated="12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8"/>
          <table:table-cell table:number-columns-repeated="983"/>
        </table:table-row>
        <table:table-row table:style-name="ro23">
          <table:table-cell table:style-name="ce163" office:value-type="string" table:number-columns-spanned="1" table:number-rows-spanned="9">
            <text:p>Confirm</text:p>
          </table:table-cell>
          <table:table-cell table:style-name="ce109" table:number-columns-repeated="18"/>
          <table:table-cell table:style-name="ce128"/>
          <table:table-cell table:style-name="ce135" table:content-validation-name="val10" table:number-columns-repeated="21"/>
          <table:table-cell table:number-columns-repeated="983"/>
        </table:table-row>
        <table:table-row table:style-name="ro23">
          <table:covered-table-cell table:style-name="ce163"/>
          <table:table-cell table:style-name="ce97" office:value-type="string">
            <text:p>Selected trainee assign</text:p>
          </table:table-cell>
          <table:table-cell table:style-name="ce98" table:number-columns-repeated="17"/>
          <table:table-cell table:style-name="ce122"/>
          <table:table-cell table:style-name="ce134" table:content-validation-name="val10"/>
          <table:table-cell table:style-name="ce134" table:content-validation-name="val10" office:value-type="string">
            <text:p>○</text:p>
          </table:table-cell>
          <table:table-cell table:style-name="Default"/>
          <table:table-cell table:style-name="ce134" table:content-validation-name="val10" table:number-columns-repeated="13"/>
          <table:table-cell table:style-name="ce123" table:content-validation-name="val10" table:number-columns-repeated="5"/>
          <table:table-cell table:number-columns-repeated="983"/>
        </table:table-row>
        <table:table-row table:style-name="ro23">
          <table:covered-table-cell table:style-name="ce163"/>
          <table:table-cell table:style-name="ce97" office:value-type="string">
            <text:p>Selected more <text:s/>trainees assign a course</text:p>
          </table:table-cell>
          <table:table-cell table:style-name="ce98" table:number-columns-repeated="17"/>
          <table:table-cell table:style-name="ce97"/>
          <table:table-cell table:style-name="ce134" table:content-validation-name="val10" table:number-columns-repeated="2"/>
          <table:table-cell table:style-name="ce134" table:content-validation-name="val10" office:value-type="string">
            <text:p>○</text:p>
          </table:table-cell>
          <table:table-cell table:style-name="Default"/>
          <table:table-cell table:style-name="ce134" table:content-validation-name="val10" table:number-columns-repeated="12"/>
          <table:table-cell table:style-name="ce123" table:content-validation-name="val10" table:number-columns-repeated="5"/>
          <table:table-cell table:number-columns-repeated="983"/>
        </table:table-row>
        <table:table-row table:style-name="ro23">
          <table:covered-table-cell table:style-name="ce163"/>
          <table:table-cell table:style-name="ce97" office:value-type="string">
            <text:p>Add trainees for table “Trainees in Course”</text:p>
          </table:table-cell>
          <table:table-cell table:style-name="ce98" table:number-columns-repeated="17"/>
          <table:table-cell table:style-name="ce161"/>
          <table:table-cell table:style-name="ce134" table:content-validation-name="val10" table:number-columns-repeated="3"/>
          <table:table-cell table:style-name="ce134" table:content-validation-name="val10" office:value-type="string">
            <text:p>○</text:p>
          </table:table-cell>
          <table:table-cell table:style-name="Default"/>
          <table:table-cell table:style-name="ce134" table:content-validation-name="val10" table:number-columns-repeated="11"/>
          <table:table-cell table:style-name="ce123" table:content-validation-name="val10" table:number-columns-repeated="5"/>
          <table:table-cell table:number-columns-repeated="983"/>
        </table:table-row>
        <table:table-row table:style-name="ro23">
          <table:covered-table-cell table:style-name="ce163"/>
          <table:table-cell table:style-name="ce97" office:value-type="string">
            <text:p>Selected trainee in course</text:p>
          </table:table-cell>
          <table:table-cell table:style-name="ce98" table:number-columns-repeated="17"/>
          <table:table-cell table:style-name="ce165"/>
          <table:table-cell table:style-name="ce134" table:content-validation-name="val10" table:number-columns-repeated="4"/>
          <table:table-cell table:style-name="ce134" table:content-validation-name="val10" office:value-type="string">
            <text:p>○</text:p>
          </table:table-cell>
          <table:table-cell table:style-name="Default"/>
          <table:table-cell table:style-name="ce134" table:content-validation-name="val10" table:number-columns-repeated="10"/>
          <table:table-cell table:style-name="Default"/>
          <table:table-cell table:style-name="ce134" table:content-validation-name="val10" table:number-columns-repeated="4"/>
          <table:table-cell table:number-columns-repeated="983"/>
        </table:table-row>
        <table:table-row table:style-name="ro23">
          <table:covered-table-cell table:style-name="ce163"/>
          <table:table-cell table:style-name="ce98" office:value-type="string">
            <text:p>Selected more <text:s/>trainees in course</text:p>
          </table:table-cell>
          <table:table-cell table:style-name="ce98"/>
          <table:table-cell table:style-name="ce107" table:number-columns-repeated="16"/>
          <table:table-cell table:style-name="ce161"/>
          <table:table-cell table:style-name="ce134" table:content-validation-name="val10" table:number-columns-repeated="5"/>
          <table:table-cell table:style-name="ce134" table:content-validation-name="val10" office:value-type="string">
            <text:p>○</text:p>
          </table:table-cell>
          <table:table-cell table:style-name="Default"/>
          <table:table-cell table:style-name="ce134" table:content-validation-name="val10" table:number-columns-repeated="10"/>
          <table:table-cell table:style-name="ce134"/>
          <table:table-cell table:style-name="ce134" table:content-validation-name="val10" table:number-columns-repeated="3"/>
          <table:table-cell table:number-columns-repeated="983"/>
        </table:table-row>
        <table:table-row table:style-name="ro23">
          <table:covered-table-cell table:style-name="ce163"/>
          <table:table-cell table:style-name="ce97" office:value-type="string">
            <text:p>Add trainees for table “Trainees unassign”</text:p>
          </table:table-cell>
          <table:table-cell table:style-name="ce98" table:number-columns-repeated="17"/>
          <table:table-cell table:style-name="ce161"/>
          <table:table-cell table:style-name="ce134" table:content-validation-name="val10" table:number-columns-repeated="6"/>
          <table:table-cell table:style-name="ce134" table:content-validation-name="val10" office:value-type="string">
            <text:p>○</text:p>
          </table:table-cell>
          <table:table-cell table:style-name="Default"/>
          <table:table-cell table:style-name="ce134" table:content-validation-name="val10" table:number-columns-repeated="9"/>
          <table:table-cell table:style-name="ce134"/>
          <table:table-cell table:style-name="ce134" table:content-validation-name="val10" table:number-columns-repeated="3"/>
          <table:table-cell table:number-columns-repeated="983"/>
        </table:table-row>
        <table:table-row table:style-name="ro23">
          <table:covered-table-cell table:style-name="ce163"/>
          <table:table-cell table:style-name="ce97" office:value-type="string">
            <text:p>Updated (new) records table “enrollments” and “users”</text:p>
          </table:table-cell>
          <table:table-cell table:style-name="ce98" table:number-columns-repeated="17"/>
          <table:table-cell table:style-name="ce161"/>
          <table:table-cell table:style-name="ce134" table:content-validation-name="val10" table:number-columns-repeated="7"/>
          <table:table-cell table:style-name="ce134" table:content-validation-name="val10" office:value-type="string">
            <text:p>○</text:p>
          </table:table-cell>
          <table:table-cell table:style-name="Default"/>
          <table:table-cell table:style-name="ce134" table:content-validation-name="val10" table:number-columns-repeated="8"/>
          <table:table-cell table:style-name="ce134"/>
          <table:table-cell table:style-name="ce134" table:content-validation-name="val10" table:number-columns-repeated="3"/>
          <table:table-cell table:number-columns-repeated="983"/>
        </table:table-row>
        <table:table-row table:style-name="ro23">
          <table:covered-table-cell table:style-name="ce163"/>
          <table:table-cell table:style-name="ce97" office:value-type="string">
            <text:p>Didn'd update records table “enrollments” and “users”</text:p>
          </table:table-cell>
          <table:table-cell table:style-name="ce98" table:number-columns-repeated="17"/>
          <table:table-cell table:style-name="ce161"/>
          <table:table-cell table:style-name="ce134" table:content-validation-name="val10" table:number-columns-repeated="8"/>
          <table:table-cell table:style-name="ce134" table:content-validation-name="val10" office:value-type="string">
            <text:p>○</text:p>
          </table:table-cell>
          <table:table-cell table:style-name="Default"/>
          <table:table-cell table:style-name="ce134" table:content-validation-name="val10" table:number-columns-repeated="7"/>
          <table:table-cell table:style-name="ce134"/>
          <table:table-cell table:style-name="ce134" table:content-validation-name="val10" table:number-columns-repeated="3"/>
          <table:table-cell table:number-columns-repeated="983"/>
        </table:table-row>
        <table:table-row table:style-name="ro23">
          <table:table-cell table:style-name="ce163"/>
          <table:table-cell table:style-name="ce164" office:value-type="string">
            <text:p>Updated (new) records table “enrollment” and “users”</text:p>
          </table:table-cell>
          <table:table-cell table:style-name="ce98" table:number-columns-repeated="17"/>
          <table:table-cell table:style-name="ce161"/>
          <table:table-cell table:style-name="ce134" table:content-validation-name="val10" table:number-columns-repeated="9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7"/>
          <table:table-cell table:style-name="ce134"/>
          <table:table-cell table:style-name="ce134" table:content-validation-name="val10" table:number-columns-repeated="3"/>
          <table:table-cell table:number-columns-repeated="983"/>
        </table:table-row>
        <table:table-row table:style-name="ro23">
          <table:table-cell table:style-name="ce163"/>
          <table:table-cell table:style-name="ce97" office:value-type="string">
            <text:p>Table “Unassign Trainees” and “Trainess in Course” unchange</text:p>
          </table:table-cell>
          <table:table-cell table:style-name="ce98" table:number-columns-repeated="17"/>
          <table:table-cell table:style-name="ce161"/>
          <table:table-cell table:style-name="ce134" table:content-validation-name="val10" table:number-columns-repeated="10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6"/>
          <table:table-cell table:style-name="ce134"/>
          <table:table-cell table:style-name="ce134" table:content-validation-name="val10" table:number-columns-repeated="3"/>
          <table:table-cell table:number-columns-repeated="983"/>
        </table:table-row>
        <table:table-row table:style-name="ro23">
          <table:table-cell table:style-name="ce163"/>
          <table:table-cell table:style-name="ce97" office:value-type="string">
            <text:p>Table “Unassign Trainees” and “Trainess in Course” unchange</text:p>
          </table:table-cell>
          <table:table-cell table:style-name="ce98" table:number-columns-repeated="17"/>
          <table:table-cell table:style-name="ce161"/>
          <table:table-cell table:style-name="ce134" table:content-validation-name="val10" table:number-columns-repeated="10"/>
          <table:table-cell table:style-name="Default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5"/>
          <table:table-cell table:style-name="ce134"/>
          <table:table-cell table:style-name="ce134" table:content-validation-name="val10" table:number-columns-repeated="3"/>
          <table:table-cell table:number-columns-repeated="983"/>
        </table:table-row>
        <table:table-row table:style-name="ro23">
          <table:table-cell table:style-name="ce163"/>
          <table:table-cell table:style-name="ce97" office:value-type="string">
            <text:p>Records in table “enrollments” and “users” updated</text:p>
          </table:table-cell>
          <table:table-cell table:style-name="ce98" table:number-columns-repeated="17"/>
          <table:table-cell table:style-name="ce161"/>
          <table:table-cell table:style-name="ce134" table:content-validation-name="val10" table:number-columns-repeated="12"/>
          <table:table-cell table:style-name="ce134" table:content-validation-name="val10" office:value-type="string">
            <text:p>○</text:p>
          </table:table-cell>
          <table:table-cell table:style-name="ce134" table:content-validation-name="val10" table:number-columns-repeated="4"/>
          <table:table-cell table:style-name="ce134"/>
          <table:table-cell table:style-name="ce134" table:content-validation-name="val10" table:number-columns-repeated="3"/>
          <table:table-cell table:number-columns-repeated="983"/>
        </table:table-row>
        <table:table-row table:style-name="ro27">
          <table:table-cell table:style-name="ce89" office:value-type="string" table:number-columns-spanned="20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19" table:style-name="ce89"/>
          <table:table-cell table:number-columns-repeated="2" table:style-name="ce136" table:content-validation-name="val11" office:value-type="string">
            <text:p>N</text:p>
          </table:table-cell>
          <table:table-cell table:style-name="ce136" table:content-validation-name="val11"/>
          <table:table-cell table:number-columns-repeated="9" table:style-name="ce136" table:content-validation-name="val11" office:value-type="string">
            <text:p>N</text:p>
          </table:table-cell>
          <table:table-cell table:style-name="ce136" table:content-validation-name="val11" office:value-type="string">
            <text:p>A</text:p>
          </table:table-cell>
          <table:table-cell table:style-name="ce136" table:content-validation-name="val11" office:value-type="string">
            <text:p>N</text:p>
          </table:table-cell>
          <table:table-cell table:style-name="ce136" table:content-validation-name="val11" table:number-columns-repeated="2"/>
          <table:table-cell table:style-name="ce136" table:content-validation-name="val11" office:value-type="string">
            <text:p>N</text:p>
          </table:table-cell>
          <table:table-cell table:style-name="ce136" table:content-validation-name="val11" table:number-columns-repeated="4"/>
          <table:table-cell table:number-columns-repeated="983"/>
        </table:table-row>
        <table:table-row table:style-name="ro27">
          <table:table-cell table:style-name="ce90" office:value-type="string" table:number-columns-spanned="4" table:number-rows-spanned="2">
            <text:p>Function name</text:p>
          </table:table-cell>
          <table:covered-table-cell table:number-columns-repeated="3" table:style-name="ce90"/>
          <table:table-cell table:style-name="ce113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113"/>
          <table:table-cell table:style-name="ce123" office:value-type="string" table:number-columns-spanned="5" table:number-rows-spanned="2">
            <text:p>Date</text:p>
          </table:table-cell>
          <table:covered-table-cell table:number-columns-repeated="4" table:style-name="ce123"/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number-columns-repeated="983"/>
        </table:table-row>
        <table:table-row table:style-name="ro27">
          <table:covered-table-cell table:number-columns-repeated="4" table:style-name="ce90"/>
          <table:covered-table-cell table:number-columns-repeated="11" table:style-name="ce113"/>
          <table:covered-table-cell table:number-columns-repeated="5" table:style-name="ce123"/>
          <table:covered-table-cell table:number-columns-repeated="21" table:style-name="ce137"/>
          <table:table-cell table:number-columns-repeated="983"/>
        </table:table-row>
        <table:table-row table:style-name="ro27">
          <table:table-cell table:style-name="ce91"/>
          <table:table-cell table:style-name="ce102" table:number-columns-repeated="3"/>
          <table:table-cell table:style-name="ce114" table:number-columns-repeated="7"/>
          <table:table-cell table:style-name="ce118" table:number-columns-repeated="3"/>
          <table:table-cell table:style-name="ce121"/>
          <table:table-cell table:style-name="ce124" office:value-type="string" table:number-columns-spanned="5" table:number-rows-spanned="1">
            <text:p>Executor</text:p>
          </table:table-cell>
          <table:covered-table-cell table:number-columns-repeated="4" table:style-name="ce124"/>
          <table:table-cell table:style-name="ce166" table:number-columns-repeated="21"/>
          <table:table-cell table:number-columns-repeated="983"/>
        </table:table-row>
        <table:table-row table:style-name="ro27">
          <table:table-cell table:style-name="ce92"/>
          <table:table-cell table:style-name="ce103" table:number-columns-repeated="9"/>
          <table:table-cell table:style-name="ce115"/>
          <table:table-cell table:style-name="ce97" office:value-type="string">
            <text:p>Item no</text:p>
          </table:table-cell>
          <table:table-cell table:style-name="ce98" table:number-columns-repeated="2"/>
          <table:table-cell table:style-name="ce122"/>
          <table:table-cell table:style-name="ce97"/>
          <table:table-cell table:style-name="ce98" table:number-columns-repeated="3"/>
          <table:table-cell table:style-name="ce122"/>
          <table:table-cell table:style-name="ce129" table:number-columns-repeated="21"/>
          <table:table-cell table:number-columns-repeated="983"/>
        </table:table-row>
        <table:table-row table:style-name="ro27">
          <table:table-cell table:style-name="ce93"/>
          <table:table-cell table:style-name="ce104" table:number-columns-repeated="9"/>
          <table:table-cell table:style-name="ce116"/>
          <table:table-cell table:style-name="ce119" office:value-type="string" table:number-columns-spanned="1" table:number-rows-spanned="4">
            <text:p>Test result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Normal</text:p>
          </table:table-cell>
          <table:covered-table-cell table:number-columns-repeated="3" table:style-name="ce85"/>
          <table:table-cell table:style-name="ce129" table:formula="of:=COUNTIF([.U36:.AJ36];&quot;N&quot;)" office:value-type="float" office:value="12">
            <text:p>12</text:p>
          </table:table-cell>
          <table:table-cell table:style-name="ce129" table:number-columns-repeated="21"/>
          <table:table-cell table:number-columns-repeated="983"/>
        </table:table-row>
        <table:table-row table:style-name="ro27">
          <table:table-cell table:style-name="ce93"/>
          <table:table-cell table:style-name="ce104" table:number-columns-repeated="9"/>
          <table:table-cell table:style-name="ce116"/>
          <table:covered-table-cell table:style-name="ce119"/>
          <table:table-cell table:style-name="ce120" office:value-type="float" office:value="2" table:number-columns-spanned="3" table:number-rows-spanned="1">
            <text:p>2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Abnormal</text:p>
          </table:table-cell>
          <table:covered-table-cell table:number-columns-repeated="3" table:style-name="ce85"/>
          <table:table-cell table:style-name="ce129" table:formula="of:=COUNTIF([.U36:.AJ36];&quot;A&quot;)" office:value-type="float" office:value="1">
            <text:p>1</text:p>
          </table:table-cell>
          <table:table-cell table:style-name="ce129" table:number-columns-repeated="21"/>
          <table:table-cell table:number-columns-repeated="983"/>
        </table:table-row>
        <table:table-row table:style-name="ro27">
          <table:table-cell table:style-name="ce93"/>
          <table:table-cell table:style-name="ce104" table:number-columns-repeated="9"/>
          <table:table-cell table:style-name="ce116"/>
          <table:covered-table-cell table:style-name="ce119"/>
          <table:table-cell table:style-name="ce120" office:value-type="float" office:value="3" table:number-columns-spanned="3" table:number-rows-spanned="1">
            <text:p>3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Boundary/limitation</text:p>
          </table:table-cell>
          <table:covered-table-cell table:number-columns-repeated="3" table:style-name="ce85"/>
          <table:table-cell table:style-name="ce129" table:formula="of:=COUNTIF([.U36:.AJ36];&quot;B&quot;)" office:value-type="float" office:value="0">
            <text:p>0</text:p>
          </table:table-cell>
          <table:table-cell table:style-name="ce129" table:number-columns-repeated="21"/>
          <table:table-cell table:number-columns-repeated="983"/>
        </table:table-row>
        <table:table-row table:style-name="ro27">
          <table:table-cell table:style-name="ce93"/>
          <table:table-cell table:style-name="ce104" table:number-columns-repeated="9"/>
          <table:table-cell table:style-name="ce116"/>
          <table:covered-table-cell table:style-name="ce119"/>
          <table:table-cell table:style-name="ce120" office:value-type="float" office:value="4" table:number-columns-spanned="3" table:number-rows-spanned="1">
            <text:p>4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Other</text:p>
          </table:table-cell>
          <table:covered-table-cell table:number-columns-repeated="3" table:style-name="ce85"/>
          <table:table-cell table:style-name="ce129" table:formula="of:=COUNTIF([.U36:.AJ36];&quot;E&quot;)" office:value-type="float" office:value="0">
            <text:p>0</text:p>
          </table:table-cell>
          <table:table-cell table:style-name="ce129" table:number-columns-repeated="21"/>
          <table:table-cell table:number-columns-repeated="983"/>
        </table:table-row>
        <table:table-row table:style-name="ro23">
          <table:table-cell table:style-name="ce94"/>
          <table:table-cell table:style-name="ce105" table:number-columns-repeated="9"/>
          <table:table-cell table:style-name="ce117"/>
          <table:table-cell table:style-name="ce97"/>
          <table:table-cell table:style-name="ce98" table:number-columns-repeated="2"/>
          <table:table-cell table:style-name="ce122"/>
          <table:table-cell table:style-name="ce85" office:value-type="string" table:number-columns-spanned="4" table:number-rows-spanned="1">
            <text:p>Total</text:p>
          </table:table-cell>
          <table:covered-table-cell table:number-columns-repeated="3" table:style-name="ce85"/>
          <table:table-cell table:style-name="ce129" table:formula="of:=SUM([.T41:.T44])" office:value-type="float" office:value="13">
            <text:p>13</text:p>
          </table:table-cell>
          <table:table-cell table:style-name="ce129" table:number-columns-repeated="21"/>
          <table:table-cell table:number-columns-repeated="983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"/>
          <table:table-cell office:value-type="string">
            <text:p>=</text:p>
          </table:table-cell>
          <table:table-cell table:number-columns-repeated="1013"/>
        </table:table-row>
        <table:table-row table:style-name="ro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23" table:number-rows-repeated="8">
          <table:table-cell table:number-columns-repeated="1024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&lt;Case Database&gt;PCL" table:style-name="ta13">
        <table:table-column table:style-name="co24" table:number-columns-repeated="20" table:default-cell-style-name="ce84"/>
        <table:table-column table:style-name="co25" table:default-cell-style-name="ce84"/>
        <table:table-column table:style-name="co24" table:number-columns-repeated="26" table:default-cell-style-name="ce84"/>
        <table:table-column table:style-name="co27" table:default-cell-style-name="ce84"/>
        <table:table-column table:style-name="co24" table:number-columns-repeated="209" table:default-cell-style-name="ce84"/>
        <table:table-column table:style-name="co24" table:number-columns-repeated="767" table:default-cell-style-name="Default"/>
        <table:table-row table:style-name="ro23">
          <table:table-cell table:style-name="ce83" office:value-type="string" table:number-columns-spanned="21" table:number-rows-spanned="3">
            <text:p>Test item/Result list</text:p>
          </table:table-cell>
          <table:covered-table-cell table:number-columns-repeated="20" table:style-name="ce83"/>
          <table:table-cell table:style-name="ce130" office:value-type="string" table:number-columns-spanned="3" table:number-rows-spanned="1">
            <text:p>Creator</text:p>
          </table:table-cell>
          <table:covered-table-cell table:number-columns-repeated="2" table:style-name="ce130"/>
          <table:table-cell table:style-name="ce134" office:value-type="string" table:number-columns-spanned="3" table:number-rows-spanned="1">
            <text:p>TanLX</text:p>
          </table:table-cell>
          <table:covered-table-cell table:number-columns-repeated="2" table:style-name="ce134"/>
          <table:table-cell table:style-name="ce130" office:value-type="string" table:number-columns-spanned="4" table:number-rows-spanned="1">
            <text:p>Reviewer</text:p>
          </table:table-cell>
          <table:covered-table-cell table:number-columns-repeated="3" table:style-name="ce130"/>
          <table:table-cell table:style-name="ce134" office:value-type="string" table:number-columns-spanned="6" table:number-rows-spanned="1">
            <text:p>TuanCA</text:p>
          </table:table-cell>
          <table:covered-table-cell table:number-columns-repeated="5" table:style-name="ce134"/>
          <table:table-cell table:number-columns-repeated="987"/>
        </table:table-row>
        <table:table-row table:style-name="ro23">
          <table:covered-table-cell table:number-columns-repeated="21" table:style-name="ce83"/>
          <table:table-cell table:style-name="ce131" office:value-type="string" table:number-columns-spanned="16" table:number-rows-spanned="2">
            <text:p>Test Environment:</text:p>
            <text:p><text:span text:style-name="T3">- Server:</text:span></text:p>
            <text:p><text:span text:style-name="T3"/></text:p>
            <text:p><text:span text:style-name="T3">- Client:</text:span></text:p>
            <text:p><text:span text:style-name="T3"/></text:p>
            <text:p><text:span text:style-name="T3">- DB:</text:span></text:p>
            <text:p><text:span text:style-name="T3"/></text:p>
            <text:p><text:span text:style-name="T3">- Other:</text:span></text:p>
          </table:table-cell>
          <table:covered-table-cell table:number-columns-repeated="15" table:style-name="ce131"/>
          <table:table-cell table:number-columns-repeated="987"/>
        </table:table-row>
        <table:table-row table:style-name="ro24">
          <table:covered-table-cell table:number-columns-repeated="21" table:style-name="ce83"/>
          <table:covered-table-cell table:number-columns-repeated="16" table:style-name="ce131"/>
          <table:table-cell table:number-columns-repeated="987"/>
        </table:table-row>
        <table:table-row table:style-name="ro23">
          <table:table-cell table:number-columns-repeated="1024"/>
        </table:table-row>
        <table:table-row table:style-name="ro23">
          <table:table-cell table:style-name="ce85" office:value-type="string" table:number-columns-spanned="3" table:number-rows-spanned="1">
            <text:p>Title</text:p>
          </table:table-cell>
          <table:covered-table-cell table:number-columns-repeated="2" table:style-name="ce85"/>
          <table:table-cell table:style-name="ce110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110"/>
          <table:table-cell table:number-columns-repeated="987"/>
        </table:table-row>
        <table:table-row table:style-name="ro25">
          <table:table-cell table:style-name="ce86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86"/>
          <table:table-cell table:style-name="ce132" office:value-type="string" table:number-columns-spanned="1" table:number-rows-spanned="2">
            <text:p>0001</text:p>
          </table:table-cell>
          <table:table-cell table:style-name="ce132" office:value-type="string" table:number-columns-spanned="1" table:number-rows-spanned="2">
            <text:p>0002</text:p>
          </table:table-cell>
          <table:table-cell table:style-name="ce132" office:value-type="string" table:number-columns-spanned="1" table:number-rows-spanned="2">
            <text:p>0003</text:p>
          </table:table-cell>
          <table:table-cell table:style-name="ce132" office:value-type="string" table:number-columns-spanned="1" table:number-rows-spanned="2">
            <text:p>0004</text:p>
          </table:table-cell>
          <table:table-cell table:style-name="ce132" office:value-type="string" table:number-columns-spanned="1" table:number-rows-spanned="2">
            <text:p>0005</text:p>
          </table:table-cell>
          <table:table-cell table:style-name="ce132" office:value-type="string" table:number-columns-spanned="1" table:number-rows-spanned="2">
            <text:p>0006</text:p>
          </table:table-cell>
          <table:table-cell table:style-name="ce132" office:value-type="string" table:number-columns-spanned="1" table:number-rows-spanned="2">
            <text:p>0007</text:p>
          </table:table-cell>
          <table:table-cell table:style-name="ce132" office:value-type="string" table:number-columns-spanned="1" table:number-rows-spanned="2">
            <text:p>0008</text:p>
          </table:table-cell>
          <table:table-cell table:style-name="ce132" office:value-type="string" table:number-columns-spanned="1" table:number-rows-spanned="2">
            <text:p>0009</text:p>
          </table:table-cell>
          <table:table-cell table:style-name="ce132" office:value-type="string" table:number-columns-spanned="1" table:number-rows-spanned="2">
            <text:p>0010</text:p>
          </table:table-cell>
          <table:table-cell table:style-name="ce132" office:value-type="string" table:number-columns-spanned="1" table:number-rows-spanned="2">
            <text:p>0011</text:p>
          </table:table-cell>
          <table:table-cell table:style-name="ce132" office:value-type="string" table:number-columns-spanned="1" table:number-rows-spanned="2">
            <text:p>0012</text:p>
          </table:table-cell>
          <table:table-cell table:style-name="ce132" office:value-type="string" table:number-columns-spanned="1" table:number-rows-spanned="2">
            <text:p>0013</text:p>
          </table:table-cell>
          <table:table-cell table:style-name="ce132" office:value-type="string" table:number-columns-spanned="1" table:number-rows-spanned="2">
            <text:p>0014</text:p>
          </table:table-cell>
          <table:table-cell table:style-name="ce132" office:value-type="string" table:number-columns-spanned="1" table:number-rows-spanned="2">
            <text:p>0015</text:p>
          </table:table-cell>
          <table:table-cell table:style-name="ce132" office:value-type="string" table:number-columns-spanned="1" table:number-rows-spanned="2">
            <text:p>0016</text:p>
          </table:table-cell>
          <table:table-cell table:style-name="ce132" office:value-type="string" table:number-columns-spanned="1" table:number-rows-spanned="2">
            <text:p>0017</text:p>
          </table:table-cell>
          <table:table-cell table:style-name="ce132" office:value-type="string" table:number-columns-spanned="1" table:number-rows-spanned="2">
            <text:p>0018</text:p>
          </table:table-cell>
          <table:table-cell table:style-name="ce132" office:value-type="string" table:number-columns-spanned="1" table:number-rows-spanned="2">
            <text:p>0019</text:p>
          </table:table-cell>
          <table:table-cell table:style-name="ce132" office:value-type="string" table:number-columns-spanned="1" table:number-rows-spanned="2">
            <text:p>0020</text:p>
          </table:table-cell>
          <table:table-cell table:style-name="ce132" office:value-type="string" table:number-columns-spanned="1" table:number-rows-spanned="2">
            <text:p>0021</text:p>
          </table:table-cell>
          <table:table-cell table:number-columns-repeated="982"/>
        </table:table-row>
        <table:table-row table:style-name="ro25">
          <table:covered-table-cell table:number-columns-repeated="21" table:style-name="ce86"/>
          <table:covered-table-cell table:number-columns-repeated="21" table:style-name="ce132"/>
          <table:table-cell table:number-columns-repeated="982"/>
        </table:table-row>
        <table:table-row table:style-name="ro23">
          <table:table-cell table:style-name="ce87" office:value-type="string" table:number-columns-spanned="1" table:number-rows-spanned="29">
            <text:p>Condition</text:p>
          </table:table-cell>
          <table:table-cell table:style-name="ce95" office:value-type="string">
            <text:p>Test conditions start from here</text:p>
          </table:table-cell>
          <table:table-cell table:style-name="ce106" table:number-columns-repeated="18"/>
          <table:table-cell table:style-name="ce125"/>
          <table:table-cell table:style-name="ce133" table:content-validation-name="val12" table:number-columns-repeated="21"/>
          <table:table-cell table:number-columns-repeated="982"/>
        </table:table-row>
        <table:table-row table:style-name="ro23">
          <table:covered-table-cell table:style-name="ce87"/>
          <table:table-cell table:style-name="ce96" office:value-type="string">
            <text:p>Connect Database</text:p>
          </table:table-cell>
          <table:table-cell table:style-name="ce107" table:number-columns-repeated="18"/>
          <table:table-cell table:style-name="ce126"/>
          <table:table-cell table:style-name="ce134" table:content-validation-name="val12" table:number-columns-repeated="21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Connect fail.</text:p>
          </table:table-cell>
          <table:table-cell table:style-name="ce98" table:number-columns-repeated="17"/>
          <table:table-cell table:style-name="ce122"/>
          <table:table-cell table:style-name="ce134" table:content-validation-name="val12" office:value-type="string">
            <text:p>①</text:p>
          </table:table-cell>
          <table:table-cell table:style-name="ce134" table:content-validation-name="val12" table:number-columns-repeated="20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Can not found table</text:p>
          </table:table-cell>
          <table:table-cell table:style-name="ce98" table:number-columns-repeated="17"/>
          <table:table-cell table:style-name="ce122"/>
          <table:table-cell table:style-name="ce134" table:content-validation-name="val12"/>
          <table:table-cell table:style-name="ce134" table:content-validation-name="val12" office:value-type="string">
            <text:p>②</text:p>
          </table:table-cell>
          <table:table-cell table:style-name="ce134" table:content-validation-name="val12" table:number-columns-repeated="19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could not connect to database server</text:p>
          </table:table-cell>
          <table:table-cell table:style-name="ce98" table:number-columns-repeated="17"/>
          <table:table-cell table:style-name="ce122"/>
          <table:table-cell table:style-name="ce134" table:content-validation-name="val12" table:number-columns-repeated="2"/>
          <table:table-cell table:style-name="ce134" table:content-validation-name="val12" office:value-type="string">
            <text:p>③</text:p>
          </table:table-cell>
          <table:table-cell table:style-name="ce134" table:content-validation-name="val12" table:number-columns-repeated="18"/>
          <table:table-cell table:number-columns-repeated="982"/>
        </table:table-row>
        <table:table-row table:style-name="ro23">
          <table:covered-table-cell table:style-name="ce87"/>
          <table:table-cell table:style-name="ce167" office:value-type="string">
            <text:p>Duplicate records</text:p>
          </table:table-cell>
          <table:table-cell table:style-name="ce98" table:number-columns-repeated="18"/>
          <table:table-cell table:style-name="ce122"/>
          <table:table-cell table:style-name="ce134" table:content-validation-name="val12" table:number-columns-repeated="21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98" office:value-type="string">
            <text:p>MT4 Create new Account who is exist in Database</text:p>
          </table:table-cell>
          <table:table-cell table:style-name="ce98" table:number-columns-repeated="17"/>
          <table:table-cell table:style-name="ce122"/>
          <table:table-cell table:style-name="ce134" table:content-validation-name="val12" table:number-columns-repeated="3"/>
          <table:table-cell table:style-name="ce134" table:content-validation-name="val12" office:value-type="string">
            <text:p>④</text:p>
          </table:table-cell>
          <table:table-cell table:style-name="ce134" table:content-validation-name="val12" table:number-columns-repeated="17"/>
          <table:table-cell table:number-columns-repeated="982"/>
        </table:table-row>
        <table:table-row table:style-name="ro26" table:visibility="collapse">
          <table:covered-table-cell table:style-name="ce87"/>
          <table:table-cell table:style-name="ce97"/>
          <table:table-cell table:style-name="ce98" table:number-columns-repeated="18"/>
          <table:table-cell table:style-name="ce122"/>
          <table:table-cell table:style-name="ce134" table:content-validation-name="val12" table:number-columns-repeated="21"/>
          <table:table-cell table:number-columns-repeated="982"/>
        </table:table-row>
        <table:table-row table:style-name="ro23">
          <table:covered-table-cell table:style-name="ce87"/>
          <table:table-cell table:style-name="ce107" office:value-type="string">
            <text:p>Field save to database</text:p>
          </table:table-cell>
          <table:table-cell table:style-name="ce98"/>
          <table:table-cell table:style-name="ce107" table:number-columns-repeated="17"/>
          <table:table-cell table:style-name="ce126"/>
          <table:table-cell table:style-name="ce134" table:content-validation-name="val12" table:number-columns-repeated="21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GROUP_ID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LOGIN_ID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LOGIN_PASS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6"/>
          <table:table-cell table:style-name="ce169" office:value-type="string" table:number-columns-spanned="18" table:number-rows-spanned="1">
            <text:p>CHANGE_PASSWORD_FLG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READ_ONLY_FLG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FULL_NAME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COUNTRY_ID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ZIPCODE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107"/>
          <table:table-cell table:style-name="ce169" office:value-type="string" table:number-columns-spanned="18" table:number-rows-spanned="1">
            <text:p>ADDRESS</text:p>
          </table:table-cell>
          <table:covered-table-cell table:number-columns-repeated="17" table:style-name="ce169"/>
          <table:table-cell table:style-name="ce126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PHONE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EMAIL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COMMENT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9"/>
          <table:table-cell table:style-name="ce169" office:value-type="string" table:number-columns-spanned="18" table:number-rows-spanned="1">
            <text:p>STATUS</text:p>
          </table:table-cell>
          <table:covered-table-cell table:number-columns-repeated="17" table:style-name="ce169"/>
          <table:table-cell table:style-name="ce127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34">
          <table:covered-table-cell table:style-name="ce87"/>
          <table:table-cell table:style-name="ce168"/>
          <table:table-cell table:style-name="ce169" office:value-type="string" table:number-columns-spanned="19" table:number-rows-spanned="1">
            <text:p>REG_DATE</text:p>
          </table:table-cell>
          <table:covered-table-cell table:number-columns-repeated="18" table:style-name="ce169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97"/>
          <table:table-cell table:style-name="ce169" office:value-type="string" table:number-columns-spanned="18" table:number-rows-spanned="1">
            <text:p>LEVERAGE_ID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160"/>
          <table:table-cell table:style-name="ce169" office:value-type="string" table:number-columns-spanned="18" table:number-rows-spanned="1">
            <text:p>SEND_REPORT_FLG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160"/>
          <table:table-cell table:style-name="ce169" office:value-type="string" table:number-columns-spanned="18" table:number-rows-spanned="1">
            <text:p>STATE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160"/>
          <table:table-cell table:style-name="ce169" office:value-type="string" table:number-columns-spanned="18" table:number-rows-spanned="1">
            <text:p>CITY</text:p>
          </table:table-cell>
          <table:covered-table-cell table:number-columns-repeated="17" table:style-name="ce169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6"/>
          <table:table-cell table:number-columns-repeated="982"/>
        </table:table-row>
        <table:table-row table:style-name="ro23">
          <table:covered-table-cell table:style-name="ce87"/>
          <table:table-cell table:style-name="ce160"/>
          <table:table-cell table:style-name="ce98" table:number-columns-repeated="18"/>
          <table:table-cell table:style-name="ce122"/>
          <table:table-cell table:style-name="ce134" table:content-validation-name="val12" table:number-columns-repeated="21"/>
          <table:table-cell table:number-columns-repeated="982"/>
        </table:table-row>
        <table:table-row table:style-name="ro23">
          <table:covered-table-cell table:style-name="ce87"/>
          <table:table-cell table:style-name="ce140"/>
          <table:table-cell table:style-name="ce149" table:number-columns-repeated="18"/>
          <table:table-cell table:style-name="ce152"/>
          <table:table-cell table:style-name="ce154" table:content-validation-name="val12" table:number-columns-repeated="21"/>
          <table:table-cell table:number-columns-repeated="982"/>
        </table:table-row>
        <table:table-row table:style-name="ro23">
          <table:table-cell table:style-name="ce88" office:value-type="string" table:number-columns-spanned="1" table:number-rows-spanned="6">
            <text:p>Confirm</text:p>
          </table:table-cell>
          <table:table-cell table:style-name="ce100" office:value-type="string">
            <text:p>Expected Outputs starts from here</text:p>
          </table:table-cell>
          <table:table-cell table:style-name="ce109" table:number-columns-repeated="18"/>
          <table:table-cell table:style-name="ce128"/>
          <table:table-cell table:style-name="ce135" table:content-validation-name="val12" table:number-columns-repeated="21"/>
          <table:table-cell table:number-columns-repeated="982"/>
        </table:table-row>
        <table:table-row table:style-name="ro23">
          <table:covered-table-cell table:style-name="ce88"/>
          <table:table-cell table:style-name="ce97"/>
          <table:table-cell table:style-name="ce98" office:value-type="string">
            <text:p>Write log file full information</text:p>
          </table:table-cell>
          <table:table-cell table:style-name="ce98" table:number-columns-repeated="17"/>
          <table:table-cell table:style-name="ce122"/>
          <table:table-cell table:style-name="ce134" table:content-validation-name="val12" office:value-type="string">
            <text:p>①</text:p>
          </table:table-cell>
          <table:table-cell table:style-name="ce134" table:content-validation-name="val12" office:value-type="string">
            <text:p>②</text:p>
          </table:table-cell>
          <table:table-cell table:style-name="ce134" table:content-validation-name="val12" table:number-columns-repeated="14"/>
          <table:table-cell table:style-name="ce123" table:content-validation-name="val12" table:number-columns-repeated="5"/>
          <table:table-cell table:number-columns-repeated="982"/>
        </table:table-row>
        <table:table-row table:style-name="ro23">
          <table:covered-table-cell table:style-name="ce88"/>
          <table:table-cell table:style-name="ce97"/>
          <table:table-cell table:style-name="ce98" office:value-type="string">
            <text:p>Could not update to database</text:p>
          </table:table-cell>
          <table:table-cell table:style-name="ce98" table:number-columns-repeated="17"/>
          <table:table-cell table:style-name="ce122"/>
          <table:table-cell table:style-name="ce134" table:content-validation-name="val12" office:value-type="string">
            <text:p>①</text:p>
          </table:table-cell>
          <table:table-cell table:style-name="ce134" table:content-validation-name="val12" office:value-type="string">
            <text:p>②</text:p>
          </table:table-cell>
          <table:table-cell table:style-name="ce134" table:content-validation-name="val12" office:value-type="string">
            <text:p>③</text:p>
          </table:table-cell>
          <table:table-cell table:style-name="ce134" table:content-validation-name="val12" table:number-columns-repeated="13"/>
          <table:table-cell table:style-name="ce123" table:content-validation-name="val12" table:number-columns-repeated="5"/>
          <table:table-cell table:number-columns-repeated="982"/>
        </table:table-row>
        <table:table-row table:style-name="ro23">
          <table:covered-table-cell table:style-name="ce88"/>
          <table:table-cell table:style-name="ce97"/>
          <table:table-cell table:style-name="ce98" office:value-type="string">
            <text:p>Update existing account</text:p>
          </table:table-cell>
          <table:table-cell table:style-name="ce98" table:number-columns-repeated="17"/>
          <table:table-cell table:style-name="ce122"/>
          <table:table-cell table:style-name="ce134" table:content-validation-name="val12" table:number-columns-repeated="3"/>
          <table:table-cell table:style-name="ce134" table:content-validation-name="val12" office:value-type="string">
            <text:p>④</text:p>
          </table:table-cell>
          <table:table-cell table:style-name="ce134" table:content-validation-name="val12" table:number-columns-repeated="12"/>
          <table:table-cell table:style-name="ce123" table:content-validation-name="val12" table:number-columns-repeated="5"/>
          <table:table-cell table:number-columns-repeated="982"/>
        </table:table-row>
        <table:table-row table:style-name="ro23">
          <table:covered-table-cell table:style-name="ce88"/>
          <table:table-cell table:style-name="ce97"/>
          <table:table-cell table:style-name="ce98" office:value-type="string">
            <text:p>Account saved to database</text:p>
          </table:table-cell>
          <table:table-cell table:style-name="ce98"/>
          <table:table-cell table:style-name="ce104"/>
          <table:table-cell table:style-name="ce98" table:number-columns-repeated="15"/>
          <table:table-cell table:style-name="ce122"/>
          <table:table-cell table:style-name="ce134" table:content-validation-name="val12" table:number-columns-repeated="4"/>
          <table:table-cell table:style-name="ce134" table:content-validation-name="val12" office:value-type="string">
            <text:p>⑤</text:p>
          </table:table-cell>
          <table:table-cell table:style-name="ce134" table:content-validation-name="val12" table:number-columns-repeated="11"/>
          <table:table-cell table:style-name="ce123" table:content-validation-name="val12" table:number-columns-repeated="5"/>
          <table:table-cell table:number-columns-repeated="982"/>
        </table:table-row>
        <table:table-row table:style-name="ro23">
          <table:covered-table-cell table:style-name="ce88"/>
          <table:table-cell table:style-name="ce97"/>
          <table:table-cell table:style-name="ce151" table:number-columns-spanned="19" table:number-rows-spanned="1"/>
          <table:covered-table-cell table:number-columns-repeated="18" table:style-name="ce151"/>
          <table:table-cell table:style-name="ce134" table:content-validation-name="val12" table:number-columns-repeated="16"/>
          <table:table-cell table:style-name="ce123" table:content-validation-name="val12" table:number-columns-repeated="5"/>
          <table:table-cell table:number-columns-repeated="982"/>
        </table:table-row>
        <table:table-row table:style-name="ro29">
          <table:table-cell table:style-name="ce89" office:value-type="string" table:number-columns-spanned="21" table:number-rows-spanned="1">
            <text:p>Code type: <text:span text:style-name="T3">　</text:span><text:span text:style-name="T4">N: Normal</text:span><text:span text:style-name="T3">　</text:span><text:span text:style-name="T4">A:Abnormal</text:span><text:span text:style-name="T3">　</text:span><text:span text:style-name="T4">B:Boundary.limitation</text:span><text:span text:style-name="T3">　</text:span><text:span text:style-name="T4">E:Other</text:span></text:p>
          </table:table-cell>
          <table:covered-table-cell table:number-columns-repeated="20" table:style-name="ce89"/>
          <table:table-cell table:number-columns-repeated="2" table:style-name="ce136" table:content-validation-name="val13" office:value-type="string">
            <text:p>N</text:p>
          </table:table-cell>
          <table:table-cell table:style-name="ce136" table:content-validation-name="val13"/>
          <table:table-cell table:number-columns-repeated="2" table:style-name="ce136" table:content-validation-name="val13" office:value-type="string">
            <text:p>N</text:p>
          </table:table-cell>
          <table:table-cell table:style-name="ce136" table:content-validation-name="val13" table:number-columns-repeated="16"/>
          <table:table-cell table:number-columns-repeated="982"/>
        </table:table-row>
        <table:table-row table:style-name="ro23">
          <table:table-cell table:style-name="ce90" office:value-type="string" table:number-columns-spanned="5" table:number-rows-spanned="2">
            <text:p>Function name</text:p>
          </table:table-cell>
          <table:covered-table-cell table:number-columns-repeated="4" table:style-name="ce90"/>
          <table:table-cell table:style-name="ce113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113"/>
          <table:table-cell table:style-name="ce123" office:value-type="string" table:number-columns-spanned="5" table:number-rows-spanned="2">
            <text:p>Date</text:p>
          </table:table-cell>
          <table:covered-table-cell table:number-columns-repeated="4" table:style-name="ce123"/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office:value-type="date" office:date-value="2008-08-02" table:number-columns-spanned="1" table:number-rows-spanned="2">
            <text:p>8/2</text:p>
          </table:table-cell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37" table:number-columns-spanned="1" table:number-rows-spanned="2"/>
          <table:table-cell table:number-columns-repeated="982"/>
        </table:table-row>
        <table:table-row table:style-name="ro31">
          <table:covered-table-cell table:number-columns-repeated="5" table:style-name="ce90"/>
          <table:covered-table-cell table:number-columns-repeated="11" table:style-name="ce113"/>
          <table:covered-table-cell table:number-columns-repeated="5" table:style-name="ce123"/>
          <table:covered-table-cell table:number-columns-repeated="21" table:style-name="ce137"/>
          <table:table-cell table:number-columns-repeated="982"/>
        </table:table-row>
        <table:table-row table:style-name="ro32">
          <table:table-cell table:style-name="ce91"/>
          <table:table-cell table:style-name="ce102" table:number-columns-repeated="4"/>
          <table:table-cell table:style-name="ce114" table:number-columns-repeated="7"/>
          <table:table-cell table:style-name="ce118" table:number-columns-repeated="3"/>
          <table:table-cell table:style-name="ce121"/>
          <table:table-cell table:style-name="ce124" office:value-type="string" table:number-columns-spanned="5" table:number-rows-spanned="1">
            <text:p>Executor</text:p>
          </table:table-cell>
          <table:covered-table-cell table:number-columns-repeated="4" table:style-name="ce124"/>
          <table:table-cell table:style-name="ce138" table:number-columns-repeated="21"/>
          <table:table-cell table:number-columns-repeated="982"/>
        </table:table-row>
        <table:table-row table:style-name="ro23">
          <table:table-cell table:style-name="ce92"/>
          <table:table-cell table:style-name="ce103" table:number-columns-repeated="10"/>
          <table:table-cell table:style-name="ce115"/>
          <table:table-cell table:style-name="ce97" office:value-type="string">
            <text:p>Item no</text:p>
          </table:table-cell>
          <table:table-cell table:style-name="ce98" table:number-columns-repeated="2"/>
          <table:table-cell table:style-name="ce122"/>
          <table:table-cell table:style-name="ce97"/>
          <table:table-cell table:style-name="ce98" table:number-columns-repeated="3"/>
          <table:table-cell table:style-name="ce122"/>
          <table:table-cell table:style-name="ce129" table:number-columns-repeated="21"/>
          <table:table-cell table:number-columns-repeated="982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table-cell table:style-name="ce119" office:value-type="string" table:number-columns-spanned="1" table:number-rows-spanned="4">
            <text:p>Test result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Normal</text:p>
          </table:table-cell>
          <table:covered-table-cell table:number-columns-repeated="3" table:style-name="ce85"/>
          <table:table-cell table:style-name="ce129" table:formula="of:=COUNTIF([.V43:.AK43];&quot;N&quot;)" office:value-type="float" office:value="4">
            <text:p>4</text:p>
          </table:table-cell>
          <table:table-cell table:style-name="ce129" table:number-columns-repeated="21"/>
          <table:table-cell table:number-columns-repeated="982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2" table:number-columns-spanned="3" table:number-rows-spanned="1">
            <text:p>2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Abnormal</text:p>
          </table:table-cell>
          <table:covered-table-cell table:number-columns-repeated="3" table:style-name="ce85"/>
          <table:table-cell table:style-name="ce129" table:formula="of:=COUNTIF([.V43:.AK43];&quot;A&quot;)" office:value-type="float" office:value="0">
            <text:p>0</text:p>
          </table:table-cell>
          <table:table-cell table:style-name="ce129" table:number-columns-repeated="21"/>
          <table:table-cell table:number-columns-repeated="982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3" table:number-columns-spanned="3" table:number-rows-spanned="1">
            <text:p>3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Boundary/limitation</text:p>
          </table:table-cell>
          <table:covered-table-cell table:number-columns-repeated="3" table:style-name="ce85"/>
          <table:table-cell table:style-name="ce129" table:formula="of:=COUNTIF([.V43:.AK43];&quot;B&quot;)" office:value-type="float" office:value="0">
            <text:p>0</text:p>
          </table:table-cell>
          <table:table-cell table:style-name="ce129" table:number-columns-repeated="21"/>
          <table:table-cell table:number-columns-repeated="982"/>
        </table:table-row>
        <table:table-row table:style-name="ro23">
          <table:table-cell table:style-name="ce93"/>
          <table:table-cell table:style-name="ce104" table:number-columns-repeated="10"/>
          <table:table-cell table:style-name="ce116"/>
          <table:covered-table-cell table:style-name="ce119"/>
          <table:table-cell table:style-name="ce120" office:value-type="float" office:value="4" table:number-columns-spanned="3" table:number-rows-spanned="1">
            <text:p>4</text:p>
          </table:table-cell>
          <table:covered-table-cell table:number-columns-repeated="2" table:style-name="ce120"/>
          <table:table-cell table:style-name="ce85" office:value-type="string" table:number-columns-spanned="4" table:number-rows-spanned="1">
            <text:p>Other</text:p>
          </table:table-cell>
          <table:covered-table-cell table:number-columns-repeated="3" table:style-name="ce85"/>
          <table:table-cell table:style-name="ce129" table:formula="of:=COUNTIF([.V43:.AK43];&quot;E&quot;)" office:value-type="float" office:value="0">
            <text:p>0</text:p>
          </table:table-cell>
          <table:table-cell table:style-name="ce129" table:number-columns-repeated="21"/>
          <table:table-cell table:number-columns-repeated="982"/>
        </table:table-row>
        <table:table-row table:style-name="ro23">
          <table:table-cell table:style-name="ce94"/>
          <table:table-cell table:style-name="ce105" table:number-columns-repeated="10"/>
          <table:table-cell table:style-name="ce117"/>
          <table:table-cell table:style-name="ce97"/>
          <table:table-cell table:style-name="ce98" table:number-columns-repeated="2"/>
          <table:table-cell table:style-name="ce122"/>
          <table:table-cell table:style-name="ce85" office:value-type="string" table:number-columns-spanned="4" table:number-rows-spanned="1">
            <text:p>Total</text:p>
          </table:table-cell>
          <table:covered-table-cell table:number-columns-repeated="3" table:style-name="ce85"/>
          <table:table-cell table:style-name="ce129" table:formula="of:=SUM([.U48:.U51])" office:value-type="float" office:value="4">
            <text:p>4</text:p>
          </table:table-cell>
          <table:table-cell table:style-name="ce129" table:number-columns-repeated="21"/>
          <table:table-cell table:number-columns-repeated="982"/>
        </table:table-row>
        <table:table-row table:style-name="ro23" table:number-rows-repeated="104852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Guideline" table:style-name="ta11">
        <table:table-column table:style-name="co2" table:number-columns-repeated="257" table:default-cell-style-name="ce143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44" table:number-columns-repeated="9"/>
          <table:table-cell table:number-columns-repeated="1015"/>
        </table:table-row>
        <table:table-row table:style-name="ro9">
          <table:table-cell table:style-name="ce145" office:value-type="string" table:number-columns-spanned="9" table:number-rows-spanned="1">
            <text:p>GUIDELINE</text:p>
          </table:table-cell>
          <table:covered-table-cell table:number-columns-repeated="8" table:style-name="ce145"/>
          <table:table-cell table:number-columns-repeated="1015"/>
        </table:table-row>
        <table:table-row table:style-name="ro30">
          <table:table-cell table:style-name="ce146" office:value-type="string" table:number-columns-spanned="9" table:number-rows-spanned="1">
            <text:p/>
            <text:p/>
            <text:p>The purpose of this document is to supply a template of PCL (Program Checklist) for Unit test, Intergration test,</text:p>
            <text:p>System test</text:p>
            <text:p/>
            <text:p>Mandatory sheets of the template as following:</text:p>
            <text:p/>
            <text:p><text:s text:c="2"/>+ Cover: <text:s/>Describe general information of document such as project name, project code ...</text:p>
            <text:p/>
            <text:p><text:s text:c="2"/>+ Record of change: Describe changes of the PCL after released</text:p>
            <text:p/>
            <text:p><text:s text:c="2"/>+ Req&amp;PCLTraceability: Used to map requirement with sheets of PCL in order to ensure that test case of PCL is</text:p>
            <text:p>enough to cover requirement. Should break dowm requirement as fine as possible to map easily with test case</text:p>
            <text:p/>
            <text:p><text:s text:c="2"/>+ PCL Summary: Used to summarize test case ratio of PCL as well as total of test case for each sheet and for all of</text:p>
            <text:p>file. Based on the ratio, you can compare with the initial plan and assess which function is lacking of test case,</text:p>
            <text:p>whichtype of test case need to be added more.</text:p>
            <text:p/>
            <text:p><text:s text:c="2"/>+ &lt;Case...&gt;PCL (1): This is the most important sheet in a PCL file named checklist sheet. A PCL file may</text:p>
            <text:p>contain one or more checklist sheets. Maximum number of test case for each checklist sheet is about 20. This</text:p>
            <text:p>number is suitable to view all content of that sheet easily. Shouldnot delete or add more columns in the</text:p>
            <text:p>template because it may make defined formulas inexactly. It is recommended that testers should follow the</text:p>
            <text:p>standard format. However, you can customize only parts that describes condition and confirmation in order to</text:p>
            <text:p>describe test case effectively and easy understanding.</text:p>
            <text:p/>
            <text:p>A test case is represented within a column. It includes test condition and expected result. Content of a test case</text:p>
            <text:p>should be described simply and clearly.</text:p>
            <text:p/>
            <text:p>When writing PCL, tester should make assumption of cases that will happen, especially abnormal and boundary</text:p>
            <text:p>conditions. Input and output data of test case should be described more detail. </text:p>
            <text:p/>
            <text:p/>
          </table:table-cell>
          <table:covered-table-cell table:number-columns-repeated="8" table:style-name="ce146"/>
          <table:table-cell table:number-columns-repeated="1015"/>
        </table:table-row>
        <table:table-row table:style-name="ro7">
          <table:table-cell table:style-name="ce147"/>
          <table:table-cell table:style-name="ce148" table:number-columns-repeated="8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New" table:base-cell-address="$Cover.$A$1" table:expression="NA()"/>
        <table:named-expression table:name="New_9" table:base-cell-address="$Cover.$A$1" table:expression="NA()"/>
        <table:named-expression table:name="test" table:base-cell-address="$Cover.$A$1" table:expression="NA()"/>
        <table:named-expression table:name="test_8" table:base-cell-address="$Cover.$A$1" table:expression="NA()"/>
        <table:named-expression table:name="test_9" table:base-cell-address="$Cover.$A$1" table:expression="NA()"/>
        <table:named-expression table:name="_Toc113355138_7" table:base-cell-address="$Cover.$A$1" table:expression="NA()"/>
        <table:named-expression table:name="_Toc113355138_7_7" table:base-cell-address="$Cover.$A$1" table:expression="NA()"/>
        <table:named-expression table:name="_Toc113355138_7_8" table:base-cell-address="$Cover.$A$1" table:expression="NA()"/>
        <table:named-expression table:name="_Toc113355138_7_9" table:base-cell-address="$Cover.$A$1" table:expression="NA()"/>
        <table:named-expression table:name="_Toc113355139_7" table:base-cell-address="$Cover.$A$1" table:expression="NA()"/>
        <table:named-expression table:name="_Toc113355139_7_7" table:base-cell-address="$Cover.$A$1" table:expression="NA()"/>
        <table:named-expression table:name="_Toc113355139_7_8" table:base-cell-address="$Cover.$A$1" table:expression="NA()"/>
        <table:named-expression table:name="_Toc113355139_7_9" table:base-cell-address="$Cover.$A$1" table:expression="NA()"/>
        <table:named-expression table:name="_Toc113355140_7" table:base-cell-address="$Cover.$A$1" table:expression="NA()"/>
        <table:named-expression table:name="_Toc113355140_7_7" table:base-cell-address="$Cover.$A$1" table:expression="NA()"/>
        <table:named-expression table:name="_Toc113355140_7_8" table:base-cell-address="$Cover.$A$1" table:expression="NA()"/>
        <table:named-expression table:name="_Toc113355140_7_9" table:base-cell-address="$Cover.$A$1" table:expression="NA()"/>
        <table:named-expression table:name="_Toc113355141_7" table:base-cell-address="$Cover.$A$1" table:expression="NA()"/>
        <table:named-expression table:name="_Toc113355141_7_7" table:base-cell-address="$Cover.$A$1" table:expression="NA()"/>
        <table:named-expression table:name="_Toc113355141_7_8" table:base-cell-address="$Cover.$A$1" table:expression="NA()"/>
        <table:named-expression table:name="_Toc113355141_7_9" table:base-cell-address="$Cov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/>
      <number:text>/</number:text>
      <number:day/>
    </number:date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ＭＳ Ｐゴシック" fo:font-size="11pt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Template_5f_TestDesign" style:display-name="Normal_Template_TestDesig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ＭＳ Ｐゴシック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name-complex="ＭＳ Ｐゴシック" style:font-size-complex="8.2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5">
      <style:page-layout-properties fo:page-width="8.2681in" fo:page-height="11.6929in"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.3472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0.5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 style:data-style-name="N2" text:time-value="0000-00-00T11:28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  <style:master-page style:name="PageStyle_5f_Record_20_of_20_changes" style:display-name="PageStyle_Record of changes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Req_26_PCLTraceability" style:display-name="PageStyle_Req&amp;PCLTraceability" style:page-layout-name="Mpm5">
      <style:header>
        <text:p><text:span text:style-name="MT1">Traceability Matrix</text:span></text:p>
      </style:header>
      <style:header-left style:display="false">
        <text:p><text:span text:style-name="MT1">Traceability Matrix</text:span></text:p>
      </style:header-left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CL_20_Summary" style:display-name="PageStyle_PCL Summary" style:page-layout-name="Mpm3">
      <style:header style:display="false"/>
      <style:header-left style:display="false"/>
      <style:footer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mmon_3e_PCL" style:display-name="PageStyle_&lt;Case Common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Meta_20_Web_3e__20_PCL" style:display-name="PageStyle_&lt;Case Connect from Meta Web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reate_20__26__20_Update_20_Account_3e__20_PCL" style:display-name="PageStyle_&lt;Case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DLL_3e__20_PCL" style:display-name="PageStyle_&lt;Case Connect from DLL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Hook_20_Create_20__26__20_Update_20_Account_3e__20_PCL" style:display-name="PageStyle_&lt;Case Hook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Database_3e_PCL" style:display-name="PageStyle_&lt;Case Database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Thanh Minh</meta:initial-creator>
    <meta:creation-date>2011-01-13T13:41:19</meta:creation-date>
    <dc:creator>quynhbv </dc:creator>
    <dc:date>2013-11-21T11:28:53</dc:date>
    <meta:editing-cycles>261</meta:editing-cycles>
    <meta:editing-duration>P1DT2H41M16S</meta:editing-duration>
    <meta:generator>LibreOffice/4.0.2.2$Linux_X86_64 LibreOffice_project/400m0$Build-2</meta:generator>
    <meta:document-statistic meta:table-count="11" meta:cell-count="987" meta:object-count="1"/>
  </office:meta>
</office:document-meta>
</file>